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 Narrow1" svg:font-family="'Arial Narrow'"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4.5cm" fo:min-width="8cm"/>
      <style:paragraph-properties style:writing-mode="lr-tb"/>
    </style:style>
    <style:style style:name="gr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0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graphic-properties draw:stroke="none" svg:stroke-color="#000000" draw:fill="none" draw:fill-color="#ffffff" fo:min-height="1cm"/>
      <style:paragraph-properties style:writing-mode="lr-tb"/>
    </style:style>
    <style:style style:name="gr451" style:family="graphic" style:parent-style-name="standard">
      <style:graphic-properties draw:stroke="none" svg:stroke-color="#000000" draw:fill="none" draw:fill-color="#ffffff" fo:min-height="0.75cm"/>
      <style:paragraph-properties style:writing-mode="lr-tb"/>
    </style:style>
    <style:style style:name="gr4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4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5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5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5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5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1"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69"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7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paragraph-properties style:writing-mode="lr-tb"/>
    </style:style>
    <style:style style:name="gr471" style:family="graphic" style:parent-style-name="standard">
      <style:graphic-properties draw:textarea-vertical-align="middle"/>
    </style:style>
    <style:style style:name="gr47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9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objectwithoutfill">
      <style:graphic-properties draw:fill="none" draw:textarea-vertical-align="middle"/>
    </style:style>
    <style:style style:name="gr5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5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5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5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6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64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6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6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7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7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writing-mode="lr-tb"/>
    </style:style>
    <style:style style:name="P2" style:family="paragraph">
      <loext:graphic-properties draw:fill="solid" draw:fill-color="#ffffff"/>
      <style:paragraph-properties fo:text-align="center" style:writing-mode="lr-tb"/>
    </style:style>
    <style:style style:name="P3"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style:writing-mode="lr-tb"/>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3"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14"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0"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layer="layout" svg:width="8.5cm" svg:height="4.75cm" svg:x="11.25cm" svg:y="21.575cm">
            <text:p text:style-name="P1"/>
            <text:p text:style-name="P1"/>
            <text:p text:style-name="P1"/>
            <text:p text:style-name="P1"/>
            <text:p text:style-name="P1"><text:line-break/>Machine Virtuelle</text:p>
            <draw:enhanced-geometry svg:viewBox="0 0 21600 21600" draw:type="rectangle" draw:enhanced-path="M 0 0 L 21600 0 21600 21600 0 21600 0 0 Z N"/>
          </draw:custom-shape>
          <draw:g xml:id="id9" draw:id="id9">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 draw:text-style-name="P3" draw:layer="layout" svg:width="0.293cm" svg:height="0.186cm" svg:x="18.456cm" svg:y="23.887cm" svg:viewBox="0 0 294 187" svg:d="M0 187c74 0 294-62 294-109s-7-78-81-78c0 47-214 47-213 187z">
                <text:p/>
              </draw:path>
              <draw:g>
                <draw:polygon draw:style-name="gr3" draw:text-style-name="P4" draw:layer="layout" svg:width="0.133cm" svg:height="0.155cm" svg:x="18.348cm" svg:y="23.919cm" svg:viewBox="0 0 134 156" draw:points="0,94 27,0 134,63 107,156">
                  <text:p/>
                </draw:polygon>
                <draw:polygon draw:style-name="gr4" draw:text-style-name="P5" draw:layer="layout" svg:width="0.294cm" svg:height="0.171cm" svg:x="18.375cm" svg:y="23.809cm" svg:viewBox="0 0 295 172" draw:points="0,109 54,63 134,15 188,0 295,63 241,78 161,125 107,172">
                  <text:p/>
                </draw:polygon>
                <draw:path draw:style-name="gr5" draw:text-style-name="P6" draw:layer="layout" svg:width="0.24cm" svg:height="0.202cm" svg:x="18.455cm" svg:y="23.872cm" svg:viewBox="0 0 241 203" svg:d="M241 63c0-94-53-63-107-32-54 32-107 32-134 172 0 0 107-62 241-140z">
                  <text:p/>
                </draw:path>
                <draw:path draw:style-name="gr6" draw:text-style-name="P7" draw:layer="layout" svg:width="0.347cm" svg:height="0.265cm" svg:x="18.348cm" svg:y="23.809cm" svg:viewBox="0 0 348 266" svg:d="M214 0c-53 15-53 15-107 47-27 16-80 31-107 156 54 31 54 31 107 63 31-15 188-110 241-141 0-78-53-78-134-125z">
                  <text:p/>
                </draw:path>
              </draw:g>
            </draw:g>
            <draw:g>
              <draw:path draw:style-name="gr7" draw:text-style-name="P3" draw:layer="layout" svg:width="0.481cm" svg:height="0.374cm" svg:x="18.214cm" svg:y="23.137cm" svg:viewBox="0 0 482 375" svg:d="M2 375c73 0 480-16 480-156 0-141-140-219-213-219 0 47-294 31-267 375z">
                <text:p/>
              </draw:path>
              <draw:g>
                <draw:polygon draw:style-name="gr8" draw:text-style-name="P4" draw:layer="layout" svg:width="0.267cm" svg:height="0.218cm" svg:x="17.946cm" svg:y="23.293cm" svg:viewBox="0 0 268 219" draw:points="0,63 0,0 268,156 268,219">
                  <text:p/>
                </draw:polygon>
                <draw:polygon draw:style-name="gr9" draw:text-style-name="P4" draw:layer="layout" svg:width="0.267cm" svg:height="0.265cm" svg:x="18.161cm" svg:y="23.059cm" svg:viewBox="0 0 268 266" draw:points="0,109 0,0 268,156 268,266">
                  <text:p/>
                </draw:polygon>
                <draw:polygon draw:style-name="gr10" draw:text-style-name="P5" draw:layer="layout" svg:width="0.481cm" svg:height="0.28cm" svg:x="17.946cm" svg:y="23.169cm" svg:viewBox="0 0 482 281" draw:points="0,125 214,0 482,156 268,281">
                  <text:p/>
                </draw:polygon>
                <draw:line draw:style-name="gr11" draw:text-style-name="P8" draw:layer="layout" svg:x1="18.161cm" svg:y1="23.169cm" svg:x2="18.429cm" svg:y2="23.325cm">
                  <text:p/>
                </draw:line>
                <draw:polygon draw:style-name="gr12" draw:text-style-name="P6" draw:layer="layout" svg:width="0.267cm" svg:height="0.265cm" svg:x="18.214cm" svg:y="23.247cm" svg:viewBox="0 0 268 266" draw:points="0,266 0,203 214,78 214,0 268,31 268,109">
                  <text:p/>
                </draw:polygon>
                <draw:polygon draw:style-name="gr13" draw:text-style-name="P4" draw:layer="layout" svg:width="0.856cm" svg:height="1.186cm" svg:x="17.652cm" svg:y="22.106cm" svg:viewBox="0 0 857 1187" draw:points="0,687 0,0 857,500 857,1187">
                  <text:p/>
                </draw:polygon>
                <draw:polygon draw:style-name="gr14" draw:text-style-name="P9" draw:layer="layout" svg:width="0.803cm" svg:height="1.093cm" svg:x="17.679cm" svg:y="22.153cm" svg:viewBox="0 0 804 1094" draw:points="0,625 0,0 804,469 804,1094">
                  <text:p/>
                </draw:polygon>
                <draw:polygon draw:style-name="gr15" draw:text-style-name="P5" draw:layer="layout" svg:width="0.91cm" svg:height="0.53cm" svg:x="17.652cm" svg:y="22.075cm" svg:viewBox="0 0 911 531" draw:points="857,531 0,31 54,0 911,500">
                  <text:p/>
                </draw:polygon>
                <draw:polygon draw:style-name="gr16" draw:text-style-name="P6" draw:layer="layout" svg:width="0.053cm" svg:height="0.718cm" svg:x="18.509cm" svg:y="22.575cm" svg:viewBox="0 0 54 719" draw:points="0,719 0,31 54,0 54,687">
                  <text:p/>
                </draw:polygon>
                <draw:polygon draw:style-name="gr17" draw:text-style-name="P7" draw:layer="layout" svg:width="0.91cm" svg:height="1.436cm" svg:x="17.652cm" svg:y="22.075cm" svg:viewBox="0 0 911 1437" draw:points="54,0 911,500 911,1187 857,1218 830,1203 830,1281 563,1437 295,1281 295,1218 509,1094 509,1016 0,719 0,31">
                  <text:p/>
                </draw:polygon>
              </draw:g>
            </draw:g>
            <draw:g>
              <draw:path draw:style-name="gr18" draw:text-style-name="P3" draw:layer="layout" svg:width="0.348cm" svg:height="0.186cm" svg:x="18.106cm" svg:y="23.716cm" svg:viewBox="0 0 349 187" svg:d="M2 187c74 0 347-78 347-124 0-48-7-63-80-63 0 47-295 31-267 187z">
                <text:p/>
              </draw:path>
              <draw:g>
                <draw:polygon draw:style-name="gr19" draw:text-style-name="P5" draw:layer="layout" svg:width="1.151cm" svg:height="0.671cm" svg:x="17.25cm" svg:y="23.184cm" svg:viewBox="0 0 1152 672" draw:points="857,672 0,172 295,0 1152,500">
                  <text:p/>
                </draw:polygon>
                <draw:polygon draw:style-name="gr20" draw:text-style-name="P10" draw:layer="layout" svg:width="0.776cm" svg:height="0.452cm" svg:x="17.33cm" svg:y="23.231cm" svg:viewBox="0 0 777 453" draw:points="0,125 214,0 777,328 563,453">
                  <text:p/>
                </draw:polygon>
                <draw:polygon draw:style-name="gr21" draw:text-style-name="P10" draw:layer="layout" svg:width="0.374cm" svg:height="0.218cm" svg:x="17.946cm" svg:y="23.59cm" svg:viewBox="0 0 375 219" draw:points="0,125 214,0 375,94 161,219">
                  <text:p/>
                </draw:polygon>
                <draw:polygon draw:style-name="gr22" draw:text-style-name="P6" draw:layer="layout" svg:width="0.294cm" svg:height="0.233cm" svg:x="18.107cm" svg:y="23.684cm" svg:viewBox="0 0 295 234" draw:points="0,234 0,172 295,0 295,63">
                  <text:p/>
                </draw:polygon>
                <draw:line draw:style-name="gr23" draw:text-style-name="P8" draw:layer="layout" svg:x1="17.384cm" svg:y1="23.325cm" svg:x2="17.947cm" svg:y2="23.653cm">
                  <text:p/>
                </draw:line>
                <draw:line draw:style-name="gr24" draw:text-style-name="P8" draw:layer="layout" svg:x1="17.438cm" svg:y1="23.293cm" svg:x2="18.001cm" svg:y2="23.621cm">
                  <text:p/>
                </draw:line>
                <draw:line draw:style-name="gr25" draw:text-style-name="P8" draw:layer="layout" svg:x1="17.491cm" svg:y1="23.262cm" svg:x2="18.054cm" svg:y2="23.59cm">
                  <text:p/>
                </draw:line>
                <draw:line draw:style-name="gr26" draw:text-style-name="P8" draw:layer="layout" svg:x1="18cm" svg:y1="23.559cm" svg:x2="18.054cm" svg:y2="23.528cm">
                  <text:p/>
                </draw:line>
                <draw:line draw:style-name="gr27" draw:text-style-name="P8" draw:layer="layout" svg:x1="17.946cm" svg:y1="23.528cm" svg:x2="18cm" svg:y2="23.497cm">
                  <text:p/>
                </draw:line>
                <draw:line draw:style-name="gr28" draw:text-style-name="P8" draw:layer="layout" svg:x1="17.893cm" svg:y1="23.497cm" svg:x2="17.947cm" svg:y2="23.466cm">
                  <text:p/>
                </draw:line>
                <draw:line draw:style-name="gr29" draw:text-style-name="P8" draw:layer="layout" svg:x1="17.92cm" svg:y1="23.575cm" svg:x2="17.974cm" svg:y2="23.544cm">
                  <text:p/>
                </draw:line>
                <draw:line draw:style-name="gr30" draw:text-style-name="P8" draw:layer="layout" svg:x1="17.866cm" svg:y1="23.543cm" svg:x2="17.92cm" svg:y2="23.512cm">
                  <text:p/>
                </draw:line>
                <draw:line draw:style-name="gr31" draw:text-style-name="P8" draw:layer="layout" svg:x1="17.813cm" svg:y1="23.512cm" svg:x2="17.867cm" svg:y2="23.481cm">
                  <text:p/>
                </draw:line>
                <draw:line draw:style-name="gr32" draw:text-style-name="P8" draw:layer="layout" svg:x1="17.839cm" svg:y1="23.465cm" svg:x2="17.893cm" svg:y2="23.434cm">
                  <text:p/>
                </draw:line>
                <draw:line draw:style-name="gr33" draw:text-style-name="P8" draw:layer="layout" svg:x1="17.759cm" svg:y1="23.481cm" svg:x2="17.813cm" svg:y2="23.45cm">
                  <text:p/>
                </draw:line>
                <draw:line draw:style-name="gr34" draw:text-style-name="P8" draw:layer="layout" svg:x1="17.786cm" svg:y1="23.434cm" svg:x2="17.84cm" svg:y2="23.403cm">
                  <text:p/>
                </draw:line>
                <draw:line draw:style-name="gr35" draw:text-style-name="P8" draw:layer="layout" svg:x1="17.732cm" svg:y1="23.403cm" svg:x2="17.786cm" svg:y2="23.372cm">
                  <text:p/>
                </draw:line>
                <draw:line draw:style-name="gr36" draw:text-style-name="P8" draw:layer="layout" svg:x1="17.679cm" svg:y1="23.372cm" svg:x2="17.733cm" svg:y2="23.341cm">
                  <text:p/>
                </draw:line>
                <draw:line draw:style-name="gr37" draw:text-style-name="P8" draw:layer="layout" svg:x1="17.705cm" svg:y1="23.45cm" svg:x2="17.759cm" svg:y2="23.419cm">
                  <text:p/>
                </draw:line>
                <draw:line draw:style-name="gr38" draw:text-style-name="P8" draw:layer="layout" svg:x1="17.652cm" svg:y1="23.418cm" svg:x2="17.706cm" svg:y2="23.387cm">
                  <text:p/>
                </draw:line>
                <draw:line draw:style-name="gr39" draw:text-style-name="P8" draw:layer="layout" svg:x1="17.598cm" svg:y1="23.387cm" svg:x2="17.652cm" svg:y2="23.356cm">
                  <text:p/>
                </draw:line>
                <draw:line draw:style-name="gr40" draw:text-style-name="P8" draw:layer="layout" svg:x1="17.625cm" svg:y1="23.34cm" svg:x2="17.679cm" svg:y2="23.309cm">
                  <text:p/>
                </draw:line>
                <draw:line draw:style-name="gr41" draw:text-style-name="P8" draw:layer="layout" svg:x1="17.545cm" svg:y1="23.356cm" svg:x2="17.599cm" svg:y2="23.325cm">
                  <text:p/>
                </draw:line>
                <draw:line draw:style-name="gr42" draw:text-style-name="P8" draw:layer="layout" svg:x1="17.571cm" svg:y1="23.309cm" svg:x2="17.625cm" svg:y2="23.278cm">
                  <text:p/>
                </draw:line>
                <draw:line draw:style-name="gr43" draw:text-style-name="P8" draw:layer="layout" svg:x1="17.518cm" svg:y1="23.278cm" svg:x2="17.572cm" svg:y2="23.247cm">
                  <text:p/>
                </draw:line>
                <draw:line draw:style-name="gr44" draw:text-style-name="P8" draw:layer="layout" svg:x1="17.491cm" svg:y1="23.324cm" svg:x2="17.545cm" svg:y2="23.293cm">
                  <text:p/>
                </draw:line>
                <draw:line draw:style-name="gr45" draw:text-style-name="P8" draw:layer="layout" svg:x1="17.839cm" svg:y1="23.59cm" svg:x2="17.893cm" svg:y2="23.559cm">
                  <text:p/>
                </draw:line>
                <draw:line draw:style-name="gr46" draw:text-style-name="P8" draw:layer="layout" svg:x1="17.786cm" svg:y1="23.559cm" svg:x2="17.84cm" svg:y2="23.528cm">
                  <text:p/>
                </draw:line>
                <draw:line draw:style-name="gr47" draw:text-style-name="P8" draw:layer="layout" svg:x1="17.732cm" svg:y1="23.528cm" svg:x2="17.786cm" svg:y2="23.497cm">
                  <text:p/>
                </draw:line>
                <draw:line draw:style-name="gr48" draw:text-style-name="P8" draw:layer="layout" svg:x1="17.705cm" svg:y1="23.575cm" svg:x2="17.759cm" svg:y2="23.544cm">
                  <text:p/>
                </draw:line>
                <draw:line draw:style-name="gr49" draw:text-style-name="P8" draw:layer="layout" svg:x1="17.652cm" svg:y1="23.543cm" svg:x2="17.706cm" svg:y2="23.512cm">
                  <text:p/>
                </draw:line>
                <draw:line draw:style-name="gr50" draw:text-style-name="P8" draw:layer="layout" svg:x1="17.679cm" svg:y1="23.497cm" svg:x2="17.733cm" svg:y2="23.466cm">
                  <text:p/>
                </draw:line>
                <draw:line draw:style-name="gr51" draw:text-style-name="P8" draw:layer="layout" svg:x1="17.625cm" svg:y1="23.465cm" svg:x2="17.679cm" svg:y2="23.434cm">
                  <text:p/>
                </draw:line>
                <draw:line draw:style-name="gr52" draw:text-style-name="P8" draw:layer="layout" svg:x1="17.571cm" svg:y1="23.434cm" svg:x2="17.625cm" svg:y2="23.403cm">
                  <text:p/>
                </draw:line>
                <draw:line draw:style-name="gr53" draw:text-style-name="P8" draw:layer="layout" svg:x1="17.518cm" svg:y1="23.403cm" svg:x2="17.572cm" svg:y2="23.372cm">
                  <text:p/>
                </draw:line>
                <draw:line draw:style-name="gr54" draw:text-style-name="P8" draw:layer="layout" svg:x1="17.438cm" svg:y1="23.418cm" svg:x2="17.492cm" svg:y2="23.387cm">
                  <text:p/>
                </draw:line>
                <draw:line draw:style-name="gr55" draw:text-style-name="P8" draw:layer="layout" svg:x1="17.464cm" svg:y1="23.372cm" svg:x2="17.518cm" svg:y2="23.341cm">
                  <text:p/>
                </draw:line>
                <draw:line draw:style-name="gr56" draw:text-style-name="P8" draw:layer="layout" svg:x1="17.384cm" svg:y1="23.387cm" svg:x2="17.438cm" svg:y2="23.356cm">
                  <text:p/>
                </draw:line>
                <draw:line draw:style-name="gr57" draw:text-style-name="P8" draw:layer="layout" svg:x1="17.813cm" svg:y1="23.637cm" svg:x2="17.867cm" svg:y2="23.606cm">
                  <text:p/>
                </draw:line>
                <draw:line draw:style-name="gr58" draw:text-style-name="P8" draw:layer="layout" svg:x1="17.759cm" svg:y1="23.606cm" svg:x2="17.813cm" svg:y2="23.575cm">
                  <text:p/>
                </draw:line>
                <draw:line draw:style-name="gr59" draw:text-style-name="P8" draw:layer="layout" svg:x1="18cm" svg:y1="23.747cm" svg:x2="18.214cm" svg:y2="23.622cm">
                  <text:p/>
                </draw:line>
                <draw:line draw:style-name="gr60" draw:text-style-name="P8" draw:layer="layout" svg:x1="18.054cm" svg:y1="23.778cm" svg:x2="18.268cm" svg:y2="23.653cm">
                  <text:p/>
                </draw:line>
                <draw:line draw:style-name="gr61" draw:text-style-name="P8" draw:layer="layout" svg:x1="18.107cm" svg:y1="23.622cm" svg:x2="18.268cm" svg:y2="23.716cm">
                  <text:p/>
                </draw:line>
                <draw:line draw:style-name="gr62" draw:text-style-name="P8" draw:layer="layout" svg:x1="18.054cm" svg:y1="23.653cm" svg:x2="18.215cm" svg:y2="23.747cm">
                  <text:p/>
                </draw:line>
                <draw:line draw:style-name="gr63" draw:text-style-name="P8" draw:layer="layout" svg:x1="18cm" svg:y1="23.684cm" svg:x2="18.107cm" svg:y2="23.747cm">
                  <text:p/>
                </draw:line>
                <draw:polygon draw:style-name="gr64" draw:text-style-name="P4" draw:layer="layout" svg:width="0.856cm" svg:height="0.561cm" svg:x="17.25cm" svg:y="23.356cm" svg:viewBox="0 0 857 562" draw:points="0,63 0,0 857,500 857,562">
                  <text:p/>
                </draw:polygon>
                <draw:polygon draw:style-name="gr65" draw:text-style-name="P7" draw:layer="layout" svg:width="1.151cm" svg:height="0.733cm" svg:x="17.25cm" svg:y="23.184cm" svg:viewBox="0 0 1152 734" draw:points="295,0 1152,500 1152,562 857,734 0,234 0,172">
                  <text:p/>
                </draw:polygon>
              </draw:g>
            </draw:g>
          </draw:g>
          <draw:g xml:id="id8" draw:id="id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6" draw:text-style-name="P3" draw:layer="layout" svg:width="0.293cm" svg:height="0.21cm" svg:x="16.706cm" svg:y="23.864cm" svg:viewBox="0 0 294 211" svg:d="M0 211c74 0 294-70 294-123s-7-88-81-88c0 53-214 53-213 211z">
                <text:p/>
              </draw:path>
              <draw:g>
                <draw:polygon draw:style-name="gr67" draw:text-style-name="P4" draw:layer="layout" svg:width="0.133cm" svg:height="0.175cm" svg:x="16.598cm" svg:y="23.899cm" svg:viewBox="0 0 134 176" draw:points="0,106 27,0 134,70 107,176">
                  <text:p/>
                </draw:polygon>
                <draw:polygon draw:style-name="gr68" draw:text-style-name="P5" draw:layer="layout" svg:width="0.294cm" svg:height="0.192cm" svg:x="16.625cm" svg:y="23.776cm" svg:viewBox="0 0 295 193" draw:points="0,123 54,70 134,17 188,0 295,70 241,88 161,141 107,193">
                  <text:p/>
                </draw:polygon>
                <draw:path draw:style-name="gr69" draw:text-style-name="P6" draw:layer="layout" svg:width="0.24cm" svg:height="0.228cm" svg:x="16.705cm" svg:y="23.846cm" svg:viewBox="0 0 241 229" svg:d="M241 70c0-105-53-70-107-35s-107 35-134 194c0 0 107-71 241-159z">
                  <text:p/>
                </draw:path>
                <draw:path draw:style-name="gr70" draw:text-style-name="P7" draw:layer="layout" svg:width="0.347cm" svg:height="0.298cm" svg:x="16.598cm" svg:y="23.776cm" svg:viewBox="0 0 348 299" svg:d="M214 0c-53 17-53 17-107 53-27 17-80 35-107 176 54 35 54 35 107 70 31-16 188-123 241-158 0-88-53-88-134-141z">
                  <text:p/>
                </draw:path>
              </draw:g>
            </draw:g>
            <draw:g>
              <draw:path draw:style-name="gr71" draw:text-style-name="P3" draw:layer="layout" svg:width="0.481cm" svg:height="0.421cm" svg:x="16.464cm" svg:y="23.02cm" svg:viewBox="0 0 482 422" svg:d="M2 422c73 0 480-18 480-176s-140-246-213-246c0 53-294 35-267 422z">
                <text:p/>
              </draw:path>
              <draw:g>
                <draw:polygon draw:style-name="gr72" draw:text-style-name="P4" draw:layer="layout" svg:width="0.267cm" svg:height="0.245cm" svg:x="16.196cm" svg:y="23.196cm" svg:viewBox="0 0 268 246" draw:points="0,70 0,0 268,176 268,246">
                  <text:p/>
                </draw:polygon>
                <draw:polygon draw:style-name="gr73" draw:text-style-name="P4" draw:layer="layout" svg:width="0.267cm" svg:height="0.298cm" svg:x="16.411cm" svg:y="22.932cm" svg:viewBox="0 0 268 299" draw:points="0,123 0,0 268,176 268,299">
                  <text:p/>
                </draw:polygon>
                <draw:polygon draw:style-name="gr74" draw:text-style-name="P5" draw:layer="layout" svg:width="0.481cm" svg:height="0.315cm" svg:x="16.196cm" svg:y="23.055cm" svg:viewBox="0 0 482 316" draw:points="0,141 214,0 482,176 268,316">
                  <text:p/>
                </draw:polygon>
                <draw:line draw:style-name="gr75" draw:text-style-name="P8" draw:layer="layout" svg:x1="16.411cm" svg:y1="23.055cm" svg:x2="16.679cm" svg:y2="23.231cm">
                  <text:p/>
                </draw:line>
                <draw:polygon draw:style-name="gr76" draw:text-style-name="P6" draw:layer="layout" svg:width="0.267cm" svg:height="0.298cm" svg:x="16.464cm" svg:y="23.143cm" svg:viewBox="0 0 268 299" draw:points="0,299 0,229 214,88 214,0 268,35 268,123">
                  <text:p/>
                </draw:polygon>
                <draw:polygon draw:style-name="gr77" draw:text-style-name="P4" draw:layer="layout" svg:width="0.856cm" svg:height="1.335cm" svg:x="15.902cm" svg:y="21.86cm" svg:viewBox="0 0 857 1336" draw:points="0,773 0,0 857,563 857,1336">
                  <text:p/>
                </draw:polygon>
                <draw:polygon draw:style-name="gr78" draw:text-style-name="P9" draw:layer="layout" svg:width="0.803cm" svg:height="1.229cm" svg:x="15.929cm" svg:y="21.913cm" svg:viewBox="0 0 804 1230" draw:points="0,703 0,0 804,527 804,1230">
                  <text:p/>
                </draw:polygon>
                <draw:polygon draw:style-name="gr79" draw:text-style-name="P5" draw:layer="layout" svg:width="0.91cm" svg:height="0.596cm" svg:x="15.902cm" svg:y="21.825cm" svg:viewBox="0 0 911 597" draw:points="857,597 0,35 54,0 911,563">
                  <text:p/>
                </draw:polygon>
                <draw:polygon draw:style-name="gr80" draw:text-style-name="P6" draw:layer="layout" svg:width="0.053cm" svg:height="0.808cm" svg:x="16.759cm" svg:y="22.388cm" svg:viewBox="0 0 54 809" draw:points="0,809 0,35 54,0 54,773">
                  <text:p/>
                </draw:polygon>
                <draw:polygon draw:style-name="gr81" draw:text-style-name="P7" draw:layer="layout" svg:width="0.91cm" svg:height="1.616cm" svg:x="15.902cm" svg:y="21.825cm" svg:viewBox="0 0 911 1617" draw:points="54,0 911,563 911,1336 857,1371 830,1353 830,1441 563,1617 295,1441 295,1371 509,1230 509,1143 0,809 0,35">
                  <text:p/>
                </draw:polygon>
              </draw:g>
            </draw:g>
            <draw:g>
              <draw:path draw:style-name="gr82" draw:text-style-name="P3" draw:layer="layout" svg:width="0.348cm" svg:height="0.21cm" svg:x="16.356cm" svg:y="23.671cm" svg:viewBox="0 0 349 211" svg:d="M2 211c74 0 347-88 347-141s-7-70-80-70c0 53-295 35-267 211z">
                <text:p/>
              </draw:path>
              <draw:g>
                <draw:polygon draw:style-name="gr83" draw:text-style-name="P5" draw:layer="layout" svg:width="1.151cm" svg:height="0.755cm" svg:x="15.5cm" svg:y="23.073cm" svg:viewBox="0 0 1152 756" draw:points="857,756 0,193 295,0 1152,563">
                  <text:p/>
                </draw:polygon>
                <draw:polygon draw:style-name="gr84" draw:text-style-name="P10" draw:layer="layout" svg:width="0.776cm" svg:height="0.509cm" svg:x="15.58cm" svg:y="23.126cm" svg:viewBox="0 0 777 510" draw:points="0,141 214,0 777,369 562,510">
                  <text:p/>
                </draw:polygon>
                <draw:polygon draw:style-name="gr85" draw:text-style-name="P10" draw:layer="layout" svg:width="0.374cm" svg:height="0.245cm" svg:x="16.196cm" svg:y="23.53cm" svg:viewBox="0 0 375 246" draw:points="0,141 214,0 375,106 161,246">
                  <text:p/>
                </draw:polygon>
                <draw:polygon draw:style-name="gr86" draw:text-style-name="P6" draw:layer="layout" svg:width="0.294cm" svg:height="0.263cm" svg:x="16.357cm" svg:y="23.635cm" svg:viewBox="0 0 295 264" draw:points="0,264 0,193 295,0 295,70">
                  <text:p/>
                </draw:polygon>
                <draw:line draw:style-name="gr87" draw:text-style-name="P8" draw:layer="layout" svg:x1="15.634cm" svg:y1="23.231cm" svg:x2="16.196cm" svg:y2="23.6cm">
                  <text:p/>
                </draw:line>
                <draw:line draw:style-name="gr88" draw:text-style-name="P8" draw:layer="layout" svg:x1="15.688cm" svg:y1="23.196cm" svg:x2="16.251cm" svg:y2="23.565cm">
                  <text:p/>
                </draw:line>
                <draw:line draw:style-name="gr89" draw:text-style-name="P8" draw:layer="layout" svg:x1="15.741cm" svg:y1="23.161cm" svg:x2="16.304cm" svg:y2="23.53cm">
                  <text:p/>
                </draw:line>
                <draw:line draw:style-name="gr90" draw:text-style-name="P8" draw:layer="layout" svg:x1="16.25cm" svg:y1="23.494cm" svg:x2="16.304cm" svg:y2="23.459cm">
                  <text:p/>
                </draw:line>
                <draw:line draw:style-name="gr91" draw:text-style-name="P8" draw:layer="layout" svg:x1="16.196cm" svg:y1="23.459cm" svg:x2="16.25cm" svg:y2="23.424cm">
                  <text:p/>
                </draw:line>
                <draw:line draw:style-name="gr92" draw:text-style-name="P8" draw:layer="layout" svg:x1="16.143cm" svg:y1="23.424cm" svg:x2="16.197cm" svg:y2="23.389cm">
                  <text:p/>
                </draw:line>
                <draw:line draw:style-name="gr93" draw:text-style-name="P8" draw:layer="layout" svg:x1="16.17cm" svg:y1="23.512cm" svg:x2="16.224cm" svg:y2="23.477cm">
                  <text:p/>
                </draw:line>
                <draw:line draw:style-name="gr94" draw:text-style-name="P8" draw:layer="layout" svg:x1="16.116cm" svg:y1="23.477cm" svg:x2="16.17cm" svg:y2="23.442cm">
                  <text:p/>
                </draw:line>
                <draw:line draw:style-name="gr95" draw:text-style-name="P8" draw:layer="layout" svg:x1="16.063cm" svg:y1="23.442cm" svg:x2="16.117cm" svg:y2="23.407cm">
                  <text:p/>
                </draw:line>
                <draw:line draw:style-name="gr96" draw:text-style-name="P8" draw:layer="layout" svg:x1="16.089cm" svg:y1="23.389cm" svg:x2="16.143cm" svg:y2="23.354cm">
                  <text:p/>
                </draw:line>
                <draw:line draw:style-name="gr97" draw:text-style-name="P8" draw:layer="layout" svg:x1="16.009cm" svg:y1="23.407cm" svg:x2="16.063cm" svg:y2="23.372cm">
                  <text:p/>
                </draw:line>
                <draw:line draw:style-name="gr98" draw:text-style-name="P8" draw:layer="layout" svg:x1="16.036cm" svg:y1="23.354cm" svg:x2="16.09cm" svg:y2="23.319cm">
                  <text:p/>
                </draw:line>
                <draw:line draw:style-name="gr99" draw:text-style-name="P8" draw:layer="layout" svg:x1="15.982cm" svg:y1="23.319cm" svg:x2="16.036cm" svg:y2="23.284cm">
                  <text:p/>
                </draw:line>
                <draw:line draw:style-name="gr100" draw:text-style-name="P8" draw:layer="layout" svg:x1="15.929cm" svg:y1="23.284cm" svg:x2="15.983cm" svg:y2="23.249cm">
                  <text:p/>
                </draw:line>
                <draw:line draw:style-name="gr101" draw:text-style-name="P8" draw:layer="layout" svg:x1="15.955cm" svg:y1="23.371cm" svg:x2="16.009cm" svg:y2="23.336cm">
                  <text:p/>
                </draw:line>
                <draw:line draw:style-name="gr102" draw:text-style-name="P8" draw:layer="layout" svg:x1="15.902cm" svg:y1="23.336cm" svg:x2="15.956cm" svg:y2="23.301cm">
                  <text:p/>
                </draw:line>
                <draw:line draw:style-name="gr103" draw:text-style-name="P8" draw:layer="layout" svg:x1="15.848cm" svg:y1="23.301cm" svg:x2="15.902cm" svg:y2="23.266cm">
                  <text:p/>
                </draw:line>
                <draw:line draw:style-name="gr104" draw:text-style-name="P8" draw:layer="layout" svg:x1="15.875cm" svg:y1="23.249cm" svg:x2="15.929cm" svg:y2="23.214cm">
                  <text:p/>
                </draw:line>
                <draw:line draw:style-name="gr105" draw:text-style-name="P8" draw:layer="layout" svg:x1="15.795cm" svg:y1="23.266cm" svg:x2="15.849cm" svg:y2="23.231cm">
                  <text:p/>
                </draw:line>
                <draw:line draw:style-name="gr106" draw:text-style-name="P8" draw:layer="layout" svg:x1="15.821cm" svg:y1="23.213cm" svg:x2="15.875cm" svg:y2="23.178cm">
                  <text:p/>
                </draw:line>
                <draw:line draw:style-name="gr107" draw:text-style-name="P8" draw:layer="layout" svg:x1="15.768cm" svg:y1="23.178cm" svg:x2="15.822cm" svg:y2="23.143cm">
                  <text:p/>
                </draw:line>
                <draw:line draw:style-name="gr108" draw:text-style-name="P8" draw:layer="layout" svg:x1="15.741cm" svg:y1="23.231cm" svg:x2="15.795cm" svg:y2="23.196cm">
                  <text:p/>
                </draw:line>
                <draw:line draw:style-name="gr109" draw:text-style-name="P8" draw:layer="layout" svg:x1="16.089cm" svg:y1="23.53cm" svg:x2="16.143cm" svg:y2="23.495cm">
                  <text:p/>
                </draw:line>
                <draw:line draw:style-name="gr110" draw:text-style-name="P8" draw:layer="layout" svg:x1="16.036cm" svg:y1="23.494cm" svg:x2="16.09cm" svg:y2="23.459cm">
                  <text:p/>
                </draw:line>
                <draw:line draw:style-name="gr111" draw:text-style-name="P8" draw:layer="layout" svg:x1="15.982cm" svg:y1="23.459cm" svg:x2="16.036cm" svg:y2="23.424cm">
                  <text:p/>
                </draw:line>
                <draw:line draw:style-name="gr112" draw:text-style-name="P8" draw:layer="layout" svg:x1="15.955cm" svg:y1="23.512cm" svg:x2="16.009cm" svg:y2="23.477cm">
                  <text:p/>
                </draw:line>
                <draw:line draw:style-name="gr113" draw:text-style-name="P8" draw:layer="layout" svg:x1="15.902cm" svg:y1="23.477cm" svg:x2="15.956cm" svg:y2="23.442cm">
                  <text:p/>
                </draw:line>
                <draw:line draw:style-name="gr114" draw:text-style-name="P8" draw:layer="layout" svg:x1="15.929cm" svg:y1="23.424cm" svg:x2="15.983cm" svg:y2="23.389cm">
                  <text:p/>
                </draw:line>
                <draw:line draw:style-name="gr115" draw:text-style-name="P8" draw:layer="layout" svg:x1="15.875cm" svg:y1="23.389cm" svg:x2="15.929cm" svg:y2="23.354cm">
                  <text:p/>
                </draw:line>
                <draw:line draw:style-name="gr116" draw:text-style-name="P8" draw:layer="layout" svg:x1="15.821cm" svg:y1="23.354cm" svg:x2="15.875cm" svg:y2="23.319cm">
                  <text:p/>
                </draw:line>
                <draw:line draw:style-name="gr117" draw:text-style-name="P8" draw:layer="layout" svg:x1="15.768cm" svg:y1="23.319cm" svg:x2="15.822cm" svg:y2="23.284cm">
                  <text:p/>
                </draw:line>
                <draw:line draw:style-name="gr118" draw:text-style-name="P8" draw:layer="layout" svg:x1="15.688cm" svg:y1="23.336cm" svg:x2="15.742cm" svg:y2="23.301cm">
                  <text:p/>
                </draw:line>
                <draw:line draw:style-name="gr119" draw:text-style-name="P8" draw:layer="layout" svg:x1="15.714cm" svg:y1="23.284cm" svg:x2="15.768cm" svg:y2="23.249cm">
                  <text:p/>
                </draw:line>
                <draw:line draw:style-name="gr120" draw:text-style-name="P8" draw:layer="layout" svg:x1="15.634cm" svg:y1="23.301cm" svg:x2="15.688cm" svg:y2="23.266cm">
                  <text:p/>
                </draw:line>
                <draw:line draw:style-name="gr121" draw:text-style-name="P8" draw:layer="layout" svg:x1="16.063cm" svg:y1="23.583cm" svg:x2="16.117cm" svg:y2="23.548cm">
                  <text:p/>
                </draw:line>
                <draw:line draw:style-name="gr122" draw:text-style-name="P8" draw:layer="layout" svg:x1="16.009cm" svg:y1="23.547cm" svg:x2="16.063cm" svg:y2="23.512cm">
                  <text:p/>
                </draw:line>
                <draw:line draw:style-name="gr123" draw:text-style-name="P8" draw:layer="layout" svg:x1="16.25cm" svg:y1="23.706cm" svg:x2="16.464cm" svg:y2="23.565cm">
                  <text:p/>
                </draw:line>
                <draw:line draw:style-name="gr124" draw:text-style-name="P8" draw:layer="layout" svg:x1="16.304cm" svg:y1="23.741cm" svg:x2="16.518cm" svg:y2="23.6cm">
                  <text:p/>
                </draw:line>
                <draw:line draw:style-name="gr125" draw:text-style-name="P8" draw:layer="layout" svg:x1="16.357cm" svg:y1="23.565cm" svg:x2="16.518cm" svg:y2="23.671cm">
                  <text:p/>
                </draw:line>
                <draw:line draw:style-name="gr126" draw:text-style-name="P8" draw:layer="layout" svg:x1="16.304cm" svg:y1="23.6cm" svg:x2="16.465cm" svg:y2="23.706cm">
                  <text:p/>
                </draw:line>
                <draw:line draw:style-name="gr127" draw:text-style-name="P8" draw:layer="layout" svg:x1="16.25cm" svg:y1="23.635cm" svg:x2="16.357cm" svg:y2="23.705cm">
                  <text:p/>
                </draw:line>
                <draw:polygon draw:style-name="gr128" draw:text-style-name="P4" draw:layer="layout" svg:width="0.856cm" svg:height="0.632cm" svg:x="15.5cm" svg:y="23.266cm" svg:viewBox="0 0 857 633" draw:points="0,70 0,0 857,563 857,633">
                  <text:p/>
                </draw:polygon>
                <draw:polygon draw:style-name="gr129" draw:text-style-name="P7" draw:layer="layout" svg:width="1.151cm" svg:height="0.825cm" svg:x="15.5cm" svg:y="23.073cm" svg:viewBox="0 0 1152 826" draw:points="295,0 1152,563 1152,633 857,826 0,264 0,193">
                  <text:p/>
                </draw:polygon>
              </draw:g>
            </draw:g>
          </draw:g>
          <draw:g xml:id="id7" draw:id="id7">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30" draw:text-style-name="P3" draw:layer="layout" svg:width="0.342cm" svg:height="0.21cm" svg:x="14.907cm" svg:y="23.864cm" svg:viewBox="0 0 343 211" svg:d="M0 211c86 0 343-70 343-123s-9-88-94-88c0 53-250 53-249 211z">
                <text:p/>
              </draw:path>
              <draw:g>
                <draw:polygon draw:style-name="gr131" draw:text-style-name="P4" draw:layer="layout" svg:width="0.155cm" svg:height="0.175cm" svg:x="14.781cm" svg:y="23.899cm" svg:viewBox="0 0 156 176" draw:points="0,106 31,0 156,70 125,176">
                  <text:p/>
                </draw:polygon>
                <draw:polygon draw:style-name="gr132" draw:text-style-name="P5" draw:layer="layout" svg:width="0.343cm" svg:height="0.192cm" svg:x="14.813cm" svg:y="23.776cm" svg:viewBox="0 0 344 193" draw:points="0,123 63,70 156,17 219,0 344,70 281,88 188,141 125,193">
                  <text:p/>
                </draw:polygon>
                <draw:path draw:style-name="gr133" draw:text-style-name="P6" draw:layer="layout" svg:width="0.28cm" svg:height="0.228cm" svg:x="14.906cm" svg:y="23.846cm" svg:viewBox="0 0 281 229" svg:d="M281 70c0-105-62-70-125-35-62 35-125 35-156 194 0 0 125-71 281-159z">
                  <text:p/>
                </draw:path>
                <draw:path draw:style-name="gr134" draw:text-style-name="P7" draw:layer="layout" svg:width="0.405cm" svg:height="0.298cm" svg:x="14.781cm" svg:y="23.776cm" svg:viewBox="0 0 406 299" svg:d="M250 0c-62 17-62 17-125 53-31 17-94 35-125 176 63 35 63 35 125 70 36-16 219-123 281-158 0-88-62-88-156-141z">
                  <text:p/>
                </draw:path>
              </draw:g>
            </draw:g>
            <draw:g>
              <draw:path draw:style-name="gr135" draw:text-style-name="P3" draw:layer="layout" svg:width="0.561cm" svg:height="0.421cm" svg:x="14.625cm" svg:y="23.02cm" svg:viewBox="0 0 562 422" svg:d="M2 422c86 0 560-18 560-176s-163-246-248-246c0 53-343 35-312 422z">
                <text:p/>
              </draw:path>
              <draw:g>
                <draw:polygon draw:style-name="gr136" draw:text-style-name="P4" draw:layer="layout" svg:width="0.312cm" svg:height="0.245cm" svg:x="14.312cm" svg:y="23.196cm" svg:viewBox="0 0 313 246" draw:points="0,70 0,0 313,176 313,246">
                  <text:p/>
                </draw:polygon>
                <draw:polygon draw:style-name="gr137" draw:text-style-name="P4" draw:layer="layout" svg:width="0.312cm" svg:height="0.298cm" svg:x="14.563cm" svg:y="22.932cm" svg:viewBox="0 0 313 299" draw:points="0,123 0,0 313,176 313,299">
                  <text:p/>
                </draw:polygon>
                <draw:polygon draw:style-name="gr138" draw:text-style-name="P5" draw:layer="layout" svg:width="0.561cm" svg:height="0.315cm" svg:x="14.312cm" svg:y="23.055cm" svg:viewBox="0 0 562 316" draw:points="0,141 250,0 562,176 313,316">
                  <text:p/>
                </draw:polygon>
                <draw:line draw:style-name="gr139" draw:text-style-name="P8" draw:layer="layout" svg:x1="14.563cm" svg:y1="23.055cm" svg:x2="14.876cm" svg:y2="23.231cm">
                  <text:p/>
                </draw:line>
                <draw:polygon draw:style-name="gr140" draw:text-style-name="P6" draw:layer="layout" svg:width="0.312cm" svg:height="0.298cm" svg:x="14.625cm" svg:y="23.143cm" svg:viewBox="0 0 313 299" draw:points="0,299 0,229 250,88 250,0 313,35 313,123">
                  <text:p/>
                </draw:polygon>
                <draw:polygon draw:style-name="gr141" draw:text-style-name="P4" draw:layer="layout" svg:width="0.999cm" svg:height="1.335cm" svg:x="13.969cm" svg:y="21.86cm" svg:viewBox="0 0 1000 1336" draw:points="0,773 0,0 1000,563 1000,1336">
                  <text:p/>
                </draw:polygon>
                <draw:polygon draw:style-name="gr142" draw:text-style-name="P9" draw:layer="layout" svg:width="0.937cm" svg:height="1.229cm" svg:x="14cm" svg:y="21.913cm" svg:viewBox="0 0 938 1230" draw:points="0,703 0,0 938,527 938,1230">
                  <text:p/>
                </draw:polygon>
                <draw:polygon draw:style-name="gr143" draw:text-style-name="P5" draw:layer="layout" svg:width="1.062cm" svg:height="0.596cm" svg:x="13.969cm" svg:y="21.825cm" svg:viewBox="0 0 1063 597" draw:points="1000,597 0,35 63,0 1063,563">
                  <text:p/>
                </draw:polygon>
                <draw:polygon draw:style-name="gr144" draw:text-style-name="P6" draw:layer="layout" svg:width="0.062cm" svg:height="0.808cm" svg:x="14.969cm" svg:y="22.388cm" svg:viewBox="0 0 63 809" draw:points="0,809 0,35 63,0 63,773">
                  <text:p/>
                </draw:polygon>
                <draw:polygon draw:style-name="gr145" draw:text-style-name="P7" draw:layer="layout" svg:width="1.062cm" svg:height="1.616cm" svg:x="13.969cm" svg:y="21.825cm" svg:viewBox="0 0 1063 1617" draw:points="63,0 1063,563 1063,1336 1000,1371 969,1353 969,1441 656,1617 344,1441 344,1371 594,1230 594,1143 0,809 0,35">
                  <text:p/>
                </draw:polygon>
              </draw:g>
            </draw:g>
            <draw:g>
              <draw:path draw:style-name="gr146" draw:text-style-name="P3" draw:layer="layout" svg:width="0.406cm" svg:height="0.21cm" svg:x="14.499cm" svg:y="23.671cm" svg:viewBox="0 0 407 211" svg:d="M2 211c86 0 405-88 405-141s-8-70-94-70c0 53-343 35-311 211z">
                <text:p/>
              </draw:path>
              <draw:g>
                <draw:polygon draw:style-name="gr147" draw:text-style-name="P5" draw:layer="layout" svg:width="1.343cm" svg:height="0.755cm" svg:x="13.5cm" svg:y="23.073cm" svg:viewBox="0 0 1344 756" draw:points="1000,756 0,193 344,0 1344,563">
                  <text:p/>
                </draw:polygon>
                <draw:polygon draw:style-name="gr148" draw:text-style-name="P10" draw:layer="layout" svg:width="0.905cm" svg:height="0.509cm" svg:x="13.594cm" svg:y="23.126cm" svg:viewBox="0 0 906 510" draw:points="0,141 250,0 906,369 656,510">
                  <text:p/>
                </draw:polygon>
                <draw:polygon draw:style-name="gr149" draw:text-style-name="P10" draw:layer="layout" svg:width="0.437cm" svg:height="0.245cm" svg:x="14.312cm" svg:y="23.53cm" svg:viewBox="0 0 438 246" draw:points="0,141 250,0 438,106 188,246">
                  <text:p/>
                </draw:polygon>
                <draw:polygon draw:style-name="gr150" draw:text-style-name="P6" draw:layer="layout" svg:width="0.343cm" svg:height="0.263cm" svg:x="14.5cm" svg:y="23.635cm" svg:viewBox="0 0 344 264" draw:points="0,264 0,193 344,0 344,70">
                  <text:p/>
                </draw:polygon>
                <draw:line draw:style-name="gr151" draw:text-style-name="P8" draw:layer="layout" svg:x1="13.656cm" svg:y1="23.231cm" svg:x2="14.312cm" svg:y2="23.6cm">
                  <text:p/>
                </draw:line>
                <draw:line draw:style-name="gr152" draw:text-style-name="P8" draw:layer="layout" svg:x1="13.719cm" svg:y1="23.196cm" svg:x2="14.375cm" svg:y2="23.565cm">
                  <text:p/>
                </draw:line>
                <draw:line draw:style-name="gr153" draw:text-style-name="P8" draw:layer="layout" svg:x1="13.781cm" svg:y1="23.161cm" svg:x2="14.437cm" svg:y2="23.53cm">
                  <text:p/>
                </draw:line>
                <draw:line draw:style-name="gr154" draw:text-style-name="P8" draw:layer="layout" svg:x1="14.375cm" svg:y1="23.494cm" svg:x2="14.438cm" svg:y2="23.459cm">
                  <text:p/>
                </draw:line>
                <draw:line draw:style-name="gr155" draw:text-style-name="P8" draw:layer="layout" svg:x1="14.312cm" svg:y1="23.459cm" svg:x2="14.375cm" svg:y2="23.424cm">
                  <text:p/>
                </draw:line>
                <draw:line draw:style-name="gr156" draw:text-style-name="P8" draw:layer="layout" svg:x1="14.25cm" svg:y1="23.424cm" svg:x2="14.313cm" svg:y2="23.389cm">
                  <text:p/>
                </draw:line>
                <draw:line draw:style-name="gr157" draw:text-style-name="P8" draw:layer="layout" svg:x1="14.281cm" svg:y1="23.512cm" svg:x2="14.344cm" svg:y2="23.477cm">
                  <text:p/>
                </draw:line>
                <draw:line draw:style-name="gr158" draw:text-style-name="P8" draw:layer="layout" svg:x1="14.219cm" svg:y1="23.477cm" svg:x2="14.282cm" svg:y2="23.442cm">
                  <text:p/>
                </draw:line>
                <draw:line draw:style-name="gr159" draw:text-style-name="P8" draw:layer="layout" svg:x1="14.156cm" svg:y1="23.442cm" svg:x2="14.219cm" svg:y2="23.407cm">
                  <text:p/>
                </draw:line>
                <draw:line draw:style-name="gr160" draw:text-style-name="P8" draw:layer="layout" svg:x1="14.187cm" svg:y1="23.389cm" svg:x2="14.25cm" svg:y2="23.354cm">
                  <text:p/>
                </draw:line>
                <draw:line draw:style-name="gr161" draw:text-style-name="P8" draw:layer="layout" svg:x1="14.094cm" svg:y1="23.407cm" svg:x2="14.157cm" svg:y2="23.372cm">
                  <text:p/>
                </draw:line>
                <draw:line draw:style-name="gr162" draw:text-style-name="P8" draw:layer="layout" svg:x1="14.125cm" svg:y1="23.354cm" svg:x2="14.188cm" svg:y2="23.319cm">
                  <text:p/>
                </draw:line>
                <draw:line draw:style-name="gr163" draw:text-style-name="P8" draw:layer="layout" svg:x1="14.062cm" svg:y1="23.319cm" svg:x2="14.125cm" svg:y2="23.284cm">
                  <text:p/>
                </draw:line>
                <draw:line draw:style-name="gr164" draw:text-style-name="P8" draw:layer="layout" svg:x1="14cm" svg:y1="23.284cm" svg:x2="14.063cm" svg:y2="23.249cm">
                  <text:p/>
                </draw:line>
                <draw:line draw:style-name="gr165" draw:text-style-name="P8" draw:layer="layout" svg:x1="14.031cm" svg:y1="23.371cm" svg:x2="14.094cm" svg:y2="23.336cm">
                  <text:p/>
                </draw:line>
                <draw:line draw:style-name="gr166" draw:text-style-name="P8" draw:layer="layout" svg:x1="13.969cm" svg:y1="23.336cm" svg:x2="14.032cm" svg:y2="23.301cm">
                  <text:p/>
                </draw:line>
                <draw:line draw:style-name="gr167" draw:text-style-name="P8" draw:layer="layout" svg:x1="13.906cm" svg:y1="23.301cm" svg:x2="13.969cm" svg:y2="23.266cm">
                  <text:p/>
                </draw:line>
                <draw:line draw:style-name="gr168" draw:text-style-name="P8" draw:layer="layout" svg:x1="13.938cm" svg:y1="23.249cm" svg:x2="14.001cm" svg:y2="23.214cm">
                  <text:p/>
                </draw:line>
                <draw:line draw:style-name="gr169" draw:text-style-name="P8" draw:layer="layout" svg:x1="13.844cm" svg:y1="23.266cm" svg:x2="13.907cm" svg:y2="23.231cm">
                  <text:p/>
                </draw:line>
                <draw:line draw:style-name="gr170" draw:text-style-name="P8" draw:layer="layout" svg:x1="13.875cm" svg:y1="23.213cm" svg:x2="13.938cm" svg:y2="23.178cm">
                  <text:p/>
                </draw:line>
                <draw:line draw:style-name="gr171" draw:text-style-name="P8" draw:layer="layout" svg:x1="13.813cm" svg:y1="23.178cm" svg:x2="13.876cm" svg:y2="23.143cm">
                  <text:p/>
                </draw:line>
                <draw:line draw:style-name="gr172" draw:text-style-name="P8" draw:layer="layout" svg:x1="13.781cm" svg:y1="23.231cm" svg:x2="13.844cm" svg:y2="23.196cm">
                  <text:p/>
                </draw:line>
                <draw:line draw:style-name="gr173" draw:text-style-name="P8" draw:layer="layout" svg:x1="14.187cm" svg:y1="23.53cm" svg:x2="14.25cm" svg:y2="23.495cm">
                  <text:p/>
                </draw:line>
                <draw:line draw:style-name="gr174" draw:text-style-name="P8" draw:layer="layout" svg:x1="14.125cm" svg:y1="23.494cm" svg:x2="14.188cm" svg:y2="23.459cm">
                  <text:p/>
                </draw:line>
                <draw:line draw:style-name="gr175" draw:text-style-name="P8" draw:layer="layout" svg:x1="14.062cm" svg:y1="23.459cm" svg:x2="14.125cm" svg:y2="23.424cm">
                  <text:p/>
                </draw:line>
                <draw:line draw:style-name="gr176" draw:text-style-name="P8" draw:layer="layout" svg:x1="14.031cm" svg:y1="23.512cm" svg:x2="14.094cm" svg:y2="23.477cm">
                  <text:p/>
                </draw:line>
                <draw:line draw:style-name="gr177" draw:text-style-name="P8" draw:layer="layout" svg:x1="13.969cm" svg:y1="23.477cm" svg:x2="14.032cm" svg:y2="23.442cm">
                  <text:p/>
                </draw:line>
                <draw:line draw:style-name="gr178" draw:text-style-name="P8" draw:layer="layout" svg:x1="14cm" svg:y1="23.424cm" svg:x2="14.063cm" svg:y2="23.389cm">
                  <text:p/>
                </draw:line>
                <draw:line draw:style-name="gr179" draw:text-style-name="P8" draw:layer="layout" svg:x1="13.938cm" svg:y1="23.389cm" svg:x2="14.001cm" svg:y2="23.354cm">
                  <text:p/>
                </draw:line>
                <draw:line draw:style-name="gr180" draw:text-style-name="P8" draw:layer="layout" svg:x1="13.875cm" svg:y1="23.354cm" svg:x2="13.938cm" svg:y2="23.319cm">
                  <text:p/>
                </draw:line>
                <draw:line draw:style-name="gr181" draw:text-style-name="P8" draw:layer="layout" svg:x1="13.813cm" svg:y1="23.319cm" svg:x2="13.876cm" svg:y2="23.284cm">
                  <text:p/>
                </draw:line>
                <draw:line draw:style-name="gr182" draw:text-style-name="P8" draw:layer="layout" svg:x1="13.719cm" svg:y1="23.336cm" svg:x2="13.782cm" svg:y2="23.301cm">
                  <text:p/>
                </draw:line>
                <draw:line draw:style-name="gr183" draw:text-style-name="P8" draw:layer="layout" svg:x1="13.75cm" svg:y1="23.284cm" svg:x2="13.813cm" svg:y2="23.249cm">
                  <text:p/>
                </draw:line>
                <draw:line draw:style-name="gr184" draw:text-style-name="P8" draw:layer="layout" svg:x1="13.656cm" svg:y1="23.301cm" svg:x2="13.719cm" svg:y2="23.266cm">
                  <text:p/>
                </draw:line>
                <draw:line draw:style-name="gr185" draw:text-style-name="P8" draw:layer="layout" svg:x1="14.156cm" svg:y1="23.583cm" svg:x2="14.219cm" svg:y2="23.548cm">
                  <text:p/>
                </draw:line>
                <draw:line draw:style-name="gr186" draw:text-style-name="P8" draw:layer="layout" svg:x1="14.094cm" svg:y1="23.547cm" svg:x2="14.157cm" svg:y2="23.512cm">
                  <text:p/>
                </draw:line>
                <draw:line draw:style-name="gr187" draw:text-style-name="P8" draw:layer="layout" svg:x1="14.375cm" svg:y1="23.706cm" svg:x2="14.625cm" svg:y2="23.565cm">
                  <text:p/>
                </draw:line>
                <draw:line draw:style-name="gr188" draw:text-style-name="P8" draw:layer="layout" svg:x1="14.438cm" svg:y1="23.741cm" svg:x2="14.688cm" svg:y2="23.6cm">
                  <text:p/>
                </draw:line>
                <draw:line draw:style-name="gr189" draw:text-style-name="P8" draw:layer="layout" svg:x1="14.5cm" svg:y1="23.565cm" svg:x2="14.688cm" svg:y2="23.671cm">
                  <text:p/>
                </draw:line>
                <draw:line draw:style-name="gr190" draw:text-style-name="P8" draw:layer="layout" svg:x1="14.438cm" svg:y1="23.6cm" svg:x2="14.626cm" svg:y2="23.706cm">
                  <text:p/>
                </draw:line>
                <draw:line draw:style-name="gr191" draw:text-style-name="P8" draw:layer="layout" svg:x1="14.375cm" svg:y1="23.635cm" svg:x2="14.5cm" svg:y2="23.705cm">
                  <text:p/>
                </draw:line>
                <draw:polygon draw:style-name="gr192" draw:text-style-name="P4" draw:layer="layout" svg:width="0.999cm" svg:height="0.632cm" svg:x="13.5cm" svg:y="23.266cm" svg:viewBox="0 0 1000 633" draw:points="0,70 0,0 1000,563 1000,633">
                  <text:p/>
                </draw:polygon>
                <draw:polygon draw:style-name="gr193" draw:text-style-name="P7" draw:layer="layout" svg:width="1.343cm" svg:height="0.825cm" svg:x="13.5cm" svg:y="23.073cm" svg:viewBox="0 0 1344 826" draw:points="344,0 1344,563 1344,633 1000,826 0,264 0,193">
                  <text:p/>
                </draw:polygon>
              </draw:g>
            </draw:g>
          </draw:g>
          <draw:g xml:id="id4" draw:id="id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94" draw:text-style-name="P3" draw:layer="layout" svg:width="0.342cm" svg:height="0.21cm" svg:x="2.157cm" svg:y="24.364cm" svg:viewBox="0 0 343 211" svg:d="M0 211c86 0 343-70 343-123s-9-88-94-88c0 53-250 53-249 211z">
                <text:p/>
              </draw:path>
              <draw:g>
                <draw:polygon draw:style-name="gr195" draw:text-style-name="P4" draw:layer="layout" svg:width="0.155cm" svg:height="0.175cm" svg:x="2.031cm" svg:y="24.399cm" svg:viewBox="0 0 156 176" draw:points="0,106 31,0 156,70 125,176">
                  <text:p/>
                </draw:polygon>
                <draw:polygon draw:style-name="gr196" draw:text-style-name="P5" draw:layer="layout" svg:width="0.343cm" svg:height="0.192cm" svg:x="2.063cm" svg:y="24.276cm" svg:viewBox="0 0 344 193" draw:points="0,123 63,70 156,17 219,0 344,70 281,88 188,141 125,193">
                  <text:p/>
                </draw:polygon>
                <draw:path draw:style-name="gr197" draw:text-style-name="P6" draw:layer="layout" svg:width="0.28cm" svg:height="0.228cm" svg:x="2.156cm" svg:y="24.346cm" svg:viewBox="0 0 281 229" svg:d="M281 70c0-105-62-70-125-35-62 35-125 35-156 194 0 0 125-71 281-159z">
                  <text:p/>
                </draw:path>
                <draw:path draw:style-name="gr198" draw:text-style-name="P7" draw:layer="layout" svg:width="0.405cm" svg:height="0.298cm" svg:x="2.031cm" svg:y="24.276cm" svg:viewBox="0 0 406 299" svg:d="M250 0c-62 17-62 17-125 53-31 17-94 35-125 176 63 35 63 35 125 70 36-16 219-123 281-158 0-88-62-88-156-141z">
                  <text:p/>
                </draw:path>
              </draw:g>
            </draw:g>
            <draw:g>
              <draw:path draw:style-name="gr199" draw:text-style-name="P3" draw:layer="layout" svg:width="0.561cm" svg:height="0.421cm" svg:x="1.875cm" svg:y="23.52cm" svg:viewBox="0 0 562 422" svg:d="M2 422c86 0 560-18 560-176s-163-246-248-246c0 53-343 35-312 422z">
                <text:p/>
              </draw:path>
              <draw:g>
                <draw:polygon draw:style-name="gr200" draw:text-style-name="P4" draw:layer="layout" svg:width="0.312cm" svg:height="0.245cm" svg:x="1.562cm" svg:y="23.696cm" svg:viewBox="0 0 313 246" draw:points="0,70 0,0 313,176 313,246">
                  <text:p/>
                </draw:polygon>
                <draw:polygon draw:style-name="gr201" draw:text-style-name="P4" draw:layer="layout" svg:width="0.312cm" svg:height="0.298cm" svg:x="1.813cm" svg:y="23.432cm" svg:viewBox="0 0 313 299" draw:points="0,123 0,0 313,176 313,299">
                  <text:p/>
                </draw:polygon>
                <draw:polygon draw:style-name="gr202" draw:text-style-name="P5" draw:layer="layout" svg:width="0.561cm" svg:height="0.315cm" svg:x="1.562cm" svg:y="23.555cm" svg:viewBox="0 0 562 316" draw:points="0,141 250,0 562,176 313,316">
                  <text:p/>
                </draw:polygon>
                <draw:line draw:style-name="gr203" draw:text-style-name="P8" draw:layer="layout" svg:x1="1.813cm" svg:y1="23.555cm" svg:x2="2.126cm" svg:y2="23.731cm">
                  <text:p/>
                </draw:line>
                <draw:polygon draw:style-name="gr204" draw:text-style-name="P6" draw:layer="layout" svg:width="0.312cm" svg:height="0.298cm" svg:x="1.875cm" svg:y="23.643cm" svg:viewBox="0 0 313 299" draw:points="0,299 0,229 250,88 250,0 313,35 313,123">
                  <text:p/>
                </draw:polygon>
                <draw:polygon draw:style-name="gr205" draw:text-style-name="P4" draw:layer="layout" svg:width="0.999cm" svg:height="1.335cm" svg:x="1.219cm" svg:y="22.36cm" svg:viewBox="0 0 1000 1336" draw:points="0,773 0,0 1000,563 1000,1336">
                  <text:p/>
                </draw:polygon>
                <draw:polygon draw:style-name="gr206" draw:text-style-name="P9" draw:layer="layout" svg:width="0.937cm" svg:height="1.229cm" svg:x="1.25cm" svg:y="22.413cm" svg:viewBox="0 0 938 1230" draw:points="0,703 0,0 938,527 938,1230">
                  <text:p/>
                </draw:polygon>
                <draw:polygon draw:style-name="gr207" draw:text-style-name="P5" draw:layer="layout" svg:width="1.062cm" svg:height="0.596cm" svg:x="1.219cm" svg:y="22.325cm" svg:viewBox="0 0 1063 597" draw:points="1000,597 0,35 63,0 1063,563">
                  <text:p/>
                </draw:polygon>
                <draw:polygon draw:style-name="gr208" draw:text-style-name="P6" draw:layer="layout" svg:width="0.062cm" svg:height="0.808cm" svg:x="2.219cm" svg:y="22.888cm" svg:viewBox="0 0 63 809" draw:points="0,809 0,35 63,0 63,773">
                  <text:p/>
                </draw:polygon>
                <draw:polygon draw:style-name="gr209" draw:text-style-name="P7" draw:layer="layout" svg:width="1.062cm" svg:height="1.616cm" svg:x="1.219cm" svg:y="22.325cm" svg:viewBox="0 0 1063 1617" draw:points="63,0 1063,563 1063,1336 1000,1371 969,1353 969,1441 656,1617 344,1441 344,1371 594,1230 594,1143 0,809 0,35">
                  <text:p/>
                </draw:polygon>
              </draw:g>
            </draw:g>
            <draw:g>
              <draw:path draw:style-name="gr210" draw:text-style-name="P3" draw:layer="layout" svg:width="0.406cm" svg:height="0.21cm" svg:x="1.749cm" svg:y="24.171cm" svg:viewBox="0 0 407 211" svg:d="M2 211c86 0 405-88 405-141s-8-70-94-70c0 53-343 35-311 211z">
                <text:p/>
              </draw:path>
              <draw:g>
                <draw:polygon draw:style-name="gr211" draw:text-style-name="P5" draw:layer="layout" svg:width="1.343cm" svg:height="0.755cm" svg:x="0.75cm" svg:y="23.573cm" svg:viewBox="0 0 1344 756" draw:points="1000,756 0,193 344,0 1344,563">
                  <text:p/>
                </draw:polygon>
                <draw:polygon draw:style-name="gr212" draw:text-style-name="P10" draw:layer="layout" svg:width="0.905cm" svg:height="0.509cm" svg:x="0.844cm" svg:y="23.626cm" svg:viewBox="0 0 906 510" draw:points="0,141 250,0 906,369 656,510">
                  <text:p/>
                </draw:polygon>
                <draw:polygon draw:style-name="gr213" draw:text-style-name="P10" draw:layer="layout" svg:width="0.437cm" svg:height="0.245cm" svg:x="1.562cm" svg:y="24.03cm" svg:viewBox="0 0 438 246" draw:points="0,141 250,0 438,106 188,246">
                  <text:p/>
                </draw:polygon>
                <draw:polygon draw:style-name="gr214" draw:text-style-name="P6" draw:layer="layout" svg:width="0.343cm" svg:height="0.263cm" svg:x="1.75cm" svg:y="24.135cm" svg:viewBox="0 0 344 264" draw:points="0,264 0,193 344,0 344,70">
                  <text:p/>
                </draw:polygon>
                <draw:line draw:style-name="gr215" draw:text-style-name="P8" draw:layer="layout" svg:x1="0.906cm" svg:y1="23.731cm" svg:x2="1.562cm" svg:y2="24.1cm">
                  <text:p/>
                </draw:line>
                <draw:line draw:style-name="gr216" draw:text-style-name="P8" draw:layer="layout" svg:x1="0.969cm" svg:y1="23.696cm" svg:x2="1.625cm" svg:y2="24.065cm">
                  <text:p/>
                </draw:line>
                <draw:line draw:style-name="gr217" draw:text-style-name="P8" draw:layer="layout" svg:x1="1.031cm" svg:y1="23.661cm" svg:x2="1.687cm" svg:y2="24.03cm">
                  <text:p/>
                </draw:line>
                <draw:line draw:style-name="gr218" draw:text-style-name="P8" draw:layer="layout" svg:x1="1.625cm" svg:y1="23.994cm" svg:x2="1.688cm" svg:y2="23.959cm">
                  <text:p/>
                </draw:line>
                <draw:line draw:style-name="gr219" draw:text-style-name="P8" draw:layer="layout" svg:x1="1.562cm" svg:y1="23.959cm" svg:x2="1.625cm" svg:y2="23.924cm">
                  <text:p/>
                </draw:line>
                <draw:line draw:style-name="gr220" draw:text-style-name="P8" draw:layer="layout" svg:x1="1.5cm" svg:y1="23.924cm" svg:x2="1.563cm" svg:y2="23.889cm">
                  <text:p/>
                </draw:line>
                <draw:line draw:style-name="gr221" draw:text-style-name="P8" draw:layer="layout" svg:x1="1.531cm" svg:y1="24.012cm" svg:x2="1.594cm" svg:y2="23.977cm">
                  <text:p/>
                </draw:line>
                <draw:line draw:style-name="gr222" draw:text-style-name="P8" draw:layer="layout" svg:x1="1.469cm" svg:y1="23.977cm" svg:x2="1.532cm" svg:y2="23.942cm">
                  <text:p/>
                </draw:line>
                <draw:line draw:style-name="gr223" draw:text-style-name="P8" draw:layer="layout" svg:x1="1.406cm" svg:y1="23.942cm" svg:x2="1.469cm" svg:y2="23.907cm">
                  <text:p/>
                </draw:line>
                <draw:line draw:style-name="gr224" draw:text-style-name="P8" draw:layer="layout" svg:x1="1.437cm" svg:y1="23.889cm" svg:x2="1.5cm" svg:y2="23.854cm">
                  <text:p/>
                </draw:line>
                <draw:line draw:style-name="gr225" draw:text-style-name="P8" draw:layer="layout" svg:x1="1.344cm" svg:y1="23.907cm" svg:x2="1.407cm" svg:y2="23.872cm">
                  <text:p/>
                </draw:line>
                <draw:line draw:style-name="gr226" draw:text-style-name="P8" draw:layer="layout" svg:x1="1.375cm" svg:y1="23.854cm" svg:x2="1.438cm" svg:y2="23.819cm">
                  <text:p/>
                </draw:line>
                <draw:line draw:style-name="gr227" draw:text-style-name="P8" draw:layer="layout" svg:x1="1.312cm" svg:y1="23.819cm" svg:x2="1.375cm" svg:y2="23.784cm">
                  <text:p/>
                </draw:line>
                <draw:line draw:style-name="gr228" draw:text-style-name="P8" draw:layer="layout" svg:x1="1.25cm" svg:y1="23.784cm" svg:x2="1.313cm" svg:y2="23.749cm">
                  <text:p/>
                </draw:line>
                <draw:line draw:style-name="gr229" draw:text-style-name="P8" draw:layer="layout" svg:x1="1.281cm" svg:y1="23.871cm" svg:x2="1.344cm" svg:y2="23.836cm">
                  <text:p/>
                </draw:line>
                <draw:line draw:style-name="gr230" draw:text-style-name="P8" draw:layer="layout" svg:x1="1.219cm" svg:y1="23.836cm" svg:x2="1.282cm" svg:y2="23.801cm">
                  <text:p/>
                </draw:line>
                <draw:line draw:style-name="gr231" draw:text-style-name="P8" draw:layer="layout" svg:x1="1.156cm" svg:y1="23.801cm" svg:x2="1.219cm" svg:y2="23.766cm">
                  <text:p/>
                </draw:line>
                <draw:line draw:style-name="gr232" draw:text-style-name="P8" draw:layer="layout" svg:x1="1.188cm" svg:y1="23.749cm" svg:x2="1.251cm" svg:y2="23.714cm">
                  <text:p/>
                </draw:line>
                <draw:line draw:style-name="gr233" draw:text-style-name="P8" draw:layer="layout" svg:x1="1.094cm" svg:y1="23.766cm" svg:x2="1.157cm" svg:y2="23.731cm">
                  <text:p/>
                </draw:line>
                <draw:line draw:style-name="gr234" draw:text-style-name="P8" draw:layer="layout" svg:x1="1.125cm" svg:y1="23.713cm" svg:x2="1.188cm" svg:y2="23.678cm">
                  <text:p/>
                </draw:line>
                <draw:line draw:style-name="gr235" draw:text-style-name="P8" draw:layer="layout" svg:x1="1.063cm" svg:y1="23.678cm" svg:x2="1.126cm" svg:y2="23.643cm">
                  <text:p/>
                </draw:line>
                <draw:line draw:style-name="gr236" draw:text-style-name="P8" draw:layer="layout" svg:x1="1.031cm" svg:y1="23.731cm" svg:x2="1.094cm" svg:y2="23.696cm">
                  <text:p/>
                </draw:line>
                <draw:line draw:style-name="gr237" draw:text-style-name="P8" draw:layer="layout" svg:x1="1.437cm" svg:y1="24.03cm" svg:x2="1.5cm" svg:y2="23.995cm">
                  <text:p/>
                </draw:line>
                <draw:line draw:style-name="gr238" draw:text-style-name="P8" draw:layer="layout" svg:x1="1.375cm" svg:y1="23.994cm" svg:x2="1.438cm" svg:y2="23.959cm">
                  <text:p/>
                </draw:line>
                <draw:line draw:style-name="gr239" draw:text-style-name="P8" draw:layer="layout" svg:x1="1.312cm" svg:y1="23.959cm" svg:x2="1.375cm" svg:y2="23.924cm">
                  <text:p/>
                </draw:line>
                <draw:line draw:style-name="gr240" draw:text-style-name="P8" draw:layer="layout" svg:x1="1.281cm" svg:y1="24.012cm" svg:x2="1.344cm" svg:y2="23.977cm">
                  <text:p/>
                </draw:line>
                <draw:line draw:style-name="gr241" draw:text-style-name="P8" draw:layer="layout" svg:x1="1.219cm" svg:y1="23.977cm" svg:x2="1.282cm" svg:y2="23.942cm">
                  <text:p/>
                </draw:line>
                <draw:line draw:style-name="gr242" draw:text-style-name="P8" draw:layer="layout" svg:x1="1.25cm" svg:y1="23.924cm" svg:x2="1.313cm" svg:y2="23.889cm">
                  <text:p/>
                </draw:line>
                <draw:line draw:style-name="gr243" draw:text-style-name="P8" draw:layer="layout" svg:x1="1.188cm" svg:y1="23.889cm" svg:x2="1.251cm" svg:y2="23.854cm">
                  <text:p/>
                </draw:line>
                <draw:line draw:style-name="gr244" draw:text-style-name="P8" draw:layer="layout" svg:x1="1.125cm" svg:y1="23.854cm" svg:x2="1.188cm" svg:y2="23.819cm">
                  <text:p/>
                </draw:line>
                <draw:line draw:style-name="gr245" draw:text-style-name="P8" draw:layer="layout" svg:x1="1.063cm" svg:y1="23.819cm" svg:x2="1.126cm" svg:y2="23.784cm">
                  <text:p/>
                </draw:line>
                <draw:line draw:style-name="gr246" draw:text-style-name="P8" draw:layer="layout" svg:x1="0.969cm" svg:y1="23.836cm" svg:x2="1.032cm" svg:y2="23.801cm">
                  <text:p/>
                </draw:line>
                <draw:line draw:style-name="gr247" draw:text-style-name="P8" draw:layer="layout" svg:x1="1cm" svg:y1="23.784cm" svg:x2="1.063cm" svg:y2="23.749cm">
                  <text:p/>
                </draw:line>
                <draw:line draw:style-name="gr248" draw:text-style-name="P8" draw:layer="layout" svg:x1="0.906cm" svg:y1="23.801cm" svg:x2="0.969cm" svg:y2="23.766cm">
                  <text:p/>
                </draw:line>
                <draw:line draw:style-name="gr249" draw:text-style-name="P8" draw:layer="layout" svg:x1="1.406cm" svg:y1="24.083cm" svg:x2="1.469cm" svg:y2="24.048cm">
                  <text:p/>
                </draw:line>
                <draw:line draw:style-name="gr250" draw:text-style-name="P8" draw:layer="layout" svg:x1="1.344cm" svg:y1="24.047cm" svg:x2="1.407cm" svg:y2="24.012cm">
                  <text:p/>
                </draw:line>
                <draw:line draw:style-name="gr251" draw:text-style-name="P8" draw:layer="layout" svg:x1="1.625cm" svg:y1="24.206cm" svg:x2="1.875cm" svg:y2="24.065cm">
                  <text:p/>
                </draw:line>
                <draw:line draw:style-name="gr252" draw:text-style-name="P8" draw:layer="layout" svg:x1="1.688cm" svg:y1="24.241cm" svg:x2="1.938cm" svg:y2="24.1cm">
                  <text:p/>
                </draw:line>
                <draw:line draw:style-name="gr253" draw:text-style-name="P8" draw:layer="layout" svg:x1="1.75cm" svg:y1="24.065cm" svg:x2="1.938cm" svg:y2="24.171cm">
                  <text:p/>
                </draw:line>
                <draw:line draw:style-name="gr254" draw:text-style-name="P8" draw:layer="layout" svg:x1="1.688cm" svg:y1="24.1cm" svg:x2="1.876cm" svg:y2="24.206cm">
                  <text:p/>
                </draw:line>
                <draw:line draw:style-name="gr255" draw:text-style-name="P8" draw:layer="layout" svg:x1="1.625cm" svg:y1="24.135cm" svg:x2="1.75cm" svg:y2="24.205cm">
                  <text:p/>
                </draw:line>
                <draw:polygon draw:style-name="gr256" draw:text-style-name="P4" draw:layer="layout" svg:width="0.999cm" svg:height="0.632cm" svg:x="0.75cm" svg:y="23.766cm" svg:viewBox="0 0 1000 633" draw:points="0,70 0,0 1000,563 1000,633">
                  <text:p/>
                </draw:polygon>
                <draw:polygon draw:style-name="gr257" draw:text-style-name="P7" draw:layer="layout" svg:width="1.343cm" svg:height="0.825cm" svg:x="0.75cm" svg:y="23.573cm" svg:viewBox="0 0 1344 826" draw:points="344,0 1344,563 1344,633 1000,826 0,264 0,193">
                  <text:p/>
                </draw:polygon>
              </draw:g>
            </draw:g>
          </draw:g>
          <draw:g xml:id="id5" draw:id="id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g>
                <draw:path draw:style-name="gr258" draw:text-style-name="P3" draw:layer="layout" svg:width="0.293cm" svg:height="0.186cm" svg:x="7.456cm" svg:y="24.637cm" svg:viewBox="0 0 294 187" svg:d="M0 187c74 0 294-62 294-109s-7-78-81-78c0 47-214 47-213 187z">
                  <text:p/>
                </draw:path>
                <draw:g>
                  <draw:polygon draw:style-name="gr259" draw:text-style-name="P4" draw:layer="layout" svg:width="0.133cm" svg:height="0.155cm" svg:x="7.348cm" svg:y="24.669cm" svg:viewBox="0 0 134 156" draw:points="0,94 27,0 134,63 107,156">
                    <text:p/>
                  </draw:polygon>
                  <draw:polygon draw:style-name="gr260" draw:text-style-name="P5" draw:layer="layout" svg:width="0.294cm" svg:height="0.171cm" svg:x="7.375cm" svg:y="24.559cm" svg:viewBox="0 0 295 172" draw:points="0,109 54,63 134,15 188,0 295,63 241,78 161,125 107,172">
                    <text:p/>
                  </draw:polygon>
                  <draw:path draw:style-name="gr261" draw:text-style-name="P6" draw:layer="layout" svg:width="0.24cm" svg:height="0.202cm" svg:x="7.455cm" svg:y="24.622cm" svg:viewBox="0 0 241 203" svg:d="M241 63c0-94-53-63-107-32-54 32-107 32-134 172 0 0 107-62 241-140z">
                    <text:p/>
                  </draw:path>
                  <draw:path draw:style-name="gr262" draw:text-style-name="P7" draw:layer="layout" svg:width="0.347cm" svg:height="0.265cm" svg:x="7.348cm" svg:y="24.559cm" svg:viewBox="0 0 348 266" svg:d="M214 0c-53 15-53 15-107 47-27 16-80 31-107 156 54 31 54 31 107 63 31-15 188-110 241-141 0-78-53-78-134-125z">
                    <text:p/>
                  </draw:path>
                </draw:g>
              </draw:g>
              <draw:g>
                <draw:path draw:style-name="gr263" draw:text-style-name="P3" draw:layer="layout" svg:width="0.481cm" svg:height="0.374cm" svg:x="7.214cm" svg:y="23.887cm" svg:viewBox="0 0 482 375" svg:d="M2 375c73 0 480-16 480-156 0-141-140-219-213-219 0 47-294 31-267 375z">
                  <text:p/>
                </draw:path>
                <draw:g>
                  <draw:polygon draw:style-name="gr264" draw:text-style-name="P4" draw:layer="layout" svg:width="0.267cm" svg:height="0.218cm" svg:x="6.946cm" svg:y="24.043cm" svg:viewBox="0 0 268 219" draw:points="0,63 0,0 268,156 268,219">
                    <text:p/>
                  </draw:polygon>
                  <draw:polygon draw:style-name="gr265" draw:text-style-name="P4" draw:layer="layout" svg:width="0.267cm" svg:height="0.265cm" svg:x="7.161cm" svg:y="23.809cm" svg:viewBox="0 0 268 266" draw:points="0,109 0,0 268,156 268,266">
                    <text:p/>
                  </draw:polygon>
                  <draw:polygon draw:style-name="gr266" draw:text-style-name="P5" draw:layer="layout" svg:width="0.481cm" svg:height="0.28cm" svg:x="6.946cm" svg:y="23.919cm" svg:viewBox="0 0 482 281" draw:points="0,125 214,0 482,156 268,281">
                    <text:p/>
                  </draw:polygon>
                  <draw:line draw:style-name="gr267" draw:text-style-name="P8" draw:layer="layout" svg:x1="7.161cm" svg:y1="23.919cm" svg:x2="7.429cm" svg:y2="24.075cm">
                    <text:p/>
                  </draw:line>
                  <draw:polygon draw:style-name="gr268" draw:text-style-name="P6" draw:layer="layout" svg:width="0.267cm" svg:height="0.265cm" svg:x="7.214cm" svg:y="23.997cm" svg:viewBox="0 0 268 266" draw:points="0,266 0,203 214,78 214,0 268,31 268,109">
                    <text:p/>
                  </draw:polygon>
                  <draw:polygon draw:style-name="gr269" draw:text-style-name="P4" draw:layer="layout" svg:width="0.856cm" svg:height="1.186cm" svg:x="6.652cm" svg:y="22.856cm" svg:viewBox="0 0 857 1187" draw:points="0,687 0,0 857,500 857,1187">
                    <text:p/>
                  </draw:polygon>
                  <draw:polygon draw:style-name="gr270" draw:text-style-name="P9" draw:layer="layout" svg:width="0.803cm" svg:height="1.093cm" svg:x="6.679cm" svg:y="22.903cm" svg:viewBox="0 0 804 1094" draw:points="0,625 0,0 804,469 804,1094">
                    <text:p/>
                  </draw:polygon>
                  <draw:polygon draw:style-name="gr271" draw:text-style-name="P5" draw:layer="layout" svg:width="0.91cm" svg:height="0.53cm" svg:x="6.652cm" svg:y="22.825cm" svg:viewBox="0 0 911 531" draw:points="857,531 0,31 54,0 911,500">
                    <text:p/>
                  </draw:polygon>
                  <draw:polygon draw:style-name="gr272" draw:text-style-name="P6" draw:layer="layout" svg:width="0.053cm" svg:height="0.718cm" svg:x="7.509cm" svg:y="23.325cm" svg:viewBox="0 0 54 719" draw:points="0,719 0,31 54,0 54,687">
                    <text:p/>
                  </draw:polygon>
                  <draw:polygon draw:style-name="gr273" draw:text-style-name="P7" draw:layer="layout" svg:width="0.91cm" svg:height="1.436cm" svg:x="6.652cm" svg:y="22.825cm" svg:viewBox="0 0 911 1437" draw:points="54,0 911,500 911,1187 857,1218 830,1203 830,1281 563,1437 295,1281 295,1218 509,1094 509,1016 0,719 0,31">
                    <text:p/>
                  </draw:polygon>
                </draw:g>
              </draw:g>
              <draw:g>
                <draw:path draw:style-name="gr274" draw:text-style-name="P3" draw:layer="layout" svg:width="0.348cm" svg:height="0.186cm" svg:x="7.106cm" svg:y="24.466cm" svg:viewBox="0 0 349 187" svg:d="M2 187c74 0 347-78 347-124 0-48-7-63-80-63 0 47-295 31-267 187z">
                  <text:p/>
                </draw:path>
                <draw:g>
                  <draw:polygon draw:style-name="gr275" draw:text-style-name="P5" draw:layer="layout" svg:width="1.151cm" svg:height="0.671cm" svg:x="6.25cm" svg:y="23.934cm" svg:viewBox="0 0 1152 672" draw:points="857,672 0,172 295,0 1152,500">
                    <text:p/>
                  </draw:polygon>
                  <draw:polygon draw:style-name="gr276" draw:text-style-name="P10" draw:layer="layout" svg:width="0.776cm" svg:height="0.452cm" svg:x="6.33cm" svg:y="23.981cm" svg:viewBox="0 0 777 453" draw:points="0,125 214,0 777,328 563,453">
                    <text:p/>
                  </draw:polygon>
                  <draw:polygon draw:style-name="gr277" draw:text-style-name="P10" draw:layer="layout" svg:width="0.374cm" svg:height="0.218cm" svg:x="6.946cm" svg:y="24.34cm" svg:viewBox="0 0 375 219" draw:points="0,125 214,0 375,94 161,219">
                    <text:p/>
                  </draw:polygon>
                  <draw:polygon draw:style-name="gr278" draw:text-style-name="P6" draw:layer="layout" svg:width="0.294cm" svg:height="0.233cm" svg:x="7.107cm" svg:y="24.434cm" svg:viewBox="0 0 295 234" draw:points="0,234 0,172 295,0 295,63">
                    <text:p/>
                  </draw:polygon>
                  <draw:line draw:style-name="gr279" draw:text-style-name="P8" draw:layer="layout" svg:x1="6.384cm" svg:y1="24.075cm" svg:x2="6.947cm" svg:y2="24.403cm">
                    <text:p/>
                  </draw:line>
                  <draw:line draw:style-name="gr280" draw:text-style-name="P8" draw:layer="layout" svg:x1="6.438cm" svg:y1="24.043cm" svg:x2="7.001cm" svg:y2="24.371cm">
                    <text:p/>
                  </draw:line>
                  <draw:line draw:style-name="gr281" draw:text-style-name="P8" draw:layer="layout" svg:x1="6.491cm" svg:y1="24.012cm" svg:x2="7.054cm" svg:y2="24.34cm">
                    <text:p/>
                  </draw:line>
                  <draw:line draw:style-name="gr282" draw:text-style-name="P8" draw:layer="layout" svg:x1="7cm" svg:y1="24.309cm" svg:x2="7.054cm" svg:y2="24.278cm">
                    <text:p/>
                  </draw:line>
                  <draw:line draw:style-name="gr283" draw:text-style-name="P8" draw:layer="layout" svg:x1="6.946cm" svg:y1="24.278cm" svg:x2="7cm" svg:y2="24.247cm">
                    <text:p/>
                  </draw:line>
                  <draw:line draw:style-name="gr284" draw:text-style-name="P8" draw:layer="layout" svg:x1="6.893cm" svg:y1="24.247cm" svg:x2="6.947cm" svg:y2="24.216cm">
                    <text:p/>
                  </draw:line>
                  <draw:line draw:style-name="gr285" draw:text-style-name="P8" draw:layer="layout" svg:x1="6.92cm" svg:y1="24.325cm" svg:x2="6.974cm" svg:y2="24.294cm">
                    <text:p/>
                  </draw:line>
                  <draw:line draw:style-name="gr286" draw:text-style-name="P8" draw:layer="layout" svg:x1="6.866cm" svg:y1="24.293cm" svg:x2="6.92cm" svg:y2="24.262cm">
                    <text:p/>
                  </draw:line>
                  <draw:line draw:style-name="gr287" draw:text-style-name="P8" draw:layer="layout" svg:x1="6.813cm" svg:y1="24.262cm" svg:x2="6.867cm" svg:y2="24.231cm">
                    <text:p/>
                  </draw:line>
                  <draw:line draw:style-name="gr288" draw:text-style-name="P8" draw:layer="layout" svg:x1="6.839cm" svg:y1="24.215cm" svg:x2="6.893cm" svg:y2="24.184cm">
                    <text:p/>
                  </draw:line>
                  <draw:line draw:style-name="gr289" draw:text-style-name="P8" draw:layer="layout" svg:x1="6.759cm" svg:y1="24.231cm" svg:x2="6.813cm" svg:y2="24.2cm">
                    <text:p/>
                  </draw:line>
                  <draw:line draw:style-name="gr290" draw:text-style-name="P8" draw:layer="layout" svg:x1="6.786cm" svg:y1="24.184cm" svg:x2="6.84cm" svg:y2="24.153cm">
                    <text:p/>
                  </draw:line>
                  <draw:line draw:style-name="gr291" draw:text-style-name="P8" draw:layer="layout" svg:x1="6.732cm" svg:y1="24.153cm" svg:x2="6.786cm" svg:y2="24.122cm">
                    <text:p/>
                  </draw:line>
                  <draw:line draw:style-name="gr292" draw:text-style-name="P8" draw:layer="layout" svg:x1="6.679cm" svg:y1="24.122cm" svg:x2="6.733cm" svg:y2="24.091cm">
                    <text:p/>
                  </draw:line>
                  <draw:line draw:style-name="gr293" draw:text-style-name="P8" draw:layer="layout" svg:x1="6.705cm" svg:y1="24.2cm" svg:x2="6.759cm" svg:y2="24.169cm">
                    <text:p/>
                  </draw:line>
                  <draw:line draw:style-name="gr294" draw:text-style-name="P8" draw:layer="layout" svg:x1="6.652cm" svg:y1="24.168cm" svg:x2="6.706cm" svg:y2="24.137cm">
                    <text:p/>
                  </draw:line>
                  <draw:line draw:style-name="gr295" draw:text-style-name="P8" draw:layer="layout" svg:x1="6.598cm" svg:y1="24.137cm" svg:x2="6.652cm" svg:y2="24.106cm">
                    <text:p/>
                  </draw:line>
                  <draw:line draw:style-name="gr296" draw:text-style-name="P8" draw:layer="layout" svg:x1="6.625cm" svg:y1="24.09cm" svg:x2="6.679cm" svg:y2="24.059cm">
                    <text:p/>
                  </draw:line>
                  <draw:line draw:style-name="gr297" draw:text-style-name="P8" draw:layer="layout" svg:x1="6.545cm" svg:y1="24.106cm" svg:x2="6.599cm" svg:y2="24.075cm">
                    <text:p/>
                  </draw:line>
                  <draw:line draw:style-name="gr298" draw:text-style-name="P8" draw:layer="layout" svg:x1="6.571cm" svg:y1="24.059cm" svg:x2="6.625cm" svg:y2="24.028cm">
                    <text:p/>
                  </draw:line>
                  <draw:line draw:style-name="gr299" draw:text-style-name="P8" draw:layer="layout" svg:x1="6.518cm" svg:y1="24.028cm" svg:x2="6.572cm" svg:y2="23.997cm">
                    <text:p/>
                  </draw:line>
                  <draw:line draw:style-name="gr300" draw:text-style-name="P8" draw:layer="layout" svg:x1="6.491cm" svg:y1="24.074cm" svg:x2="6.545cm" svg:y2="24.043cm">
                    <text:p/>
                  </draw:line>
                  <draw:line draw:style-name="gr301" draw:text-style-name="P8" draw:layer="layout" svg:x1="6.839cm" svg:y1="24.34cm" svg:x2="6.893cm" svg:y2="24.309cm">
                    <text:p/>
                  </draw:line>
                  <draw:line draw:style-name="gr302" draw:text-style-name="P8" draw:layer="layout" svg:x1="6.786cm" svg:y1="24.309cm" svg:x2="6.84cm" svg:y2="24.278cm">
                    <text:p/>
                  </draw:line>
                  <draw:line draw:style-name="gr303" draw:text-style-name="P8" draw:layer="layout" svg:x1="6.732cm" svg:y1="24.278cm" svg:x2="6.786cm" svg:y2="24.247cm">
                    <text:p/>
                  </draw:line>
                  <draw:line draw:style-name="gr304" draw:text-style-name="P8" draw:layer="layout" svg:x1="6.705cm" svg:y1="24.325cm" svg:x2="6.759cm" svg:y2="24.294cm">
                    <text:p/>
                  </draw:line>
                  <draw:line draw:style-name="gr305" draw:text-style-name="P8" draw:layer="layout" svg:x1="6.652cm" svg:y1="24.293cm" svg:x2="6.706cm" svg:y2="24.262cm">
                    <text:p/>
                  </draw:line>
                  <draw:line draw:style-name="gr306" draw:text-style-name="P8" draw:layer="layout" svg:x1="6.679cm" svg:y1="24.247cm" svg:x2="6.733cm" svg:y2="24.216cm">
                    <text:p/>
                  </draw:line>
                  <draw:line draw:style-name="gr307" draw:text-style-name="P8" draw:layer="layout" svg:x1="6.625cm" svg:y1="24.215cm" svg:x2="6.679cm" svg:y2="24.184cm">
                    <text:p/>
                  </draw:line>
                  <draw:line draw:style-name="gr308" draw:text-style-name="P8" draw:layer="layout" svg:x1="6.571cm" svg:y1="24.184cm" svg:x2="6.625cm" svg:y2="24.153cm">
                    <text:p/>
                  </draw:line>
                  <draw:line draw:style-name="gr309" draw:text-style-name="P8" draw:layer="layout" svg:x1="6.518cm" svg:y1="24.153cm" svg:x2="6.572cm" svg:y2="24.122cm">
                    <text:p/>
                  </draw:line>
                  <draw:line draw:style-name="gr310" draw:text-style-name="P8" draw:layer="layout" svg:x1="6.438cm" svg:y1="24.168cm" svg:x2="6.492cm" svg:y2="24.137cm">
                    <text:p/>
                  </draw:line>
                  <draw:line draw:style-name="gr311" draw:text-style-name="P8" draw:layer="layout" svg:x1="6.464cm" svg:y1="24.122cm" svg:x2="6.518cm" svg:y2="24.091cm">
                    <text:p/>
                  </draw:line>
                  <draw:line draw:style-name="gr312" draw:text-style-name="P8" draw:layer="layout" svg:x1="6.384cm" svg:y1="24.137cm" svg:x2="6.438cm" svg:y2="24.106cm">
                    <text:p/>
                  </draw:line>
                  <draw:line draw:style-name="gr313" draw:text-style-name="P8" draw:layer="layout" svg:x1="6.813cm" svg:y1="24.387cm" svg:x2="6.867cm" svg:y2="24.356cm">
                    <text:p/>
                  </draw:line>
                  <draw:line draw:style-name="gr314" draw:text-style-name="P8" draw:layer="layout" svg:x1="6.759cm" svg:y1="24.356cm" svg:x2="6.813cm" svg:y2="24.325cm">
                    <text:p/>
                  </draw:line>
                  <draw:line draw:style-name="gr315" draw:text-style-name="P8" draw:layer="layout" svg:x1="7cm" svg:y1="24.497cm" svg:x2="7.214cm" svg:y2="24.372cm">
                    <text:p/>
                  </draw:line>
                  <draw:line draw:style-name="gr316" draw:text-style-name="P8" draw:layer="layout" svg:x1="7.054cm" svg:y1="24.528cm" svg:x2="7.268cm" svg:y2="24.403cm">
                    <text:p/>
                  </draw:line>
                  <draw:line draw:style-name="gr317" draw:text-style-name="P8" draw:layer="layout" svg:x1="7.107cm" svg:y1="24.372cm" svg:x2="7.268cm" svg:y2="24.466cm">
                    <text:p/>
                  </draw:line>
                  <draw:line draw:style-name="gr318" draw:text-style-name="P8" draw:layer="layout" svg:x1="7.054cm" svg:y1="24.403cm" svg:x2="7.215cm" svg:y2="24.497cm">
                    <text:p/>
                  </draw:line>
                  <draw:line draw:style-name="gr319" draw:text-style-name="P8" draw:layer="layout" svg:x1="7cm" svg:y1="24.434cm" svg:x2="7.107cm" svg:y2="24.497cm">
                    <text:p/>
                  </draw:line>
                  <draw:polygon draw:style-name="gr320" draw:text-style-name="P4" draw:layer="layout" svg:width="0.856cm" svg:height="0.561cm" svg:x="6.25cm" svg:y="24.106cm" svg:viewBox="0 0 857 562" draw:points="0,63 0,0 857,500 857,562">
                    <text:p/>
                  </draw:polygon>
                  <draw:polygon draw:style-name="gr321" draw:text-style-name="P7" draw:layer="layout" svg:width="1.151cm" svg:height="0.733cm" svg:x="6.25cm" svg:y="23.934cm" svg:viewBox="0 0 1152 734" draw:points="295,0 1152,500 1152,562 857,734 0,234 0,172">
                    <text:p/>
                  </draw:polygon>
                </draw:g>
              </draw:g>
            </draw:g>
          </draw:g>
          <draw:g xml:id="id3" draw:id="id3">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22" draw:text-style-name="P3" draw:layer="layout" svg:width="0.293cm" svg:height="0.21cm" svg:x="5.706cm" svg:y="24.614cm" svg:viewBox="0 0 294 211" svg:d="M0 211c74 0 294-70 294-123s-7-88-81-88c0 53-214 53-213 211z">
                <text:p/>
              </draw:path>
              <draw:g>
                <draw:polygon draw:style-name="gr323" draw:text-style-name="P4" draw:layer="layout" svg:width="0.133cm" svg:height="0.175cm" svg:x="5.598cm" svg:y="24.649cm" svg:viewBox="0 0 134 176" draw:points="0,106 27,0 134,70 107,176">
                  <text:p/>
                </draw:polygon>
                <draw:polygon draw:style-name="gr324" draw:text-style-name="P5" draw:layer="layout" svg:width="0.294cm" svg:height="0.192cm" svg:x="5.625cm" svg:y="24.526cm" svg:viewBox="0 0 295 193" draw:points="0,123 54,70 134,17 188,0 295,70 241,88 161,141 107,193">
                  <text:p/>
                </draw:polygon>
                <draw:path draw:style-name="gr325" draw:text-style-name="P6" draw:layer="layout" svg:width="0.24cm" svg:height="0.228cm" svg:x="5.705cm" svg:y="24.596cm" svg:viewBox="0 0 241 229" svg:d="M241 70c0-105-53-70-107-35s-107 35-134 194c0 0 107-71 241-159z">
                  <text:p/>
                </draw:path>
                <draw:path draw:style-name="gr326" draw:text-style-name="P7" draw:layer="layout" svg:width="0.347cm" svg:height="0.298cm" svg:x="5.598cm" svg:y="24.526cm" svg:viewBox="0 0 348 299" svg:d="M214 0c-53 17-53 17-107 53-27 17-80 35-107 176 54 35 54 35 107 70 31-16 188-123 241-158 0-88-53-88-134-141z">
                  <text:p/>
                </draw:path>
              </draw:g>
            </draw:g>
            <draw:g>
              <draw:path draw:style-name="gr327" draw:text-style-name="P3" draw:layer="layout" svg:width="0.481cm" svg:height="0.421cm" svg:x="5.464cm" svg:y="23.77cm" svg:viewBox="0 0 482 422" svg:d="M2 422c73 0 480-18 480-176s-140-246-213-246c0 53-294 35-267 422z">
                <text:p/>
              </draw:path>
              <draw:g>
                <draw:polygon draw:style-name="gr328" draw:text-style-name="P4" draw:layer="layout" svg:width="0.267cm" svg:height="0.245cm" svg:x="5.196cm" svg:y="23.946cm" svg:viewBox="0 0 268 246" draw:points="0,70 0,0 268,176 268,246">
                  <text:p/>
                </draw:polygon>
                <draw:polygon draw:style-name="gr329" draw:text-style-name="P4" draw:layer="layout" svg:width="0.267cm" svg:height="0.298cm" svg:x="5.411cm" svg:y="23.682cm" svg:viewBox="0 0 268 299" draw:points="0,123 0,0 268,176 268,299">
                  <text:p/>
                </draw:polygon>
                <draw:polygon draw:style-name="gr330" draw:text-style-name="P5" draw:layer="layout" svg:width="0.481cm" svg:height="0.315cm" svg:x="5.196cm" svg:y="23.805cm" svg:viewBox="0 0 482 316" draw:points="0,141 214,0 482,176 268,316">
                  <text:p/>
                </draw:polygon>
                <draw:line draw:style-name="gr331" draw:text-style-name="P8" draw:layer="layout" svg:x1="5.411cm" svg:y1="23.805cm" svg:x2="5.679cm" svg:y2="23.981cm">
                  <text:p/>
                </draw:line>
                <draw:polygon draw:style-name="gr332" draw:text-style-name="P6" draw:layer="layout" svg:width="0.267cm" svg:height="0.298cm" svg:x="5.464cm" svg:y="23.893cm" svg:viewBox="0 0 268 299" draw:points="0,299 0,229 214,88 214,0 268,35 268,123">
                  <text:p/>
                </draw:polygon>
                <draw:polygon draw:style-name="gr333" draw:text-style-name="P4" draw:layer="layout" svg:width="0.856cm" svg:height="1.335cm" svg:x="4.902cm" svg:y="22.61cm" svg:viewBox="0 0 857 1336" draw:points="0,773 0,0 857,563 857,1336">
                  <text:p/>
                </draw:polygon>
                <draw:polygon draw:style-name="gr334" draw:text-style-name="P9" draw:layer="layout" svg:width="0.803cm" svg:height="1.229cm" svg:x="4.929cm" svg:y="22.663cm" svg:viewBox="0 0 804 1230" draw:points="0,703 0,0 804,527 804,1230">
                  <text:p/>
                </draw:polygon>
                <draw:polygon draw:style-name="gr335" draw:text-style-name="P5" draw:layer="layout" svg:width="0.91cm" svg:height="0.596cm" svg:x="4.902cm" svg:y="22.575cm" svg:viewBox="0 0 911 597" draw:points="857,597 0,35 54,0 911,563">
                  <text:p/>
                </draw:polygon>
                <draw:polygon draw:style-name="gr336" draw:text-style-name="P6" draw:layer="layout" svg:width="0.053cm" svg:height="0.808cm" svg:x="5.759cm" svg:y="23.138cm" svg:viewBox="0 0 54 809" draw:points="0,809 0,35 54,0 54,773">
                  <text:p/>
                </draw:polygon>
                <draw:polygon draw:style-name="gr337" draw:text-style-name="P7" draw:layer="layout" svg:width="0.91cm" svg:height="1.616cm" svg:x="4.902cm" svg:y="22.575cm" svg:viewBox="0 0 911 1617" draw:points="54,0 911,563 911,1336 857,1371 830,1353 830,1441 563,1617 295,1441 295,1371 509,1230 509,1143 0,809 0,35">
                  <text:p/>
                </draw:polygon>
              </draw:g>
            </draw:g>
            <draw:g>
              <draw:path draw:style-name="gr338" draw:text-style-name="P3" draw:layer="layout" svg:width="0.348cm" svg:height="0.21cm" svg:x="5.356cm" svg:y="24.421cm" svg:viewBox="0 0 349 211" svg:d="M2 211c74 0 347-88 347-141s-7-70-80-70c0 53-295 35-267 211z">
                <text:p/>
              </draw:path>
              <draw:g>
                <draw:polygon draw:style-name="gr339" draw:text-style-name="P5" draw:layer="layout" svg:width="1.151cm" svg:height="0.755cm" svg:x="4.5cm" svg:y="23.823cm" svg:viewBox="0 0 1152 756" draw:points="857,756 0,193 295,0 1152,563">
                  <text:p/>
                </draw:polygon>
                <draw:polygon draw:style-name="gr340" draw:text-style-name="P10" draw:layer="layout" svg:width="0.776cm" svg:height="0.509cm" svg:x="4.58cm" svg:y="23.876cm" svg:viewBox="0 0 777 510" draw:points="0,141 214,0 777,369 562,510">
                  <text:p/>
                </draw:polygon>
                <draw:polygon draw:style-name="gr341" draw:text-style-name="P10" draw:layer="layout" svg:width="0.374cm" svg:height="0.245cm" svg:x="5.196cm" svg:y="24.28cm" svg:viewBox="0 0 375 246" draw:points="0,141 214,0 375,106 161,246">
                  <text:p/>
                </draw:polygon>
                <draw:polygon draw:style-name="gr342" draw:text-style-name="P6" draw:layer="layout" svg:width="0.294cm" svg:height="0.263cm" svg:x="5.357cm" svg:y="24.385cm" svg:viewBox="0 0 295 264" draw:points="0,264 0,193 295,0 295,70">
                  <text:p/>
                </draw:polygon>
                <draw:line draw:style-name="gr343" draw:text-style-name="P8" draw:layer="layout" svg:x1="4.634cm" svg:y1="23.981cm" svg:x2="5.197cm" svg:y2="24.35cm">
                  <text:p/>
                </draw:line>
                <draw:line draw:style-name="gr344" draw:text-style-name="P8" draw:layer="layout" svg:x1="4.688cm" svg:y1="23.946cm" svg:x2="5.251cm" svg:y2="24.315cm">
                  <text:p/>
                </draw:line>
                <draw:line draw:style-name="gr345" draw:text-style-name="P8" draw:layer="layout" svg:x1="4.741cm" svg:y1="23.911cm" svg:x2="5.304cm" svg:y2="24.28cm">
                  <text:p/>
                </draw:line>
                <draw:line draw:style-name="gr346" draw:text-style-name="P8" draw:layer="layout" svg:x1="5.25cm" svg:y1="24.244cm" svg:x2="5.304cm" svg:y2="24.209cm">
                  <text:p/>
                </draw:line>
                <draw:line draw:style-name="gr347" draw:text-style-name="P8" draw:layer="layout" svg:x1="5.196cm" svg:y1="24.209cm" svg:x2="5.25cm" svg:y2="24.174cm">
                  <text:p/>
                </draw:line>
                <draw:line draw:style-name="gr348" draw:text-style-name="P8" draw:layer="layout" svg:x1="5.143cm" svg:y1="24.174cm" svg:x2="5.197cm" svg:y2="24.139cm">
                  <text:p/>
                </draw:line>
                <draw:line draw:style-name="gr349" draw:text-style-name="P8" draw:layer="layout" svg:x1="5.17cm" svg:y1="24.262cm" svg:x2="5.224cm" svg:y2="24.227cm">
                  <text:p/>
                </draw:line>
                <draw:line draw:style-name="gr350" draw:text-style-name="P8" draw:layer="layout" svg:x1="5.116cm" svg:y1="24.227cm" svg:x2="5.17cm" svg:y2="24.192cm">
                  <text:p/>
                </draw:line>
                <draw:line draw:style-name="gr351" draw:text-style-name="P8" draw:layer="layout" svg:x1="5.063cm" svg:y1="24.192cm" svg:x2="5.117cm" svg:y2="24.157cm">
                  <text:p/>
                </draw:line>
                <draw:line draw:style-name="gr352" draw:text-style-name="P8" draw:layer="layout" svg:x1="5.089cm" svg:y1="24.139cm" svg:x2="5.143cm" svg:y2="24.104cm">
                  <text:p/>
                </draw:line>
                <draw:line draw:style-name="gr353" draw:text-style-name="P8" draw:layer="layout" svg:x1="5.009cm" svg:y1="24.157cm" svg:x2="5.063cm" svg:y2="24.122cm">
                  <text:p/>
                </draw:line>
                <draw:line draw:style-name="gr354" draw:text-style-name="P8" draw:layer="layout" svg:x1="5.036cm" svg:y1="24.104cm" svg:x2="5.09cm" svg:y2="24.069cm">
                  <text:p/>
                </draw:line>
                <draw:line draw:style-name="gr355" draw:text-style-name="P8" draw:layer="layout" svg:x1="4.982cm" svg:y1="24.069cm" svg:x2="5.036cm" svg:y2="24.034cm">
                  <text:p/>
                </draw:line>
                <draw:line draw:style-name="gr356" draw:text-style-name="P8" draw:layer="layout" svg:x1="4.929cm" svg:y1="24.034cm" svg:x2="4.983cm" svg:y2="23.999cm">
                  <text:p/>
                </draw:line>
                <draw:line draw:style-name="gr357" draw:text-style-name="P8" draw:layer="layout" svg:x1="4.955cm" svg:y1="24.121cm" svg:x2="5.009cm" svg:y2="24.086cm">
                  <text:p/>
                </draw:line>
                <draw:line draw:style-name="gr358" draw:text-style-name="P8" draw:layer="layout" svg:x1="4.902cm" svg:y1="24.086cm" svg:x2="4.956cm" svg:y2="24.051cm">
                  <text:p/>
                </draw:line>
                <draw:line draw:style-name="gr359" draw:text-style-name="P8" draw:layer="layout" svg:x1="4.848cm" svg:y1="24.051cm" svg:x2="4.902cm" svg:y2="24.016cm">
                  <text:p/>
                </draw:line>
                <draw:line draw:style-name="gr360" draw:text-style-name="P8" draw:layer="layout" svg:x1="4.875cm" svg:y1="23.999cm" svg:x2="4.929cm" svg:y2="23.964cm">
                  <text:p/>
                </draw:line>
                <draw:line draw:style-name="gr361" draw:text-style-name="P8" draw:layer="layout" svg:x1="4.795cm" svg:y1="24.016cm" svg:x2="4.849cm" svg:y2="23.981cm">
                  <text:p/>
                </draw:line>
                <draw:line draw:style-name="gr362" draw:text-style-name="P8" draw:layer="layout" svg:x1="4.821cm" svg:y1="23.963cm" svg:x2="4.875cm" svg:y2="23.928cm">
                  <text:p/>
                </draw:line>
                <draw:line draw:style-name="gr363" draw:text-style-name="P8" draw:layer="layout" svg:x1="4.768cm" svg:y1="23.928cm" svg:x2="4.822cm" svg:y2="23.893cm">
                  <text:p/>
                </draw:line>
                <draw:line draw:style-name="gr364" draw:text-style-name="P8" draw:layer="layout" svg:x1="4.741cm" svg:y1="23.981cm" svg:x2="4.795cm" svg:y2="23.946cm">
                  <text:p/>
                </draw:line>
                <draw:line draw:style-name="gr365" draw:text-style-name="P8" draw:layer="layout" svg:x1="5.089cm" svg:y1="24.28cm" svg:x2="5.143cm" svg:y2="24.245cm">
                  <text:p/>
                </draw:line>
                <draw:line draw:style-name="gr366" draw:text-style-name="P8" draw:layer="layout" svg:x1="5.036cm" svg:y1="24.244cm" svg:x2="5.09cm" svg:y2="24.209cm">
                  <text:p/>
                </draw:line>
                <draw:line draw:style-name="gr367" draw:text-style-name="P8" draw:layer="layout" svg:x1="4.982cm" svg:y1="24.209cm" svg:x2="5.036cm" svg:y2="24.174cm">
                  <text:p/>
                </draw:line>
                <draw:line draw:style-name="gr368" draw:text-style-name="P8" draw:layer="layout" svg:x1="4.955cm" svg:y1="24.262cm" svg:x2="5.009cm" svg:y2="24.227cm">
                  <text:p/>
                </draw:line>
                <draw:line draw:style-name="gr369" draw:text-style-name="P8" draw:layer="layout" svg:x1="4.902cm" svg:y1="24.227cm" svg:x2="4.956cm" svg:y2="24.192cm">
                  <text:p/>
                </draw:line>
                <draw:line draw:style-name="gr370" draw:text-style-name="P8" draw:layer="layout" svg:x1="4.929cm" svg:y1="24.174cm" svg:x2="4.983cm" svg:y2="24.139cm">
                  <text:p/>
                </draw:line>
                <draw:line draw:style-name="gr371" draw:text-style-name="P8" draw:layer="layout" svg:x1="4.875cm" svg:y1="24.139cm" svg:x2="4.929cm" svg:y2="24.104cm">
                  <text:p/>
                </draw:line>
                <draw:line draw:style-name="gr372" draw:text-style-name="P8" draw:layer="layout" svg:x1="4.821cm" svg:y1="24.104cm" svg:x2="4.875cm" svg:y2="24.069cm">
                  <text:p/>
                </draw:line>
                <draw:line draw:style-name="gr373" draw:text-style-name="P8" draw:layer="layout" svg:x1="4.768cm" svg:y1="24.069cm" svg:x2="4.822cm" svg:y2="24.034cm">
                  <text:p/>
                </draw:line>
                <draw:line draw:style-name="gr374" draw:text-style-name="P8" draw:layer="layout" svg:x1="4.688cm" svg:y1="24.086cm" svg:x2="4.742cm" svg:y2="24.051cm">
                  <text:p/>
                </draw:line>
                <draw:line draw:style-name="gr375" draw:text-style-name="P8" draw:layer="layout" svg:x1="4.714cm" svg:y1="24.034cm" svg:x2="4.768cm" svg:y2="23.999cm">
                  <text:p/>
                </draw:line>
                <draw:line draw:style-name="gr376" draw:text-style-name="P8" draw:layer="layout" svg:x1="4.634cm" svg:y1="24.051cm" svg:x2="4.688cm" svg:y2="24.016cm">
                  <text:p/>
                </draw:line>
                <draw:line draw:style-name="gr377" draw:text-style-name="P8" draw:layer="layout" svg:x1="5.063cm" svg:y1="24.333cm" svg:x2="5.117cm" svg:y2="24.298cm">
                  <text:p/>
                </draw:line>
                <draw:line draw:style-name="gr378" draw:text-style-name="P8" draw:layer="layout" svg:x1="5.009cm" svg:y1="24.297cm" svg:x2="5.063cm" svg:y2="24.262cm">
                  <text:p/>
                </draw:line>
                <draw:line draw:style-name="gr379" draw:text-style-name="P8" draw:layer="layout" svg:x1="5.25cm" svg:y1="24.456cm" svg:x2="5.464cm" svg:y2="24.315cm">
                  <text:p/>
                </draw:line>
                <draw:line draw:style-name="gr380" draw:text-style-name="P8" draw:layer="layout" svg:x1="5.304cm" svg:y1="24.491cm" svg:x2="5.518cm" svg:y2="24.35cm">
                  <text:p/>
                </draw:line>
                <draw:line draw:style-name="gr381" draw:text-style-name="P8" draw:layer="layout" svg:x1="5.357cm" svg:y1="24.315cm" svg:x2="5.518cm" svg:y2="24.421cm">
                  <text:p/>
                </draw:line>
                <draw:line draw:style-name="gr382" draw:text-style-name="P8" draw:layer="layout" svg:x1="5.304cm" svg:y1="24.35cm" svg:x2="5.465cm" svg:y2="24.456cm">
                  <text:p/>
                </draw:line>
                <draw:line draw:style-name="gr383" draw:text-style-name="P8" draw:layer="layout" svg:x1="5.25cm" svg:y1="24.385cm" svg:x2="5.357cm" svg:y2="24.455cm">
                  <text:p/>
                </draw:line>
                <draw:polygon draw:style-name="gr384" draw:text-style-name="P4" draw:layer="layout" svg:width="0.856cm" svg:height="0.632cm" svg:x="4.5cm" svg:y="24.016cm" svg:viewBox="0 0 857 633" draw:points="0,70 0,0 857,563 857,633">
                  <text:p/>
                </draw:polygon>
                <draw:polygon draw:style-name="gr385" draw:text-style-name="P7" draw:layer="layout" svg:width="1.151cm" svg:height="0.825cm" svg:x="4.5cm" svg:y="23.823cm" svg:viewBox="0 0 1152 826" draw:points="295,0 1152,563 1152,633 857,826 0,264 0,193">
                  <text:p/>
                </draw:polygon>
              </draw:g>
            </draw:g>
          </draw:g>
          <draw:g xml:id="id1" draw:id="id1">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86" draw:text-style-name="P3" draw:layer="layout" svg:width="0.293cm" svg:height="0.21cm" svg:x="3.957cm" svg:y="24.614cm" svg:viewBox="0 0 294 211" svg:d="M0 211c74 0 294-70 294-123s-7-88-81-88c0 53-214 53-213 211z">
                <text:p/>
              </draw:path>
              <draw:g>
                <draw:polygon draw:style-name="gr387" draw:text-style-name="P4" draw:layer="layout" svg:width="0.133cm" svg:height="0.175cm" svg:x="3.849cm" svg:y="24.649cm" svg:viewBox="0 0 134 176" draw:points="0,106 27,0 134,70 107,176">
                  <text:p/>
                </draw:polygon>
                <draw:polygon draw:style-name="gr388" draw:text-style-name="P5" draw:layer="layout" svg:width="0.294cm" svg:height="0.192cm" svg:x="3.876cm" svg:y="24.526cm" svg:viewBox="0 0 295 193" draw:points="0,123 54,70 134,17 188,0 295,70 241,88 161,141 107,193">
                  <text:p/>
                </draw:polygon>
                <draw:path draw:style-name="gr389" draw:text-style-name="P6" draw:layer="layout" svg:width="0.24cm" svg:height="0.228cm" svg:x="3.956cm" svg:y="24.596cm" svg:viewBox="0 0 241 229" svg:d="M241 70c0-105-54-70-107-35-54 35-107 35-134 194 0 0 107-71 241-159z">
                  <text:p/>
                </draw:path>
                <draw:path draw:style-name="gr390" draw:text-style-name="P7" draw:layer="layout" svg:width="0.347cm" svg:height="0.298cm" svg:x="3.849cm" svg:y="24.526cm" svg:viewBox="0 0 348 299" svg:d="M214 0c-53 17-53 17-107 53-27 17-80 35-107 176 54 35 54 35 107 70 31-16 188-123 241-158 0-88-53-88-134-141z">
                  <text:p/>
                </draw:path>
              </draw:g>
            </draw:g>
            <draw:g>
              <draw:path draw:style-name="gr391" draw:text-style-name="P3" draw:layer="layout" svg:width="0.481cm" svg:height="0.421cm" svg:x="3.715cm" svg:y="23.77cm" svg:viewBox="0 0 482 422" svg:d="M2 422c73 0 480-18 480-176s-140-246-213-246c0 53-294 35-267 422z">
                <text:p/>
              </draw:path>
              <draw:g>
                <draw:polygon draw:style-name="gr392" draw:text-style-name="P4" draw:layer="layout" svg:width="0.267cm" svg:height="0.245cm" svg:x="3.447cm" svg:y="23.946cm" svg:viewBox="0 0 268 246" draw:points="0,70 0,0 268,176 268,246">
                  <text:p/>
                </draw:polygon>
                <draw:polygon draw:style-name="gr393" draw:text-style-name="P4" draw:layer="layout" svg:width="0.267cm" svg:height="0.298cm" svg:x="3.662cm" svg:y="23.682cm" svg:viewBox="0 0 268 299" draw:points="0,123 0,0 268,176 268,299">
                  <text:p/>
                </draw:polygon>
                <draw:polygon draw:style-name="gr394" draw:text-style-name="P5" draw:layer="layout" svg:width="0.481cm" svg:height="0.315cm" svg:x="3.447cm" svg:y="23.805cm" svg:viewBox="0 0 482 316" draw:points="0,141 214,0 482,176 268,316">
                  <text:p/>
                </draw:polygon>
                <draw:line draw:style-name="gr395" draw:text-style-name="P8" draw:layer="layout" svg:x1="3.662cm" svg:y1="23.805cm" svg:x2="3.93cm" svg:y2="23.981cm">
                  <text:p/>
                </draw:line>
                <draw:polygon draw:style-name="gr396" draw:text-style-name="P6" draw:layer="layout" svg:width="0.267cm" svg:height="0.298cm" svg:x="3.715cm" svg:y="23.893cm" svg:viewBox="0 0 268 299" draw:points="0,299 0,229 214,88 214,0 268,35 268,123">
                  <text:p/>
                </draw:polygon>
                <draw:polygon draw:style-name="gr397" draw:text-style-name="P4" draw:layer="layout" svg:width="0.856cm" svg:height="1.335cm" svg:x="3.153cm" svg:y="22.61cm" svg:viewBox="0 0 857 1336" draw:points="0,773 0,0 857,563 857,1336">
                  <text:p/>
                </draw:polygon>
                <draw:polygon draw:style-name="gr398" draw:text-style-name="P9" draw:layer="layout" svg:width="0.803cm" svg:height="1.229cm" svg:x="3.18cm" svg:y="22.663cm" svg:viewBox="0 0 804 1230" draw:points="0,703 0,0 804,527 804,1230">
                  <text:p/>
                </draw:polygon>
                <draw:polygon draw:style-name="gr399" draw:text-style-name="P5" draw:layer="layout" svg:width="0.91cm" svg:height="0.596cm" svg:x="3.153cm" svg:y="22.575cm" svg:viewBox="0 0 911 597" draw:points="857,597 0,35 54,0 911,563">
                  <text:p/>
                </draw:polygon>
                <draw:polygon draw:style-name="gr400" draw:text-style-name="P6" draw:layer="layout" svg:width="0.053cm" svg:height="0.808cm" svg:x="4.01cm" svg:y="23.138cm" svg:viewBox="0 0 54 809" draw:points="0,809 0,35 54,0 54,773">
                  <text:p/>
                </draw:polygon>
                <draw:polygon draw:style-name="gr401" draw:text-style-name="P7" draw:layer="layout" svg:width="0.91cm" svg:height="1.616cm" svg:x="3.153cm" svg:y="22.575cm" svg:viewBox="0 0 911 1617" draw:points="54,0 911,563 911,1336 857,1371 830,1353 830,1441 563,1617 295,1441 295,1371 509,1230 509,1143 0,809 0,35">
                  <text:p/>
                </draw:polygon>
              </draw:g>
            </draw:g>
            <draw:g>
              <draw:path draw:style-name="gr402" draw:text-style-name="P3" draw:layer="layout" svg:width="0.348cm" svg:height="0.21cm" svg:x="3.607cm" svg:y="24.421cm" svg:viewBox="0 0 349 211" svg:d="M2 211c74 0 347-88 347-141s-7-70-80-70c0 53-295 35-267 211z">
                <text:p/>
              </draw:path>
              <draw:g>
                <draw:polygon draw:style-name="gr403" draw:text-style-name="P5" draw:layer="layout" svg:width="1.151cm" svg:height="0.755cm" svg:x="2.751cm" svg:y="23.823cm" svg:viewBox="0 0 1152 756" draw:points="857,756 0,193 295,0 1152,563">
                  <text:p/>
                </draw:polygon>
                <draw:polygon draw:style-name="gr404" draw:text-style-name="P10" draw:layer="layout" svg:width="0.776cm" svg:height="0.509cm" svg:x="2.831cm" svg:y="23.876cm" svg:viewBox="0 0 777 510" draw:points="0,141 214,0 777,369 563,510">
                  <text:p/>
                </draw:polygon>
                <draw:polygon draw:style-name="gr405" draw:text-style-name="P10" draw:layer="layout" svg:width="0.374cm" svg:height="0.245cm" svg:x="3.447cm" svg:y="24.28cm" svg:viewBox="0 0 375 246" draw:points="0,141 214,0 375,106 161,246">
                  <text:p/>
                </draw:polygon>
                <draw:polygon draw:style-name="gr406" draw:text-style-name="P6" draw:layer="layout" svg:width="0.294cm" svg:height="0.263cm" svg:x="3.608cm" svg:y="24.385cm" svg:viewBox="0 0 295 264" draw:points="0,264 0,193 295,0 295,70">
                  <text:p/>
                </draw:polygon>
                <draw:line draw:style-name="gr407" draw:text-style-name="P8" draw:layer="layout" svg:x1="2.885cm" svg:y1="23.981cm" svg:x2="3.448cm" svg:y2="24.35cm">
                  <text:p/>
                </draw:line>
                <draw:line draw:style-name="gr408" draw:text-style-name="P8" draw:layer="layout" svg:x1="2.939cm" svg:y1="23.946cm" svg:x2="3.502cm" svg:y2="24.315cm">
                  <text:p/>
                </draw:line>
                <draw:line draw:style-name="gr409" draw:text-style-name="P8" draw:layer="layout" svg:x1="2.992cm" svg:y1="23.911cm" svg:x2="3.555cm" svg:y2="24.28cm">
                  <text:p/>
                </draw:line>
                <draw:line draw:style-name="gr410" draw:text-style-name="P8" draw:layer="layout" svg:x1="3.501cm" svg:y1="24.244cm" svg:x2="3.555cm" svg:y2="24.209cm">
                  <text:p/>
                </draw:line>
                <draw:line draw:style-name="gr411" draw:text-style-name="P8" draw:layer="layout" svg:x1="3.447cm" svg:y1="24.209cm" svg:x2="3.501cm" svg:y2="24.174cm">
                  <text:p/>
                </draw:line>
                <draw:line draw:style-name="gr412" draw:text-style-name="P8" draw:layer="layout" svg:x1="3.394cm" svg:y1="24.174cm" svg:x2="3.448cm" svg:y2="24.139cm">
                  <text:p/>
                </draw:line>
                <draw:line draw:style-name="gr413" draw:text-style-name="P8" draw:layer="layout" svg:x1="3.421cm" svg:y1="24.262cm" svg:x2="3.475cm" svg:y2="24.227cm">
                  <text:p/>
                </draw:line>
                <draw:line draw:style-name="gr414" draw:text-style-name="P8" draw:layer="layout" svg:x1="3.367cm" svg:y1="24.227cm" svg:x2="3.421cm" svg:y2="24.192cm">
                  <text:p/>
                </draw:line>
                <draw:line draw:style-name="gr415" draw:text-style-name="P8" draw:layer="layout" svg:x1="3.314cm" svg:y1="24.192cm" svg:x2="3.368cm" svg:y2="24.157cm">
                  <text:p/>
                </draw:line>
                <draw:line draw:style-name="gr416" draw:text-style-name="P8" draw:layer="layout" svg:x1="3.34cm" svg:y1="24.139cm" svg:x2="3.394cm" svg:y2="24.104cm">
                  <text:p/>
                </draw:line>
                <draw:line draw:style-name="gr417" draw:text-style-name="P8" draw:layer="layout" svg:x1="3.26cm" svg:y1="24.157cm" svg:x2="3.314cm" svg:y2="24.122cm">
                  <text:p/>
                </draw:line>
                <draw:line draw:style-name="gr418" draw:text-style-name="P8" draw:layer="layout" svg:x1="3.287cm" svg:y1="24.104cm" svg:x2="3.341cm" svg:y2="24.069cm">
                  <text:p/>
                </draw:line>
                <draw:line draw:style-name="gr419" draw:text-style-name="P8" draw:layer="layout" svg:x1="3.233cm" svg:y1="24.069cm" svg:x2="3.287cm" svg:y2="24.034cm">
                  <text:p/>
                </draw:line>
                <draw:line draw:style-name="gr420" draw:text-style-name="P8" draw:layer="layout" svg:x1="3.18cm" svg:y1="24.034cm" svg:x2="3.234cm" svg:y2="23.999cm">
                  <text:p/>
                </draw:line>
                <draw:line draw:style-name="gr421" draw:text-style-name="P8" draw:layer="layout" svg:x1="3.206cm" svg:y1="24.121cm" svg:x2="3.26cm" svg:y2="24.086cm">
                  <text:p/>
                </draw:line>
                <draw:line draw:style-name="gr422" draw:text-style-name="P8" draw:layer="layout" svg:x1="3.153cm" svg:y1="24.086cm" svg:x2="3.207cm" svg:y2="24.051cm">
                  <text:p/>
                </draw:line>
                <draw:line draw:style-name="gr423" draw:text-style-name="P8" draw:layer="layout" svg:x1="3.099cm" svg:y1="24.051cm" svg:x2="3.153cm" svg:y2="24.016cm">
                  <text:p/>
                </draw:line>
                <draw:line draw:style-name="gr424" draw:text-style-name="P8" draw:layer="layout" svg:x1="3.126cm" svg:y1="23.999cm" svg:x2="3.18cm" svg:y2="23.964cm">
                  <text:p/>
                </draw:line>
                <draw:line draw:style-name="gr425" draw:text-style-name="P8" draw:layer="layout" svg:x1="3.046cm" svg:y1="24.016cm" svg:x2="3.1cm" svg:y2="23.981cm">
                  <text:p/>
                </draw:line>
                <draw:line draw:style-name="gr426" draw:text-style-name="P8" draw:layer="layout" svg:x1="3.072cm" svg:y1="23.963cm" svg:x2="3.126cm" svg:y2="23.928cm">
                  <text:p/>
                </draw:line>
                <draw:line draw:style-name="gr427" draw:text-style-name="P8" draw:layer="layout" svg:x1="3.019cm" svg:y1="23.928cm" svg:x2="3.073cm" svg:y2="23.893cm">
                  <text:p/>
                </draw:line>
                <draw:line draw:style-name="gr428" draw:text-style-name="P8" draw:layer="layout" svg:x1="2.992cm" svg:y1="23.981cm" svg:x2="3.046cm" svg:y2="23.946cm">
                  <text:p/>
                </draw:line>
                <draw:line draw:style-name="gr429" draw:text-style-name="P8" draw:layer="layout" svg:x1="3.34cm" svg:y1="24.28cm" svg:x2="3.394cm" svg:y2="24.245cm">
                  <text:p/>
                </draw:line>
                <draw:line draw:style-name="gr430" draw:text-style-name="P8" draw:layer="layout" svg:x1="3.287cm" svg:y1="24.244cm" svg:x2="3.341cm" svg:y2="24.209cm">
                  <text:p/>
                </draw:line>
                <draw:line draw:style-name="gr431" draw:text-style-name="P8" draw:layer="layout" svg:x1="3.233cm" svg:y1="24.209cm" svg:x2="3.287cm" svg:y2="24.174cm">
                  <text:p/>
                </draw:line>
                <draw:line draw:style-name="gr432" draw:text-style-name="P8" draw:layer="layout" svg:x1="3.206cm" svg:y1="24.262cm" svg:x2="3.26cm" svg:y2="24.227cm">
                  <text:p/>
                </draw:line>
                <draw:line draw:style-name="gr433" draw:text-style-name="P8" draw:layer="layout" svg:x1="3.153cm" svg:y1="24.227cm" svg:x2="3.207cm" svg:y2="24.192cm">
                  <text:p/>
                </draw:line>
                <draw:line draw:style-name="gr434" draw:text-style-name="P8" draw:layer="layout" svg:x1="3.18cm" svg:y1="24.174cm" svg:x2="3.234cm" svg:y2="24.139cm">
                  <text:p/>
                </draw:line>
                <draw:line draw:style-name="gr435" draw:text-style-name="P8" draw:layer="layout" svg:x1="3.126cm" svg:y1="24.139cm" svg:x2="3.18cm" svg:y2="24.104cm">
                  <text:p/>
                </draw:line>
                <draw:line draw:style-name="gr436" draw:text-style-name="P8" draw:layer="layout" svg:x1="3.072cm" svg:y1="24.104cm" svg:x2="3.126cm" svg:y2="24.069cm">
                  <text:p/>
                </draw:line>
                <draw:line draw:style-name="gr437" draw:text-style-name="P8" draw:layer="layout" svg:x1="3.019cm" svg:y1="24.069cm" svg:x2="3.073cm" svg:y2="24.034cm">
                  <text:p/>
                </draw:line>
                <draw:line draw:style-name="gr438" draw:text-style-name="P8" draw:layer="layout" svg:x1="2.939cm" svg:y1="24.086cm" svg:x2="2.993cm" svg:y2="24.051cm">
                  <text:p/>
                </draw:line>
                <draw:line draw:style-name="gr439" draw:text-style-name="P8" draw:layer="layout" svg:x1="2.965cm" svg:y1="24.034cm" svg:x2="3.019cm" svg:y2="23.999cm">
                  <text:p/>
                </draw:line>
                <draw:line draw:style-name="gr440" draw:text-style-name="P8" draw:layer="layout" svg:x1="2.885cm" svg:y1="24.051cm" svg:x2="2.939cm" svg:y2="24.016cm">
                  <text:p/>
                </draw:line>
                <draw:line draw:style-name="gr441" draw:text-style-name="P8" draw:layer="layout" svg:x1="3.314cm" svg:y1="24.333cm" svg:x2="3.368cm" svg:y2="24.298cm">
                  <text:p/>
                </draw:line>
                <draw:line draw:style-name="gr442" draw:text-style-name="P8" draw:layer="layout" svg:x1="3.26cm" svg:y1="24.297cm" svg:x2="3.314cm" svg:y2="24.262cm">
                  <text:p/>
                </draw:line>
                <draw:line draw:style-name="gr443" draw:text-style-name="P8" draw:layer="layout" svg:x1="3.501cm" svg:y1="24.456cm" svg:x2="3.715cm" svg:y2="24.315cm">
                  <text:p/>
                </draw:line>
                <draw:line draw:style-name="gr444" draw:text-style-name="P8" draw:layer="layout" svg:x1="3.555cm" svg:y1="24.491cm" svg:x2="3.769cm" svg:y2="24.35cm">
                  <text:p/>
                </draw:line>
                <draw:line draw:style-name="gr445" draw:text-style-name="P8" draw:layer="layout" svg:x1="3.608cm" svg:y1="24.315cm" svg:x2="3.769cm" svg:y2="24.421cm">
                  <text:p/>
                </draw:line>
                <draw:line draw:style-name="gr446" draw:text-style-name="P8" draw:layer="layout" svg:x1="3.555cm" svg:y1="24.35cm" svg:x2="3.716cm" svg:y2="24.456cm">
                  <text:p/>
                </draw:line>
                <draw:line draw:style-name="gr447" draw:text-style-name="P8" draw:layer="layout" svg:x1="3.501cm" svg:y1="24.385cm" svg:x2="3.608cm" svg:y2="24.455cm">
                  <text:p/>
                </draw:line>
                <draw:polygon draw:style-name="gr448" draw:text-style-name="P4" draw:layer="layout" svg:width="0.856cm" svg:height="0.632cm" svg:x="2.751cm" svg:y="24.016cm" svg:viewBox="0 0 857 633" draw:points="0,70 0,0 857,563 857,633">
                  <text:p/>
                </draw:polygon>
                <draw:polygon draw:style-name="gr449" draw:text-style-name="P7" draw:layer="layout" svg:width="1.151cm" svg:height="0.825cm" svg:x="2.751cm" svg:y="23.823cm" svg:viewBox="0 0 1152 826" draw:points="295,0 1152,563 1152,633 857,826 0,264 0,193">
                  <text:p/>
                </draw:polygon>
              </draw:g>
            </draw:g>
          </draw:g>
          <draw:frame draw:style-name="gr450" draw:text-style-name="P11" draw:layer="layout" svg:width="4.75cm" svg:height="1.25cm" svg:x="1.5cm" svg:y="25.575cm">
            <draw:text-box>
              <text:p>Poste Etudiant</text:p>
            </draw:text-box>
          </draw:frame>
          <draw:frame draw:style-name="gr451" draw:text-style-name="P11" draw:layer="layout" svg:width="7.75cm" svg:height="1cm" svg:x="0.75cm" svg:y="24.825cm">
            <draw:text-box>
              <text:p>.21<text:tab/> <text:s text:c="4"/>.1 <text:s text:c="7"/>.36 <text:s text:c="5"/>.51</text:p>
            </draw:text-box>
          </draw:frame>
          <draw:g xml:id="id2" draw:id="id2">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452" draw:text-style-name="P13" draw:layer="layout" svg:width="5.708cm" svg:height="0.824cm" svg:x="7.291cm" svg:y="18.575cm" svg:viewBox="0 0 5709 825" svg:d="M5709 412c0-225-109-412-240-412-1743 0-3485 0-5228 0-131 0-241 187-241 412 0 226 110 413 241 413 1743 0 3485 0 5228 0 131 0 240-188 240-413z">
              <text:p text:style-name="P12"><text:span text:style-name="T1">192.168.51.0</text:span></text:p>
            </draw:path>
            <draw:path draw:style-name="gr453" draw:text-style-name="P14" draw:layer="layout" svg:width="5.708cm" svg:height="0.824cm" svg:x="7.291cm" svg:y="18.575cm" svg:viewBox="0 0 5709 825" svg:d="M5709 412c0-225-109-412-240-412s-240 187-240 412c0 226 109 413 240 413s240-188 240-413zM5709 0zM0 825z">
              <text:p/>
            </draw:path>
          </draw:g>
          <draw:frame draw:style-name="gr450" draw:text-style-name="P11" draw:layer="layout" svg:width="11.25cm" svg:height="1.25cm" svg:x="9.5cm" svg:y="26.25cm">
            <draw:text-box>
              <text:p><text:tab/> WAPT <text:s/>CloneZilla <text:s text:c="2"/>FOG <text:s text:c="3"/>WDS</text:p>
            </draw:text-box>
          </draw:frame>
          <draw:g xml:id="id10" draw:id="id10">
            <draw:path draw:style-name="gr454" draw:text-style-name="P3" draw:layer="layout" svg:width="0.809cm" svg:height="0.687cm" svg:x="6.94cm" svg:y="14.533cm" svg:viewBox="0 0 810 688" svg:d="M0 688c353 0 810-196 810-393s-13-295-270-295c0 211-540 407-540 688z">
              <text:p/>
            </draw:path>
            <draw:path draw:style-name="gr455" draw:text-style-name="P15" draw:layer="layout" svg:width="1.979cm" svg:height="1.18cm" svg:x="5.501cm" svg:y="14.09cm" svg:viewBox="0 0 1980 1181" svg:d="M1980 0c0 0 0 788-1 590 2 345-427 591-988 591s-990-246-991-591c1 1 0-246 0-590 0 344 450 590 990 590 541 0 990-246 990-590z">
              <text:p/>
            </draw:path>
            <draw:path draw:style-name="gr456" draw:text-style-name="P16" draw:layer="layout" svg:width="1.978cm" svg:height="1.178cm" svg:x="5.5cm" svg:y="13.5cm" svg:viewBox="0 0 1979 1179" svg:d="M990 0c561 0 989 255 989 589 0 335-428 590-989 590-562 0-990-255-990-590 0-334 428-589 990-589z">
              <text:p/>
            </draw:path>
            <draw:polygon draw:style-name="gr457" draw:text-style-name="P17" draw:layer="layout" svg:width="0.539cm" svg:height="0.294cm" svg:x="6.58cm" svg:y="14.139cm" svg:viewBox="0 0 540 295" draw:points="270,0 180,49 540,246 450,295 90,98 0,148 0,0">
              <text:p/>
            </draw:polygon>
            <draw:polygon draw:style-name="gr458" draw:text-style-name="P17" draw:layer="layout" svg:width="0.539cm" svg:height="0.294cm" svg:x="5.86cm" svg:y="13.746cm" svg:viewBox="0 0 540 295" draw:points="450,197 540,148 540,295 269,295 359,246 0,49 90,0">
              <text:p/>
            </draw:polygon>
            <draw:polygon draw:style-name="gr459" draw:text-style-name="P17" draw:layer="layout" svg:width="0.539cm" svg:height="0.294cm" svg:x="5.86cm" svg:y="14.139cm" svg:viewBox="0 0 540 295" draw:points="90,197 451,0 540,49 180,246 269,295 0,295 0,148">
              <text:p/>
            </draw:polygon>
            <draw:polygon draw:style-name="gr460" draw:text-style-name="P17" draw:layer="layout" svg:width="0.539cm" svg:height="0.294cm" svg:x="6.58cm" svg:y="13.746cm" svg:viewBox="0 0 540 295" draw:points="359,49 269,0 540,0 540,148 450,98 90,295 0,246">
              <text:p/>
            </draw:polygon>
            <draw:path draw:style-name="gr461" draw:text-style-name="P18" draw:layer="layout" svg:width="1.98cm" svg:height="1.769cm" svg:x="5.5cm" svg:y="13.5cm" svg:viewBox="0 0 1981 1770" svg:d="M990 0c561 0 991 256 991 590l-1 590c0 344-450 590-990 590-539 0-990-246-990-590 0 0 1-590 0-591 0-334 428-589 990-589z">
              <text:p/>
            </draw:path>
          </draw:g>
          <draw:frame draw:style-name="gr450" draw:text-style-name="P11" draw:layer="layout" svg:width="2.75cm" svg:height="1.25cm" svg:x="2cm" svg:y="13.75cm">
            <draw:text-box>
              <text:p>TP Link</text:p>
            </draw:text-box>
          </draw:frame>
          <draw:g xml:id="id11" draw:id="id11">
            <draw:path draw:style-name="gr462" draw:text-style-name="P3" draw:layer="layout" svg:width="0.73cm" svg:height="0.687cm" svg:x="13.8cm" svg:y="15.837cm" svg:viewBox="0 0 731 688" svg:d="M0 688c318 0 731-196 731-393s-12-295-244-295c0 211-487 407-487 688z">
              <text:p/>
            </draw:path>
            <draw:path draw:style-name="gr463" draw:text-style-name="P15" draw:layer="layout" svg:width="1.786cm" svg:height="1.18cm" svg:x="12.501cm" svg:y="15.394cm" svg:viewBox="0 0 1787 1181" svg:d="M1787 0c0 0 0 788-1 590 2 345-385 591-891 591-507 0-894-246-895-591 1 1 0-246 0-590 0 344 406 590 894 590s893-246 893-590z">
              <text:p/>
            </draw:path>
            <draw:path draw:style-name="gr464" draw:text-style-name="P16" draw:layer="layout" svg:width="1.785cm" svg:height="1.178cm" svg:x="12.5cm" svg:y="14.804cm" svg:viewBox="0 0 1786 1179" svg:d="M893 0c507 0 893 255 893 589 0 335-386 590-893 590-506 0-893-255-893-590 0-334 387-589 893-589z">
              <text:p/>
            </draw:path>
            <draw:polygon draw:style-name="gr465" draw:text-style-name="P17" draw:layer="layout" svg:width="0.487cm" svg:height="0.294cm" svg:x="13.475cm" svg:y="15.443cm" svg:viewBox="0 0 488 295" draw:points="244,0 163,49 488,246 406,295 81,98 0,148 0,0">
              <text:p/>
            </draw:polygon>
            <draw:polygon draw:style-name="gr466" draw:text-style-name="P17" draw:layer="layout" svg:width="0.486cm" svg:height="0.294cm" svg:x="12.825cm" svg:y="15.05cm" svg:viewBox="0 0 487 295" draw:points="406,197 487,148 487,295 243,295 324,246 0,49 81,0">
              <text:p/>
            </draw:polygon>
            <draw:polygon draw:style-name="gr467" draw:text-style-name="P17" draw:layer="layout" svg:width="0.487cm" svg:height="0.294cm" svg:x="12.825cm" svg:y="15.443cm" svg:viewBox="0 0 488 295" draw:points="81,197 407,0 488,49 162,246 243,295 0,295 0,148">
              <text:p/>
            </draw:polygon>
            <draw:polygon draw:style-name="gr468" draw:text-style-name="P17" draw:layer="layout" svg:width="0.486cm" svg:height="0.294cm" svg:x="13.475cm" svg:y="15.05cm" svg:viewBox="0 0 487 295" draw:points="324,49 243,0 487,0 487,148 406,98 81,295 0,246">
              <text:p/>
            </draw:polygon>
            <draw:path draw:style-name="gr469" draw:text-style-name="P18" draw:layer="layout" svg:width="1.787cm" svg:height="1.769cm" svg:x="12.5cm" svg:y="14.804cm" svg:viewBox="0 0 1788 1770" svg:d="M893 0c507 0 895 256 895 590l-1 590c0 344-406 590-893 590s-894-246-894-590c0 0 1-590 0-591 0-334 387-589 893-589z">
              <text:p/>
            </draw:path>
          </draw:g>
          <draw:custom-shape draw:style-name="gr470" draw:text-style-name="P20" xml:id="id12" draw:id="id12" draw:layer="layout" svg:width="5.465cm" svg:height="2.369cm" svg:x="14.5cm" svg:y="11.32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9"><text:span text:style-name="T2">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71" draw:text-style-name="P21" draw:layer="layout" svg:x1="3.692cm" svg:y1="22.923cm" svg:x2="7.578cm" svg:y2="18.575cm" draw:start-shape="id1" draw:start-glue-point="6" draw:end-shape="id2" draw:end-glue-point="4" svg:d="M3692 22923v-4868h3886v520" svg:viewBox="0 0 3887 4869">
            <text:p/>
          </draw:connector>
          <draw:connector draw:style-name="gr471" draw:text-style-name="P21" draw:layer="layout" svg:x1="5.441cm" svg:y1="22.923cm" svg:x2="9.718cm" svg:y2="19.399cm" draw:start-shape="id3" draw:start-glue-point="6" draw:end-shape="id2" draw:end-glue-point="60" svg:d="M5441 22923v-1935h4277v-1589" svg:viewBox="0 0 4278 3525">
            <text:p/>
          </draw:connector>
          <draw:connector draw:style-name="gr471" draw:text-style-name="P21" draw:layer="layout" svg:x1="1.848cm" svg:y1="22.673cm" svg:x2="8.006cm" svg:y2="19.399cm" draw:start-shape="id4" draw:start-glue-point="6" draw:end-shape="id2" draw:end-glue-point="72" svg:d="M1848 22673v-1810h6158v-1464" svg:viewBox="0 0 6159 3275">
            <text:p/>
          </draw:connector>
          <draw:connector draw:style-name="gr471" draw:text-style-name="P21" draw:layer="layout" svg:x1="7.191cm" svg:y1="23.135cm" svg:x2="10.288cm" svg:y2="19.399cm" draw:start-shape="id5" draw:start-glue-point="6" draw:end-shape="id2" draw:end-glue-point="57" svg:d="M7191 23135v-2022h3097v-1714" svg:viewBox="0 0 3098 3737">
            <text:p/>
          </draw:connector>
          <draw:g xml:id="id6" draw:id="id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72" draw:text-style-name="P3" draw:layer="layout" svg:width="0.342cm" svg:height="0.21cm" svg:x="12.907cm" svg:y="23.864cm" svg:viewBox="0 0 343 211" svg:d="M0 211c86 0 343-70 343-123s-9-88-94-88c0 53-250 53-249 211z">
                <text:p/>
              </draw:path>
              <draw:g>
                <draw:polygon draw:style-name="gr473" draw:text-style-name="P4" draw:layer="layout" svg:width="0.155cm" svg:height="0.175cm" svg:x="12.781cm" svg:y="23.899cm" svg:viewBox="0 0 156 176" draw:points="0,106 31,0 156,70 125,176">
                  <text:p/>
                </draw:polygon>
                <draw:polygon draw:style-name="gr474" draw:text-style-name="P5" draw:layer="layout" svg:width="0.343cm" svg:height="0.192cm" svg:x="12.813cm" svg:y="23.776cm" svg:viewBox="0 0 344 193" draw:points="0,123 63,70 156,17 219,0 344,70 281,88 188,141 125,193">
                  <text:p/>
                </draw:polygon>
                <draw:path draw:style-name="gr475" draw:text-style-name="P6" draw:layer="layout" svg:width="0.28cm" svg:height="0.228cm" svg:x="12.906cm" svg:y="23.846cm" svg:viewBox="0 0 281 229" svg:d="M281 70c0-105-62-70-125-35-62 35-125 35-156 194 0 0 125-71 281-159z">
                  <text:p/>
                </draw:path>
                <draw:path draw:style-name="gr476" draw:text-style-name="P7" draw:layer="layout" svg:width="0.405cm" svg:height="0.298cm" svg:x="12.781cm" svg:y="23.776cm" svg:viewBox="0 0 406 299" svg:d="M250 0c-62 17-62 17-125 53-31 17-94 35-125 176 63 35 63 35 125 70 36-16 219-123 281-158 0-88-62-88-156-141z">
                  <text:p/>
                </draw:path>
              </draw:g>
            </draw:g>
            <draw:g>
              <draw:path draw:style-name="gr477" draw:text-style-name="P3" draw:layer="layout" svg:width="0.561cm" svg:height="0.421cm" svg:x="12.625cm" svg:y="23.02cm" svg:viewBox="0 0 562 422" svg:d="M2 422c86 0 560-18 560-176s-163-246-248-246c0 53-343 35-312 422z">
                <text:p/>
              </draw:path>
              <draw:g>
                <draw:polygon draw:style-name="gr478" draw:text-style-name="P4" draw:layer="layout" svg:width="0.312cm" svg:height="0.245cm" svg:x="12.312cm" svg:y="23.196cm" svg:viewBox="0 0 313 246" draw:points="0,70 0,0 313,176 313,246">
                  <text:p/>
                </draw:polygon>
                <draw:polygon draw:style-name="gr479" draw:text-style-name="P4" draw:layer="layout" svg:width="0.312cm" svg:height="0.298cm" svg:x="12.563cm" svg:y="22.932cm" svg:viewBox="0 0 313 299" draw:points="0,123 0,0 313,176 313,299">
                  <text:p/>
                </draw:polygon>
                <draw:polygon draw:style-name="gr480" draw:text-style-name="P5" draw:layer="layout" svg:width="0.561cm" svg:height="0.315cm" svg:x="12.312cm" svg:y="23.055cm" svg:viewBox="0 0 562 316" draw:points="0,141 250,0 562,176 313,316">
                  <text:p/>
                </draw:polygon>
                <draw:line draw:style-name="gr481" draw:text-style-name="P8" draw:layer="layout" svg:x1="12.563cm" svg:y1="23.055cm" svg:x2="12.876cm" svg:y2="23.231cm">
                  <text:p/>
                </draw:line>
                <draw:polygon draw:style-name="gr482" draw:text-style-name="P6" draw:layer="layout" svg:width="0.312cm" svg:height="0.298cm" svg:x="12.625cm" svg:y="23.143cm" svg:viewBox="0 0 313 299" draw:points="0,299 0,229 250,88 250,0 313,35 313,123">
                  <text:p/>
                </draw:polygon>
                <draw:polygon draw:style-name="gr483" draw:text-style-name="P4" draw:layer="layout" svg:width="0.999cm" svg:height="1.335cm" svg:x="11.969cm" svg:y="21.86cm" svg:viewBox="0 0 1000 1336" draw:points="0,773 0,0 1000,563 1000,1336">
                  <text:p/>
                </draw:polygon>
                <draw:polygon draw:style-name="gr484" draw:text-style-name="P9" draw:layer="layout" svg:width="0.937cm" svg:height="1.229cm" svg:x="12cm" svg:y="21.913cm" svg:viewBox="0 0 938 1230" draw:points="0,703 0,0 938,527 938,1230">
                  <text:p/>
                </draw:polygon>
                <draw:polygon draw:style-name="gr485" draw:text-style-name="P5" draw:layer="layout" svg:width="1.062cm" svg:height="0.596cm" svg:x="11.969cm" svg:y="21.825cm" svg:viewBox="0 0 1063 597" draw:points="1000,597 0,35 63,0 1063,563">
                  <text:p/>
                </draw:polygon>
                <draw:polygon draw:style-name="gr486" draw:text-style-name="P6" draw:layer="layout" svg:width="0.062cm" svg:height="0.808cm" svg:x="12.969cm" svg:y="22.388cm" svg:viewBox="0 0 63 809" draw:points="0,809 0,35 63,0 63,773">
                  <text:p/>
                </draw:polygon>
                <draw:polygon draw:style-name="gr487" draw:text-style-name="P7" draw:layer="layout" svg:width="1.062cm" svg:height="1.616cm" svg:x="11.969cm" svg:y="21.825cm" svg:viewBox="0 0 1063 1617" draw:points="63,0 1063,563 1063,1336 1000,1371 969,1353 969,1441 656,1617 344,1441 344,1371 594,1230 594,1143 0,809 0,35">
                  <text:p/>
                </draw:polygon>
              </draw:g>
            </draw:g>
            <draw:g>
              <draw:path draw:style-name="gr488" draw:text-style-name="P3" draw:layer="layout" svg:width="0.406cm" svg:height="0.21cm" svg:x="12.499cm" svg:y="23.671cm" svg:viewBox="0 0 407 211" svg:d="M2 211c86 0 405-88 405-141s-8-70-94-70c0 53-343 35-311 211z">
                <text:p/>
              </draw:path>
              <draw:g>
                <draw:polygon draw:style-name="gr489" draw:text-style-name="P5" draw:layer="layout" svg:width="1.343cm" svg:height="0.755cm" svg:x="11.5cm" svg:y="23.073cm" svg:viewBox="0 0 1344 756" draw:points="1000,756 0,193 344,0 1344,563">
                  <text:p/>
                </draw:polygon>
                <draw:polygon draw:style-name="gr490" draw:text-style-name="P10" draw:layer="layout" svg:width="0.905cm" svg:height="0.509cm" svg:x="11.594cm" svg:y="23.126cm" svg:viewBox="0 0 906 510" draw:points="0,141 250,0 906,369 656,510">
                  <text:p/>
                </draw:polygon>
                <draw:polygon draw:style-name="gr491" draw:text-style-name="P10" draw:layer="layout" svg:width="0.437cm" svg:height="0.245cm" svg:x="12.312cm" svg:y="23.53cm" svg:viewBox="0 0 438 246" draw:points="0,141 250,0 438,106 188,246">
                  <text:p/>
                </draw:polygon>
                <draw:polygon draw:style-name="gr492" draw:text-style-name="P6" draw:layer="layout" svg:width="0.343cm" svg:height="0.263cm" svg:x="12.5cm" svg:y="23.635cm" svg:viewBox="0 0 344 264" draw:points="0,264 0,193 344,0 344,70">
                  <text:p/>
                </draw:polygon>
                <draw:line draw:style-name="gr493" draw:text-style-name="P8" draw:layer="layout" svg:x1="11.656cm" svg:y1="23.231cm" svg:x2="12.312cm" svg:y2="23.6cm">
                  <text:p/>
                </draw:line>
                <draw:line draw:style-name="gr494" draw:text-style-name="P8" draw:layer="layout" svg:x1="11.719cm" svg:y1="23.196cm" svg:x2="12.375cm" svg:y2="23.565cm">
                  <text:p/>
                </draw:line>
                <draw:line draw:style-name="gr495" draw:text-style-name="P8" draw:layer="layout" svg:x1="11.781cm" svg:y1="23.161cm" svg:x2="12.437cm" svg:y2="23.53cm">
                  <text:p/>
                </draw:line>
                <draw:line draw:style-name="gr496" draw:text-style-name="P8" draw:layer="layout" svg:x1="12.375cm" svg:y1="23.494cm" svg:x2="12.438cm" svg:y2="23.459cm">
                  <text:p/>
                </draw:line>
                <draw:line draw:style-name="gr497" draw:text-style-name="P8" draw:layer="layout" svg:x1="12.312cm" svg:y1="23.459cm" svg:x2="12.375cm" svg:y2="23.424cm">
                  <text:p/>
                </draw:line>
                <draw:line draw:style-name="gr498" draw:text-style-name="P8" draw:layer="layout" svg:x1="12.25cm" svg:y1="23.424cm" svg:x2="12.313cm" svg:y2="23.389cm">
                  <text:p/>
                </draw:line>
                <draw:line draw:style-name="gr499" draw:text-style-name="P8" draw:layer="layout" svg:x1="12.281cm" svg:y1="23.512cm" svg:x2="12.344cm" svg:y2="23.477cm">
                  <text:p/>
                </draw:line>
                <draw:line draw:style-name="gr500" draw:text-style-name="P8" draw:layer="layout" svg:x1="12.219cm" svg:y1="23.477cm" svg:x2="12.282cm" svg:y2="23.442cm">
                  <text:p/>
                </draw:line>
                <draw:line draw:style-name="gr501" draw:text-style-name="P8" draw:layer="layout" svg:x1="12.156cm" svg:y1="23.442cm" svg:x2="12.219cm" svg:y2="23.407cm">
                  <text:p/>
                </draw:line>
                <draw:line draw:style-name="gr502" draw:text-style-name="P8" draw:layer="layout" svg:x1="12.187cm" svg:y1="23.389cm" svg:x2="12.25cm" svg:y2="23.354cm">
                  <text:p/>
                </draw:line>
                <draw:line draw:style-name="gr503" draw:text-style-name="P8" draw:layer="layout" svg:x1="12.094cm" svg:y1="23.407cm" svg:x2="12.157cm" svg:y2="23.372cm">
                  <text:p/>
                </draw:line>
                <draw:line draw:style-name="gr504" draw:text-style-name="P8" draw:layer="layout" svg:x1="12.125cm" svg:y1="23.354cm" svg:x2="12.188cm" svg:y2="23.319cm">
                  <text:p/>
                </draw:line>
                <draw:line draw:style-name="gr505" draw:text-style-name="P8" draw:layer="layout" svg:x1="12.062cm" svg:y1="23.319cm" svg:x2="12.125cm" svg:y2="23.284cm">
                  <text:p/>
                </draw:line>
                <draw:line draw:style-name="gr506" draw:text-style-name="P8" draw:layer="layout" svg:x1="12cm" svg:y1="23.284cm" svg:x2="12.063cm" svg:y2="23.249cm">
                  <text:p/>
                </draw:line>
                <draw:line draw:style-name="gr507" draw:text-style-name="P8" draw:layer="layout" svg:x1="12.031cm" svg:y1="23.371cm" svg:x2="12.094cm" svg:y2="23.336cm">
                  <text:p/>
                </draw:line>
                <draw:line draw:style-name="gr508" draw:text-style-name="P8" draw:layer="layout" svg:x1="11.969cm" svg:y1="23.336cm" svg:x2="12.032cm" svg:y2="23.301cm">
                  <text:p/>
                </draw:line>
                <draw:line draw:style-name="gr509" draw:text-style-name="P8" draw:layer="layout" svg:x1="11.906cm" svg:y1="23.301cm" svg:x2="11.969cm" svg:y2="23.266cm">
                  <text:p/>
                </draw:line>
                <draw:line draw:style-name="gr510" draw:text-style-name="P8" draw:layer="layout" svg:x1="11.938cm" svg:y1="23.249cm" svg:x2="12.001cm" svg:y2="23.214cm">
                  <text:p/>
                </draw:line>
                <draw:line draw:style-name="gr511" draw:text-style-name="P8" draw:layer="layout" svg:x1="11.844cm" svg:y1="23.266cm" svg:x2="11.907cm" svg:y2="23.231cm">
                  <text:p/>
                </draw:line>
                <draw:line draw:style-name="gr512" draw:text-style-name="P8" draw:layer="layout" svg:x1="11.875cm" svg:y1="23.213cm" svg:x2="11.938cm" svg:y2="23.178cm">
                  <text:p/>
                </draw:line>
                <draw:line draw:style-name="gr513" draw:text-style-name="P8" draw:layer="layout" svg:x1="11.813cm" svg:y1="23.178cm" svg:x2="11.876cm" svg:y2="23.143cm">
                  <text:p/>
                </draw:line>
                <draw:line draw:style-name="gr514" draw:text-style-name="P8" draw:layer="layout" svg:x1="11.781cm" svg:y1="23.231cm" svg:x2="11.844cm" svg:y2="23.196cm">
                  <text:p/>
                </draw:line>
                <draw:line draw:style-name="gr515" draw:text-style-name="P8" draw:layer="layout" svg:x1="12.187cm" svg:y1="23.53cm" svg:x2="12.25cm" svg:y2="23.495cm">
                  <text:p/>
                </draw:line>
                <draw:line draw:style-name="gr516" draw:text-style-name="P8" draw:layer="layout" svg:x1="12.125cm" svg:y1="23.494cm" svg:x2="12.188cm" svg:y2="23.459cm">
                  <text:p/>
                </draw:line>
                <draw:line draw:style-name="gr517" draw:text-style-name="P8" draw:layer="layout" svg:x1="12.062cm" svg:y1="23.459cm" svg:x2="12.125cm" svg:y2="23.424cm">
                  <text:p/>
                </draw:line>
                <draw:line draw:style-name="gr518" draw:text-style-name="P8" draw:layer="layout" svg:x1="12.031cm" svg:y1="23.512cm" svg:x2="12.094cm" svg:y2="23.477cm">
                  <text:p/>
                </draw:line>
                <draw:line draw:style-name="gr519" draw:text-style-name="P8" draw:layer="layout" svg:x1="11.969cm" svg:y1="23.477cm" svg:x2="12.032cm" svg:y2="23.442cm">
                  <text:p/>
                </draw:line>
                <draw:line draw:style-name="gr520" draw:text-style-name="P8" draw:layer="layout" svg:x1="12cm" svg:y1="23.424cm" svg:x2="12.063cm" svg:y2="23.389cm">
                  <text:p/>
                </draw:line>
                <draw:line draw:style-name="gr521" draw:text-style-name="P8" draw:layer="layout" svg:x1="11.938cm" svg:y1="23.389cm" svg:x2="12.001cm" svg:y2="23.354cm">
                  <text:p/>
                </draw:line>
                <draw:line draw:style-name="gr522" draw:text-style-name="P8" draw:layer="layout" svg:x1="11.875cm" svg:y1="23.354cm" svg:x2="11.938cm" svg:y2="23.319cm">
                  <text:p/>
                </draw:line>
                <draw:line draw:style-name="gr523" draw:text-style-name="P8" draw:layer="layout" svg:x1="11.813cm" svg:y1="23.319cm" svg:x2="11.876cm" svg:y2="23.284cm">
                  <text:p/>
                </draw:line>
                <draw:line draw:style-name="gr524" draw:text-style-name="P8" draw:layer="layout" svg:x1="11.719cm" svg:y1="23.336cm" svg:x2="11.782cm" svg:y2="23.301cm">
                  <text:p/>
                </draw:line>
                <draw:line draw:style-name="gr525" draw:text-style-name="P8" draw:layer="layout" svg:x1="11.75cm" svg:y1="23.284cm" svg:x2="11.813cm" svg:y2="23.249cm">
                  <text:p/>
                </draw:line>
                <draw:line draw:style-name="gr526" draw:text-style-name="P8" draw:layer="layout" svg:x1="11.656cm" svg:y1="23.301cm" svg:x2="11.719cm" svg:y2="23.266cm">
                  <text:p/>
                </draw:line>
                <draw:line draw:style-name="gr527" draw:text-style-name="P8" draw:layer="layout" svg:x1="12.156cm" svg:y1="23.583cm" svg:x2="12.219cm" svg:y2="23.548cm">
                  <text:p/>
                </draw:line>
                <draw:line draw:style-name="gr528" draw:text-style-name="P8" draw:layer="layout" svg:x1="12.094cm" svg:y1="23.547cm" svg:x2="12.157cm" svg:y2="23.512cm">
                  <text:p/>
                </draw:line>
                <draw:line draw:style-name="gr529" draw:text-style-name="P8" draw:layer="layout" svg:x1="12.375cm" svg:y1="23.706cm" svg:x2="12.625cm" svg:y2="23.565cm">
                  <text:p/>
                </draw:line>
                <draw:line draw:style-name="gr530" draw:text-style-name="P8" draw:layer="layout" svg:x1="12.438cm" svg:y1="23.741cm" svg:x2="12.688cm" svg:y2="23.6cm">
                  <text:p/>
                </draw:line>
                <draw:line draw:style-name="gr531" draw:text-style-name="P8" draw:layer="layout" svg:x1="12.5cm" svg:y1="23.565cm" svg:x2="12.688cm" svg:y2="23.671cm">
                  <text:p/>
                </draw:line>
                <draw:line draw:style-name="gr532" draw:text-style-name="P8" draw:layer="layout" svg:x1="12.438cm" svg:y1="23.6cm" svg:x2="12.626cm" svg:y2="23.706cm">
                  <text:p/>
                </draw:line>
                <draw:line draw:style-name="gr533" draw:text-style-name="P8" draw:layer="layout" svg:x1="12.375cm" svg:y1="23.635cm" svg:x2="12.5cm" svg:y2="23.705cm">
                  <text:p/>
                </draw:line>
                <draw:polygon draw:style-name="gr534" draw:text-style-name="P4" draw:layer="layout" svg:width="0.999cm" svg:height="0.632cm" svg:x="11.5cm" svg:y="23.266cm" svg:viewBox="0 0 1000 633" draw:points="0,70 0,0 1000,563 1000,633">
                  <text:p/>
                </draw:polygon>
                <draw:polygon draw:style-name="gr535" draw:text-style-name="P7" draw:layer="layout" svg:width="1.343cm" svg:height="0.825cm" svg:x="11.5cm" svg:y="23.073cm" svg:viewBox="0 0 1344 826" draw:points="344,0 1344,563 1344,633 1000,826 0,264 0,193">
                  <text:p/>
                </draw:polygon>
              </draw:g>
            </draw:g>
          </draw:g>
          <draw:connector draw:style-name="gr536" draw:text-style-name="P22" draw:layer="layout" draw:type="line" svg:x1="11.969cm" svg:y1="22.318cm" svg:x2="11.43cm" svg:y2="19.399cm" draw:start-shape="id6" draw:start-glue-point="7" draw:end-shape="id2" draw:end-glue-point="49" svg:d="M11969 22318l-539-2919" svg:viewBox="0 0 540 2920">
            <text:p/>
          </draw:connector>
          <draw:connector draw:style-name="gr536" draw:text-style-name="P22" draw:layer="layout" draw:type="line" svg:x1="12.285cm" svg:y1="19.399cm" svg:x2="13.969cm" svg:y2="22.318cm" draw:start-shape="id2" draw:start-glue-point="43" draw:end-shape="id7" draw:end-glue-point="7" svg:d="M12285 19399l1684 2919" svg:viewBox="0 0 1685 2920">
            <text:p/>
          </draw:connector>
          <draw:connector draw:style-name="gr536" draw:text-style-name="P22" draw:layer="layout" draw:type="line" svg:x1="12.714cm" svg:y1="19.399cm" svg:x2="16.441cm" svg:y2="22.173cm" draw:start-shape="id2" draw:start-glue-point="40" draw:end-shape="id8" draw:end-glue-point="6" svg:d="M12714 19399l3727 2774" svg:viewBox="0 0 3728 2775">
            <text:p/>
          </draw:connector>
          <draw:connector draw:style-name="gr536" draw:text-style-name="P22" draw:layer="layout" draw:type="line" svg:x1="12.714cm" svg:y1="18.575cm" svg:x2="18.563cm" svg:y2="22.883cm" draw:start-shape="id2" draw:start-glue-point="39" draw:end-shape="id9" draw:end-glue-point="9" svg:d="M12714 18575l5849 4308" svg:viewBox="0 0 5850 4309">
            <text:p/>
          </draw:connector>
          <draw:connector draw:style-name="gr536" draw:text-style-name="P22" draw:layer="layout" draw:type="line" svg:x1="6.625cm" svg:y1="15.271cm" svg:x2="8.434cm" svg:y2="18.575cm" draw:start-shape="id10" draw:start-glue-point="2" draw:end-shape="id2" draw:end-glue-point="10" svg:d="M6625 15271l1809 3304" svg:viewBox="0 0 1810 3305">
            <text:p/>
          </draw:connector>
          <draw:connector draw:style-name="gr536" draw:text-style-name="P22" draw:layer="layout" draw:type="line" svg:x1="13.515cm" svg:y1="16.575cm" svg:x2="11.858cm" svg:y2="18.575cm" draw:start-shape="id11" draw:start-glue-point="2" draw:end-shape="id2" draw:end-glue-point="33" svg:d="M13515 16575l-1657 2000" svg:viewBox="0 0 1658 2001">
            <text:p/>
          </draw:connector>
          <draw:connector draw:style-name="gr536" draw:text-style-name="P22" draw:layer="layout" draw:type="line" svg:x1="13.515cm" svg:y1="14.804cm" svg:x2="16.139cm" svg:y2="13.535cm" draw:start-shape="id11" draw:start-glue-point="0" draw:end-shape="id12" draw:end-glue-point="47" svg:d="M13515 14804l2624-1269" svg:viewBox="0 0 2625 1270">
            <text:p/>
          </draw:connector>
          <draw:g xml:id="id13" draw:id="id13">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g>
              <draw:path draw:style-name="gr537" draw:text-style-name="P13" draw:layer="layout" svg:width="5.708cm" svg:height="0.824cm" svg:x="1.291cm" svg:y="10.175cm" svg:viewBox="0 0 5709 825" svg:d="M5709 412c0-225-109-412-240-412-1743 0-3485 0-5228 0-131 0-241 187-241 412 0 226 110 413 241 413 1743 0 3485 0 5228 0 131 0 240-188 240-413z">
                <text:p text:style-name="P12"><text:span text:style-name="T1">192.168.80.0/24</text:span></text:p>
              </draw:path>
              <draw:path draw:style-name="gr538" draw:text-style-name="P14" draw:layer="layout" svg:width="5.708cm" svg:height="0.824cm" svg:x="1.25cm" svg:y="10.175cm" svg:viewBox="0 0 5709 825" svg:d="M5709 412c0-225-109-412-240-412s-240 187-240 412c0 226 109 413 240 413s240-188 240-413zM5709 0zM0 825z">
                <text:p/>
              </draw:path>
            </draw:g>
          </draw:g>
          <draw:connector draw:style-name="gr536" draw:text-style-name="P22" draw:layer="layout" draw:type="line" svg:x1="3.408cm" svg:y1="10.999cm" svg:x2="5.5cm" svg:y2="14.385cm" draw:start-shape="id13" draw:start-glue-point="62" draw:end-shape="id10" svg:d="M3408 10999l2092 3386" svg:viewBox="0 0 2093 3387">
            <text:p/>
          </draw:connector>
          <draw:g xml:id="id14" draw:id="id1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39" draw:text-style-name="P3" draw:layer="layout" svg:width="0.39cm" svg:height="0.243cm" svg:x="2.859cm" svg:y="8.506cm" svg:viewBox="0 0 391 244" svg:d="M0 244c98 0 391-81 391-142s-10-102-107-102c0 61-286 61-284 244z">
                <text:p/>
              </draw:path>
              <draw:g>
                <draw:polygon draw:style-name="gr540" draw:text-style-name="P4" draw:layer="layout" svg:width="0.177cm" svg:height="0.203cm" svg:x="2.716cm" svg:y="8.546cm" svg:viewBox="0 0 178 204" draw:points="0,122 36,0 178,81 142,204">
                  <text:p/>
                </draw:polygon>
                <draw:polygon draw:style-name="gr541" draw:text-style-name="P5" draw:layer="layout" svg:width="0.391cm" svg:height="0.223cm" svg:x="2.751cm" svg:y="8.404cm" svg:viewBox="0 0 392 224" draw:points="0,142 71,81 178,20 249,0 392,81 321,102 214,163 142,224">
                  <text:p/>
                </draw:polygon>
                <draw:path draw:style-name="gr542" draw:text-style-name="P6" draw:layer="layout" svg:width="0.32cm" svg:height="0.263cm" svg:x="2.858cm" svg:y="8.485cm" svg:viewBox="0 0 321 264" svg:d="M321 81c0-122-72-81-143-40-71 40-142 40-178 223 0 0 142-81 321-183z">
                  <text:p/>
                </draw:path>
                <draw:path draw:style-name="gr543" draw:text-style-name="P7" draw:layer="layout" svg:width="0.462cm" svg:height="0.345cm" svg:x="2.716cm" svg:y="8.404cm" svg:viewBox="0 0 463 346" svg:d="M285 0c-71 20-71 20-143 61-35 20-106 41-142 203 71 41 71 41 142 82 41-19 250-142 321-183 0-102-71-102-178-163z">
                  <text:p/>
                </draw:path>
              </draw:g>
            </draw:g>
            <draw:g>
              <draw:path draw:style-name="gr544" draw:text-style-name="P3" draw:layer="layout" svg:width="0.64cm" svg:height="0.487cm" svg:x="2.537cm" svg:y="7.529cm" svg:viewBox="0 0 641 488" svg:d="M2 488c98 0 639-20 639-203s-186-285-284-285c0 61-391 41-355 488z">
                <text:p/>
              </draw:path>
              <draw:g>
                <draw:polygon draw:style-name="gr545" draw:text-style-name="P4" draw:layer="layout" svg:width="0.355cm" svg:height="0.284cm" svg:x="2.181cm" svg:y="7.732cm" svg:viewBox="0 0 356 285" draw:points="0,81 0,0 356,204 356,285">
                  <text:p/>
                </draw:polygon>
                <draw:polygon draw:style-name="gr546" draw:text-style-name="P4" draw:layer="layout" svg:width="0.355cm" svg:height="0.345cm" svg:x="2.466cm" svg:y="7.428cm" svg:viewBox="0 0 356 346" draw:points="0,142 0,0 356,204 356,346">
                  <text:p/>
                </draw:polygon>
                <draw:polygon draw:style-name="gr547" draw:text-style-name="P5" draw:layer="layout" svg:width="0.64cm" svg:height="0.365cm" svg:x="2.181cm" svg:y="7.57cm" svg:viewBox="0 0 641 366" draw:points="0,163 285,0 641,204 356,366">
                  <text:p/>
                </draw:polygon>
                <draw:line draw:style-name="gr548" draw:text-style-name="P8" draw:layer="layout" svg:x1="2.466cm" svg:y1="7.57cm" svg:x2="2.822cm" svg:y2="7.774cm">
                  <text:p/>
                </draw:line>
                <draw:polygon draw:style-name="gr549" draw:text-style-name="P6" draw:layer="layout" svg:width="0.355cm" svg:height="0.345cm" svg:x="2.537cm" svg:y="7.672cm" svg:viewBox="0 0 356 346" draw:points="0,346 0,264 285,102 285,0 356,41 356,142">
                  <text:p/>
                </draw:polygon>
                <draw:polygon draw:style-name="gr550" draw:text-style-name="P4" draw:layer="layout" svg:width="1.139cm" svg:height="1.545cm" svg:x="1.789cm" svg:y="6.187cm" svg:viewBox="0 0 1140 1546" draw:points="0,895 0,0 1140,651 1140,1546">
                  <text:p/>
                </draw:polygon>
                <draw:polygon draw:style-name="gr551" draw:text-style-name="P9" draw:layer="layout" svg:width="1.068cm" svg:height="1.423cm" svg:x="1.825cm" svg:y="6.248cm" svg:viewBox="0 0 1069 1424" draw:points="0,814 0,0 1069,610 1069,1424">
                  <text:p/>
                </draw:polygon>
                <draw:polygon draw:style-name="gr552" draw:text-style-name="P5" draw:layer="layout" svg:width="1.21cm" svg:height="0.69cm" svg:x="1.789cm" svg:y="6.146cm" svg:viewBox="0 0 1211 691" draw:points="1140,691 0,41 71,0 1211,651">
                  <text:p/>
                </draw:polygon>
                <draw:polygon draw:style-name="gr553" draw:text-style-name="P6" draw:layer="layout" svg:width="0.07cm" svg:height="0.935cm" svg:x="2.93cm" svg:y="6.797cm" svg:viewBox="0 0 71 936" draw:points="0,936 0,41 71,0 71,895">
                  <text:p/>
                </draw:polygon>
                <draw:polygon draw:style-name="gr554" draw:text-style-name="P7" draw:layer="layout" svg:width="1.21cm" svg:height="1.87cm" svg:x="1.789cm" svg:y="6.146cm" svg:viewBox="0 0 1211 1871" draw:points="71,0 1211,651 1211,1546 1140,1586 1104,1566 1104,1668 748,1871 392,1668 392,1586 677,1424 677,1322 0,936 0,41">
                  <text:p/>
                </draw:polygon>
              </draw:g>
            </draw:g>
            <draw:g>
              <draw:path draw:style-name="gr555" draw:text-style-name="P3" draw:layer="layout" svg:width="0.463cm" svg:height="0.243cm" svg:x="2.394cm" svg:y="8.282cm" svg:viewBox="0 0 464 244" svg:d="M2 244c98 0 462-102 462-163s-9-81-107-81c0 61-392 41-355 244z">
                <text:p/>
              </draw:path>
              <draw:g>
                <draw:polygon draw:style-name="gr556" draw:text-style-name="P5" draw:layer="layout" svg:width="1.531cm" svg:height="0.874cm" svg:x="1.255cm" svg:y="7.59cm" svg:viewBox="0 0 1532 875" draw:points="1140,875 0,224 392,0 1532,651">
                  <text:p/>
                </draw:polygon>
                <draw:polygon draw:style-name="gr557" draw:text-style-name="P10" draw:layer="layout" svg:width="1.032cm" svg:height="0.589cm" svg:x="1.362cm" svg:y="7.651cm" svg:viewBox="0 0 1033 590" draw:points="0,163 285,0 1033,427 748,590">
                  <text:p/>
                </draw:polygon>
                <draw:polygon draw:style-name="gr558" draw:text-style-name="P10" draw:layer="layout" svg:width="0.498cm" svg:height="0.284cm" svg:x="2.181cm" svg:y="8.119cm" svg:viewBox="0 0 499 285" draw:points="0,163 285,0 499,122 214,285">
                  <text:p/>
                </draw:polygon>
                <draw:polygon draw:style-name="gr559" draw:text-style-name="P6" draw:layer="layout" svg:width="0.391cm" svg:height="0.304cm" svg:x="2.395cm" svg:y="8.241cm" svg:viewBox="0 0 392 305" draw:points="0,305 0,224 392,0 392,81">
                  <text:p/>
                </draw:polygon>
                <draw:line draw:style-name="gr560" draw:text-style-name="P8" draw:layer="layout" svg:x1="1.433cm" svg:y1="7.773cm" svg:x2="2.181cm" svg:y2="8.2cm">
                  <text:p/>
                </draw:line>
                <draw:line draw:style-name="gr561" draw:text-style-name="P8" draw:layer="layout" svg:x1="1.504cm" svg:y1="7.732cm" svg:x2="2.252cm" svg:y2="8.159cm">
                  <text:p/>
                </draw:line>
                <draw:line draw:style-name="gr562" draw:text-style-name="P8" draw:layer="layout" svg:x1="1.576cm" svg:y1="7.692cm" svg:x2="2.324cm" svg:y2="8.119cm">
                  <text:p/>
                </draw:line>
                <draw:line draw:style-name="gr563" draw:text-style-name="P8" draw:layer="layout" svg:x1="2.253cm" svg:y1="8.079cm" svg:x2="2.324cm" svg:y2="8.038cm">
                  <text:p/>
                </draw:line>
                <draw:line draw:style-name="gr564" draw:text-style-name="P8" draw:layer="layout" svg:x1="2.181cm" svg:y1="8.038cm" svg:x2="2.252cm" svg:y2="7.997cm">
                  <text:p/>
                </draw:line>
                <draw:line draw:style-name="gr565" draw:text-style-name="P8" draw:layer="layout" svg:x1="2.11cm" svg:y1="7.998cm" svg:x2="2.181cm" svg:y2="7.957cm">
                  <text:p/>
                </draw:line>
                <draw:line draw:style-name="gr566" draw:text-style-name="P8" draw:layer="layout" svg:x1="2.146cm" svg:y1="8.099cm" svg:x2="2.217cm" svg:y2="8.058cm">
                  <text:p/>
                </draw:line>
                <draw:line draw:style-name="gr567" draw:text-style-name="P8" draw:layer="layout" svg:x1="2.075cm" svg:y1="8.058cm" svg:x2="2.146cm" svg:y2="8.017cm">
                  <text:p/>
                </draw:line>
                <draw:line draw:style-name="gr568" draw:text-style-name="P8" draw:layer="layout" svg:x1="2.003cm" svg:y1="8.018cm" svg:x2="2.074cm" svg:y2="7.977cm">
                  <text:p/>
                </draw:line>
                <draw:line draw:style-name="gr569" draw:text-style-name="P8" draw:layer="layout" svg:x1="2.039cm" svg:y1="7.957cm" svg:x2="2.11cm" svg:y2="7.916cm">
                  <text:p/>
                </draw:line>
                <draw:line draw:style-name="gr570" draw:text-style-name="P8" draw:layer="layout" svg:x1="1.932cm" svg:y1="7.977cm" svg:x2="2.003cm" svg:y2="7.936cm">
                  <text:p/>
                </draw:line>
                <draw:line draw:style-name="gr571" draw:text-style-name="P8" draw:layer="layout" svg:x1="1.968cm" svg:y1="7.916cm" svg:x2="2.039cm" svg:y2="7.875cm">
                  <text:p/>
                </draw:line>
                <draw:line draw:style-name="gr572" draw:text-style-name="P8" draw:layer="layout" svg:x1="1.896cm" svg:y1="7.875cm" svg:x2="1.967cm" svg:y2="7.834cm">
                  <text:p/>
                </draw:line>
                <draw:line draw:style-name="gr573" draw:text-style-name="P8" draw:layer="layout" svg:x1="1.825cm" svg:y1="7.835cm" svg:x2="1.896cm" svg:y2="7.794cm">
                  <text:p/>
                </draw:line>
                <draw:line draw:style-name="gr574" draw:text-style-name="P8" draw:layer="layout" svg:x1="1.861cm" svg:y1="7.936cm" svg:x2="1.932cm" svg:y2="7.895cm">
                  <text:p/>
                </draw:line>
                <draw:line draw:style-name="gr575" draw:text-style-name="P8" draw:layer="layout" svg:x1="1.789cm" svg:y1="7.896cm" svg:x2="1.86cm" svg:y2="7.855cm">
                  <text:p/>
                </draw:line>
                <draw:line draw:style-name="gr576" draw:text-style-name="P8" draw:layer="layout" svg:x1="1.718cm" svg:y1="7.855cm" svg:x2="1.789cm" svg:y2="7.814cm">
                  <text:p/>
                </draw:line>
                <draw:line draw:style-name="gr577" draw:text-style-name="P8" draw:layer="layout" svg:x1="1.754cm" svg:y1="7.794cm" svg:x2="1.825cm" svg:y2="7.753cm">
                  <text:p/>
                </draw:line>
                <draw:line draw:style-name="gr578" draw:text-style-name="P8" draw:layer="layout" svg:x1="1.647cm" svg:y1="7.814cm" svg:x2="1.718cm" svg:y2="7.773cm">
                  <text:p/>
                </draw:line>
                <draw:line draw:style-name="gr579" draw:text-style-name="P8" draw:layer="layout" svg:x1="1.682cm" svg:y1="7.753cm" svg:x2="1.753cm" svg:y2="7.712cm">
                  <text:p/>
                </draw:line>
                <draw:line draw:style-name="gr580" draw:text-style-name="P8" draw:layer="layout" svg:x1="1.611cm" svg:y1="7.713cm" svg:x2="1.682cm" svg:y2="7.672cm">
                  <text:p/>
                </draw:line>
                <draw:line draw:style-name="gr581" draw:text-style-name="P8" draw:layer="layout" svg:x1="1.576cm" svg:y1="7.773cm" svg:x2="1.647cm" svg:y2="7.732cm">
                  <text:p/>
                </draw:line>
                <draw:line draw:style-name="gr582" draw:text-style-name="P8" draw:layer="layout" svg:x1="2.039cm" svg:y1="8.119cm" svg:x2="2.11cm" svg:y2="8.078cm">
                  <text:p/>
                </draw:line>
                <draw:line draw:style-name="gr583" draw:text-style-name="P8" draw:layer="layout" svg:x1="1.968cm" svg:y1="8.079cm" svg:x2="2.039cm" svg:y2="8.038cm">
                  <text:p/>
                </draw:line>
                <draw:line draw:style-name="gr584" draw:text-style-name="P8" draw:layer="layout" svg:x1="1.896cm" svg:y1="8.038cm" svg:x2="1.967cm" svg:y2="7.997cm">
                  <text:p/>
                </draw:line>
                <draw:line draw:style-name="gr585" draw:text-style-name="P8" draw:layer="layout" svg:x1="1.861cm" svg:y1="8.099cm" svg:x2="1.932cm" svg:y2="8.058cm">
                  <text:p/>
                </draw:line>
                <draw:line draw:style-name="gr586" draw:text-style-name="P8" draw:layer="layout" svg:x1="1.789cm" svg:y1="8.058cm" svg:x2="1.86cm" svg:y2="8.017cm">
                  <text:p/>
                </draw:line>
                <draw:line draw:style-name="gr587" draw:text-style-name="P8" draw:layer="layout" svg:x1="1.825cm" svg:y1="7.998cm" svg:x2="1.896cm" svg:y2="7.957cm">
                  <text:p/>
                </draw:line>
                <draw:line draw:style-name="gr588" draw:text-style-name="P8" draw:layer="layout" svg:x1="1.754cm" svg:y1="7.957cm" svg:x2="1.825cm" svg:y2="7.916cm">
                  <text:p/>
                </draw:line>
                <draw:line draw:style-name="gr589" draw:text-style-name="P8" draw:layer="layout" svg:x1="1.682cm" svg:y1="7.916cm" svg:x2="1.753cm" svg:y2="7.875cm">
                  <text:p/>
                </draw:line>
                <draw:line draw:style-name="gr590" draw:text-style-name="P8" draw:layer="layout" svg:x1="1.611cm" svg:y1="7.875cm" svg:x2="1.682cm" svg:y2="7.834cm">
                  <text:p/>
                </draw:line>
                <draw:line draw:style-name="gr591" draw:text-style-name="P8" draw:layer="layout" svg:x1="1.504cm" svg:y1="7.896cm" svg:x2="1.575cm" svg:y2="7.855cm">
                  <text:p/>
                </draw:line>
                <draw:line draw:style-name="gr592" draw:text-style-name="P8" draw:layer="layout" svg:x1="1.54cm" svg:y1="7.835cm" svg:x2="1.611cm" svg:y2="7.794cm">
                  <text:p/>
                </draw:line>
                <draw:line draw:style-name="gr593" draw:text-style-name="P8" draw:layer="layout" svg:x1="1.433cm" svg:y1="7.855cm" svg:x2="1.504cm" svg:y2="7.814cm">
                  <text:p/>
                </draw:line>
                <draw:line draw:style-name="gr594" draw:text-style-name="P8" draw:layer="layout" svg:x1="2.003cm" svg:y1="8.181cm" svg:x2="2.074cm" svg:y2="8.14cm">
                  <text:p/>
                </draw:line>
                <draw:line draw:style-name="gr595" draw:text-style-name="P8" draw:layer="layout" svg:x1="1.932cm" svg:y1="8.14cm" svg:x2="2.003cm" svg:y2="8.099cm">
                  <text:p/>
                </draw:line>
                <draw:line draw:style-name="gr596" draw:text-style-name="P8" draw:layer="layout" svg:x1="2.253cm" svg:y1="8.323cm" svg:x2="2.538cm" svg:y2="8.16cm">
                  <text:p/>
                </draw:line>
                <draw:line draw:style-name="gr597" draw:text-style-name="P8" draw:layer="layout" svg:x1="2.324cm" svg:y1="8.363cm" svg:x2="2.609cm" svg:y2="8.2cm">
                  <text:p/>
                </draw:line>
                <draw:line draw:style-name="gr598" draw:text-style-name="P8" draw:layer="layout" svg:x1="2.395cm" svg:y1="8.16cm" svg:x2="2.609cm" svg:y2="8.282cm">
                  <text:p/>
                </draw:line>
                <draw:line draw:style-name="gr599" draw:text-style-name="P8" draw:layer="layout" svg:x1="2.324cm" svg:y1="8.2cm" svg:x2="2.538cm" svg:y2="8.322cm">
                  <text:p/>
                </draw:line>
                <draw:line draw:style-name="gr600" draw:text-style-name="P8" draw:layer="layout" svg:x1="2.253cm" svg:y1="8.241cm" svg:x2="2.395cm" svg:y2="8.322cm">
                  <text:p/>
                </draw:line>
                <draw:polygon draw:style-name="gr601" draw:text-style-name="P4" draw:layer="layout" svg:width="1.139cm" svg:height="0.731cm" svg:x="1.255cm" svg:y="7.814cm" svg:viewBox="0 0 1140 732" draw:points="0,81 0,0 1140,651 1140,732">
                  <text:p/>
                </draw:polygon>
                <draw:polygon draw:style-name="gr602" draw:text-style-name="P7" draw:layer="layout" svg:width="1.531cm" svg:height="0.955cm" svg:x="1.255cm" svg:y="7.59cm" svg:viewBox="0 0 1532 956" draw:points="392,0 1532,651 1532,732 1140,956 0,305 0,224">
                  <text:p/>
                </draw:polygon>
              </draw:g>
            </draw:g>
          </draw:g>
          <draw:g xml:id="id15" draw:id="id1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03" draw:text-style-name="P3" draw:layer="layout" svg:width="1.377cm" svg:height="0.76cm" svg:x="4.55cm" svg:y="7.74cm" svg:viewBox="0 0 1378 761" svg:d="M0 761c390 0 1002-240 1266-399 263-158 0-362-133-362z">
              <text:p/>
            </draw:path>
            <draw:g>
              <draw:polygon draw:style-name="gr604" draw:text-style-name="P23" draw:layer="layout" svg:width="0.799cm" svg:height="1.884cm" svg:x="3.75cm" svg:y="6.616cm" svg:viewBox="0 0 800 1885" draw:points="0,1450 0,0 800,435 800,1885">
                <text:p/>
              </draw:polygon>
              <draw:polygon draw:style-name="gr605" draw:text-style-name="P24" draw:layer="layout" svg:width="1.132cm" svg:height="2.065cm" svg:x="4.55cm" svg:y="6.435cm" svg:viewBox="0 0 1133 2066" draw:points="0,2066 0,616 1133,0 1133,1450">
                <text:p/>
              </draw:polygon>
              <draw:polygon draw:style-name="gr606" draw:text-style-name="P25" draw:layer="layout" svg:width="1.931cm" svg:height="1.05cm" svg:x="3.75cm" svg:y="6cm" svg:viewBox="0 0 1932 1051" draw:points="800,1051 0,616 1133,0 1932,435">
                <text:p/>
              </draw:polygon>
              <draw:polygon draw:style-name="gr607" draw:text-style-name="P7" draw:layer="layout" svg:width="1.931cm" svg:height="2.5cm" svg:x="3.75cm" svg:y="6cm" svg:viewBox="0 0 1932 2501" draw:points="0,2066 0,616 1133,0 1932,435 1932,1885 800,2501">
                <text:p/>
              </draw:polygon>
              <draw:line draw:style-name="gr608" draw:text-style-name="P8" draw:layer="layout" svg:x1="4.416cm" svg:y1="8.139cm" svg:x2="3.883cm" svg:y2="7.849cm">
                <text:p/>
              </draw:line>
              <draw:line draw:style-name="gr609" draw:text-style-name="P8" draw:layer="layout" svg:x1="4.416cm" svg:y1="8.284cm" svg:x2="3.883cm" svg:y2="7.994cm">
                <text:p/>
              </draw:line>
              <draw:line draw:style-name="gr610" draw:text-style-name="P8" draw:layer="layout" svg:x1="4.416cm" svg:y1="8.211cm" svg:x2="3.883cm" svg:y2="7.921cm">
                <text:p/>
              </draw:line>
              <draw:polyline draw:style-name="gr611" draw:text-style-name="P8" draw:layer="layout" svg:width="0.665cm" svg:height="0.434cm" svg:x="3.816cm" svg:y="6.834cm" svg:viewBox="0 0 666 435" draw:points="666,435 0,72 0,0">
                <text:p/>
              </draw:polyline>
              <draw:polyline draw:style-name="gr612" draw:text-style-name="P8" draw:layer="layout" svg:width="0.654cm" svg:height="0.436cm" svg:x="3.828cm" svg:y="6.832cm" svg:viewBox="0 0 655 437" draw:points="655,437 655,364 0,0">
                <text:p/>
              </draw:polyline>
              <draw:polygon draw:style-name="gr613" draw:text-style-name="P26" draw:layer="layout" svg:width="0.077cm" svg:height="0.127cm" svg:x="4.063cm" svg:y="7.557cm" svg:viewBox="0 0 78 128" draw:points="0,85 0,0 78,42 78,128">
                <text:p/>
              </draw:polygon>
              <draw:line draw:style-name="gr614" draw:text-style-name="P8" draw:layer="layout" svg:x1="4.416cm" svg:y1="8.066cm" svg:x2="3.883cm" svg:y2="7.776cm">
                <text:p/>
              </draw:line>
            </draw:g>
          </draw:g>
          <draw:connector draw:style-name="gr536" draw:text-style-name="P22" draw:layer="layout" draw:type="line" svg:x1="1.789cm" svg:y1="8.2cm" svg:x2="2.689cm" svg:y2="10.175cm" draw:start-shape="id14" draw:start-glue-point="4" draw:end-shape="id13" draw:end-glue-point="12" svg:d="M1789 8200l900 1975" svg:viewBox="0 0 901 1976">
            <text:p/>
          </draw:connector>
          <draw:connector draw:style-name="gr536" draw:text-style-name="P22" draw:layer="layout" draw:type="line" svg:x1="4.132cm" svg:y1="8.272cm" svg:x2="3.983cm" svg:y2="10.175cm" draw:start-shape="id15" draw:start-glue-point="11" draw:end-shape="id13" draw:end-glue-point="21" svg:d="M4132 8272l-149 1903" svg:viewBox="0 0 150 1904">
            <text:p/>
          </draw:connector>
          <draw:g xml:id="id17" draw:id="id17">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615" draw:text-style-name="P13" draw:layer="layout" svg:width="5.708cm" svg:height="0.824cm" svg:x="7.291cm" svg:y="8.175cm" svg:viewBox="0 0 5709 825" svg:d="M5709 412c0-225-109-412-240-412-1743 0-3485 0-5228 0-131 0-241 187-241 412 0 226 110 413 241 413 1743 0 3485 0 5228 0 131 0 240-188 240-413z">
              <text:p text:style-name="P12"><text:span text:style-name="T1">192.168.20.0/24</text:span></text:p>
            </draw:path>
            <draw:path draw:style-name="gr616" draw:text-style-name="P14" draw:layer="layout" svg:width="5.708cm" svg:height="0.824cm" svg:x="7.291cm" svg:y="8.175cm" svg:viewBox="0 0 5709 825" svg:d="M5709 412c0-225-109-412-240-412s-240 187-240 412c0 226 109 413 240 413s240-188 240-413zM5709 0zM0 825z">
              <text:p/>
            </draw:path>
          </draw:g>
          <draw:g xml:id="id18" draw:id="id18">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17" draw:text-style-name="P3" draw:layer="layout" svg:width="1.377cm" svg:height="0.76cm" svg:x="11.372cm" svg:y="5.739cm" svg:viewBox="0 0 1378 761" svg:d="M0 761c390 0 1002-240 1266-399 263-158 0-362-133-362z">
              <text:p/>
            </draw:path>
            <draw:g>
              <draw:polygon draw:style-name="gr618" draw:text-style-name="P23" draw:layer="layout" svg:width="0.799cm" svg:height="1.884cm" svg:x="10.572cm" svg:y="4.615cm" svg:viewBox="0 0 800 1885" draw:points="0,1450 0,0 800,435 800,1885">
                <text:p/>
              </draw:polygon>
              <draw:polygon draw:style-name="gr619" draw:text-style-name="P24" draw:layer="layout" svg:width="1.132cm" svg:height="2.065cm" svg:x="11.372cm" svg:y="4.434cm" svg:viewBox="0 0 1133 2066" draw:points="0,2066 0,616 1133,0 1133,1450">
                <text:p/>
              </draw:polygon>
              <draw:polygon draw:style-name="gr620" draw:text-style-name="P25" draw:layer="layout" svg:width="1.931cm" svg:height="1.05cm" svg:x="10.572cm" svg:y="3.999cm" svg:viewBox="0 0 1932 1051" draw:points="800,1051 0,616 1133,0 1932,435">
                <text:p/>
              </draw:polygon>
              <draw:polygon draw:style-name="gr621" draw:text-style-name="P7" draw:layer="layout" svg:width="1.931cm" svg:height="2.5cm" svg:x="10.572cm" svg:y="3.999cm" svg:viewBox="0 0 1932 2501" draw:points="0,2066 0,616 1133,0 1932,435 1932,1885 800,2501">
                <text:p/>
              </draw:polygon>
              <draw:line draw:style-name="gr622" draw:text-style-name="P8" draw:layer="layout" svg:x1="11.238cm" svg:y1="6.138cm" svg:x2="10.705cm" svg:y2="5.848cm">
                <text:p/>
              </draw:line>
              <draw:line draw:style-name="gr623" draw:text-style-name="P8" draw:layer="layout" svg:x1="11.238cm" svg:y1="6.283cm" svg:x2="10.705cm" svg:y2="5.993cm">
                <text:p/>
              </draw:line>
              <draw:line draw:style-name="gr624" draw:text-style-name="P8" draw:layer="layout" svg:x1="11.238cm" svg:y1="6.21cm" svg:x2="10.705cm" svg:y2="5.92cm">
                <text:p/>
              </draw:line>
              <draw:polyline draw:style-name="gr625" draw:text-style-name="P8" draw:layer="layout" svg:width="0.665cm" svg:height="0.434cm" svg:x="10.638cm" svg:y="4.833cm" svg:viewBox="0 0 666 435" draw:points="666,435 0,72 0,0">
                <text:p/>
              </draw:polyline>
              <draw:polyline draw:style-name="gr626" draw:text-style-name="P8" draw:layer="layout" svg:width="0.654cm" svg:height="0.436cm" svg:x="10.65cm" svg:y="4.831cm" svg:viewBox="0 0 655 437" draw:points="655,437 655,364 0,0">
                <text:p/>
              </draw:polyline>
              <draw:polygon draw:style-name="gr627" draw:text-style-name="P26" draw:layer="layout" svg:width="0.077cm" svg:height="0.127cm" svg:x="10.885cm" svg:y="5.556cm" svg:viewBox="0 0 78 128" draw:points="0,85 0,0 78,42 78,128">
                <text:p/>
              </draw:polygon>
              <draw:line draw:style-name="gr628" draw:text-style-name="P8" draw:layer="layout" svg:x1="11.238cm" svg:y1="6.065cm" svg:x2="10.705cm" svg:y2="5.775cm">
                <text:p/>
              </draw:line>
            </draw:g>
          </draw:g>
          <draw:g xml:id="id16" draw:id="id1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29" draw:text-style-name="P3" draw:layer="layout" svg:width="0.39cm" svg:height="0.243cm" svg:x="9.104cm" svg:y="6.36cm" svg:viewBox="0 0 391 244" svg:d="M0 244c98 0 391-81 391-142s-10-102-107-102c0 61-286 61-284 244z">
                <text:p/>
              </draw:path>
              <draw:g>
                <draw:polygon draw:style-name="gr630" draw:text-style-name="P4" draw:layer="layout" svg:width="0.177cm" svg:height="0.203cm" svg:x="8.961cm" svg:y="6.4cm" svg:viewBox="0 0 178 204" draw:points="0,122 36,0 178,81 142,204">
                  <text:p/>
                </draw:polygon>
                <draw:polygon draw:style-name="gr631" draw:text-style-name="P5" draw:layer="layout" svg:width="0.391cm" svg:height="0.223cm" svg:x="8.996cm" svg:y="6.258cm" svg:viewBox="0 0 392 224" draw:points="0,142 71,81 178,20 249,0 392,81 321,102 214,163 142,224">
                  <text:p/>
                </draw:polygon>
                <draw:path draw:style-name="gr632" draw:text-style-name="P6" draw:layer="layout" svg:width="0.32cm" svg:height="0.263cm" svg:x="9.103cm" svg:y="6.339cm" svg:viewBox="0 0 321 264" svg:d="M321 81c0-122-72-81-143-40-71 40-142 40-178 223 0 0 142-81 321-183z">
                  <text:p/>
                </draw:path>
                <draw:path draw:style-name="gr633" draw:text-style-name="P7" draw:layer="layout" svg:width="0.462cm" svg:height="0.345cm" svg:x="8.961cm" svg:y="6.258cm" svg:viewBox="0 0 463 346" svg:d="M285 0c-71 20-71 20-143 61-35 20-106 41-142 203 71 41 71 41 142 82 41-19 250-142 321-183 0-102-71-102-178-163z">
                  <text:p/>
                </draw:path>
              </draw:g>
            </draw:g>
            <draw:g>
              <draw:path draw:style-name="gr634" draw:text-style-name="P3" draw:layer="layout" svg:width="0.64cm" svg:height="0.487cm" svg:x="8.782cm" svg:y="5.383cm" svg:viewBox="0 0 641 488" svg:d="M2 488c98 0 639-20 639-203s-186-285-284-285c0 61-391 41-355 488z">
                <text:p/>
              </draw:path>
              <draw:g>
                <draw:polygon draw:style-name="gr635" draw:text-style-name="P4" draw:layer="layout" svg:width="0.355cm" svg:height="0.284cm" svg:x="8.426cm" svg:y="5.586cm" svg:viewBox="0 0 356 285" draw:points="0,81 0,0 356,204 356,285">
                  <text:p/>
                </draw:polygon>
                <draw:polygon draw:style-name="gr636" draw:text-style-name="P4" draw:layer="layout" svg:width="0.355cm" svg:height="0.345cm" svg:x="8.711cm" svg:y="5.282cm" svg:viewBox="0 0 356 346" draw:points="0,142 0,0 356,204 356,346">
                  <text:p/>
                </draw:polygon>
                <draw:polygon draw:style-name="gr637" draw:text-style-name="P5" draw:layer="layout" svg:width="0.64cm" svg:height="0.365cm" svg:x="8.426cm" svg:y="5.424cm" svg:viewBox="0 0 641 366" draw:points="0,163 285,0 641,204 356,366">
                  <text:p/>
                </draw:polygon>
                <draw:line draw:style-name="gr638" draw:text-style-name="P8" draw:layer="layout" svg:x1="8.711cm" svg:y1="5.424cm" svg:x2="9.067cm" svg:y2="5.628cm">
                  <text:p/>
                </draw:line>
                <draw:polygon draw:style-name="gr639" draw:text-style-name="P6" draw:layer="layout" svg:width="0.355cm" svg:height="0.345cm" svg:x="8.782cm" svg:y="5.526cm" svg:viewBox="0 0 356 346" draw:points="0,346 0,264 285,102 285,0 356,41 356,142">
                  <text:p/>
                </draw:polygon>
                <draw:polygon draw:style-name="gr640" draw:text-style-name="P4" draw:layer="layout" svg:width="1.139cm" svg:height="1.545cm" svg:x="8.034cm" svg:y="4.041cm" svg:viewBox="0 0 1140 1546" draw:points="0,895 0,0 1140,651 1140,1546">
                  <text:p/>
                </draw:polygon>
                <draw:polygon draw:style-name="gr641" draw:text-style-name="P9" draw:layer="layout" svg:width="1.068cm" svg:height="1.423cm" svg:x="8.07cm" svg:y="4.102cm" svg:viewBox="0 0 1069 1424" draw:points="0,814 0,0 1069,610 1069,1424">
                  <text:p/>
                </draw:polygon>
                <draw:polygon draw:style-name="gr642" draw:text-style-name="P5" draw:layer="layout" svg:width="1.21cm" svg:height="0.69cm" svg:x="8.034cm" svg:y="4cm" svg:viewBox="0 0 1211 691" draw:points="1140,691 0,41 71,0 1211,651">
                  <text:p/>
                </draw:polygon>
                <draw:polygon draw:style-name="gr643" draw:text-style-name="P6" draw:layer="layout" svg:width="0.07cm" svg:height="0.935cm" svg:x="9.175cm" svg:y="4.651cm" svg:viewBox="0 0 71 936" draw:points="0,936 0,41 71,0 71,895">
                  <text:p/>
                </draw:polygon>
                <draw:polygon draw:style-name="gr644" draw:text-style-name="P7" draw:layer="layout" svg:width="1.21cm" svg:height="1.87cm" svg:x="8.034cm" svg:y="4cm" svg:viewBox="0 0 1211 1871" draw:points="71,0 1211,651 1211,1546 1140,1586 1104,1566 1104,1668 748,1871 392,1668 392,1586 677,1424 677,1322 0,936 0,41">
                  <text:p/>
                </draw:polygon>
              </draw:g>
            </draw:g>
            <draw:g>
              <draw:path draw:style-name="gr645" draw:text-style-name="P3" draw:layer="layout" svg:width="0.463cm" svg:height="0.243cm" svg:x="8.639cm" svg:y="6.136cm" svg:viewBox="0 0 464 244" svg:d="M2 244c98 0 462-102 462-163s-9-81-107-81c0 61-392 41-355 244z">
                <text:p/>
              </draw:path>
              <draw:g>
                <draw:polygon draw:style-name="gr646" draw:text-style-name="P5" draw:layer="layout" svg:width="1.531cm" svg:height="0.874cm" svg:x="7.5cm" svg:y="5.444cm" svg:viewBox="0 0 1532 875" draw:points="1140,875 0,224 392,0 1532,651">
                  <text:p/>
                </draw:polygon>
                <draw:polygon draw:style-name="gr647" draw:text-style-name="P10" draw:layer="layout" svg:width="1.032cm" svg:height="0.589cm" svg:x="7.607cm" svg:y="5.505cm" svg:viewBox="0 0 1033 590" draw:points="0,163 285,0 1033,427 748,590">
                  <text:p/>
                </draw:polygon>
                <draw:polygon draw:style-name="gr648" draw:text-style-name="P10" draw:layer="layout" svg:width="0.498cm" svg:height="0.284cm" svg:x="8.426cm" svg:y="5.973cm" svg:viewBox="0 0 499 285" draw:points="0,163 285,0 499,122 214,285">
                  <text:p/>
                </draw:polygon>
                <draw:polygon draw:style-name="gr649" draw:text-style-name="P6" draw:layer="layout" svg:width="0.391cm" svg:height="0.304cm" svg:x="8.64cm" svg:y="6.095cm" svg:viewBox="0 0 392 305" draw:points="0,305 0,224 392,0 392,81">
                  <text:p/>
                </draw:polygon>
                <draw:line draw:style-name="gr650" draw:text-style-name="P8" draw:layer="layout" svg:x1="7.678cm" svg:y1="5.627cm" svg:x2="8.426cm" svg:y2="6.054cm">
                  <text:p/>
                </draw:line>
                <draw:line draw:style-name="gr651" draw:text-style-name="P8" draw:layer="layout" svg:x1="7.749cm" svg:y1="5.586cm" svg:x2="8.497cm" svg:y2="6.013cm">
                  <text:p/>
                </draw:line>
                <draw:line draw:style-name="gr652" draw:text-style-name="P8" draw:layer="layout" svg:x1="7.821cm" svg:y1="5.546cm" svg:x2="8.569cm" svg:y2="5.973cm">
                  <text:p/>
                </draw:line>
                <draw:line draw:style-name="gr653" draw:text-style-name="P8" draw:layer="layout" svg:x1="8.498cm" svg:y1="5.933cm" svg:x2="8.569cm" svg:y2="5.892cm">
                  <text:p/>
                </draw:line>
                <draw:line draw:style-name="gr654" draw:text-style-name="P8" draw:layer="layout" svg:x1="8.426cm" svg:y1="5.892cm" svg:x2="8.497cm" svg:y2="5.851cm">
                  <text:p/>
                </draw:line>
                <draw:line draw:style-name="gr655" draw:text-style-name="P8" draw:layer="layout" svg:x1="8.355cm" svg:y1="5.852cm" svg:x2="8.426cm" svg:y2="5.811cm">
                  <text:p/>
                </draw:line>
                <draw:line draw:style-name="gr656" draw:text-style-name="P8" draw:layer="layout" svg:x1="8.391cm" svg:y1="5.953cm" svg:x2="8.462cm" svg:y2="5.912cm">
                  <text:p/>
                </draw:line>
                <draw:line draw:style-name="gr657" draw:text-style-name="P8" draw:layer="layout" svg:x1="8.32cm" svg:y1="5.912cm" svg:x2="8.391cm" svg:y2="5.871cm">
                  <text:p/>
                </draw:line>
                <draw:line draw:style-name="gr658" draw:text-style-name="P8" draw:layer="layout" svg:x1="8.248cm" svg:y1="5.872cm" svg:x2="8.319cm" svg:y2="5.831cm">
                  <text:p/>
                </draw:line>
                <draw:line draw:style-name="gr659" draw:text-style-name="P8" draw:layer="layout" svg:x1="8.284cm" svg:y1="5.811cm" svg:x2="8.355cm" svg:y2="5.77cm">
                  <text:p/>
                </draw:line>
                <draw:line draw:style-name="gr660" draw:text-style-name="P8" draw:layer="layout" svg:x1="8.177cm" svg:y1="5.831cm" svg:x2="8.248cm" svg:y2="5.79cm">
                  <text:p/>
                </draw:line>
                <draw:line draw:style-name="gr661" draw:text-style-name="P8" draw:layer="layout" svg:x1="8.213cm" svg:y1="5.77cm" svg:x2="8.284cm" svg:y2="5.729cm">
                  <text:p/>
                </draw:line>
                <draw:line draw:style-name="gr662" draw:text-style-name="P8" draw:layer="layout" svg:x1="8.141cm" svg:y1="5.729cm" svg:x2="8.212cm" svg:y2="5.688cm">
                  <text:p/>
                </draw:line>
                <draw:line draw:style-name="gr663" draw:text-style-name="P8" draw:layer="layout" svg:x1="8.07cm" svg:y1="5.689cm" svg:x2="8.141cm" svg:y2="5.648cm">
                  <text:p/>
                </draw:line>
                <draw:line draw:style-name="gr664" draw:text-style-name="P8" draw:layer="layout" svg:x1="8.106cm" svg:y1="5.79cm" svg:x2="8.177cm" svg:y2="5.749cm">
                  <text:p/>
                </draw:line>
                <draw:line draw:style-name="gr665" draw:text-style-name="P8" draw:layer="layout" svg:x1="8.034cm" svg:y1="5.75cm" svg:x2="8.105cm" svg:y2="5.709cm">
                  <text:p/>
                </draw:line>
                <draw:line draw:style-name="gr666" draw:text-style-name="P8" draw:layer="layout" svg:x1="7.963cm" svg:y1="5.709cm" svg:x2="8.034cm" svg:y2="5.668cm">
                  <text:p/>
                </draw:line>
                <draw:line draw:style-name="gr667" draw:text-style-name="P8" draw:layer="layout" svg:x1="7.999cm" svg:y1="5.648cm" svg:x2="8.07cm" svg:y2="5.607cm">
                  <text:p/>
                </draw:line>
                <draw:line draw:style-name="gr668" draw:text-style-name="P8" draw:layer="layout" svg:x1="7.892cm" svg:y1="5.668cm" svg:x2="7.963cm" svg:y2="5.627cm">
                  <text:p/>
                </draw:line>
                <draw:line draw:style-name="gr669" draw:text-style-name="P8" draw:layer="layout" svg:x1="7.927cm" svg:y1="5.607cm" svg:x2="7.998cm" svg:y2="5.566cm">
                  <text:p/>
                </draw:line>
                <draw:line draw:style-name="gr670" draw:text-style-name="P8" draw:layer="layout" svg:x1="7.856cm" svg:y1="5.567cm" svg:x2="7.927cm" svg:y2="5.526cm">
                  <text:p/>
                </draw:line>
                <draw:line draw:style-name="gr671" draw:text-style-name="P8" draw:layer="layout" svg:x1="7.821cm" svg:y1="5.627cm" svg:x2="7.892cm" svg:y2="5.586cm">
                  <text:p/>
                </draw:line>
                <draw:line draw:style-name="gr672" draw:text-style-name="P8" draw:layer="layout" svg:x1="8.284cm" svg:y1="5.973cm" svg:x2="8.355cm" svg:y2="5.932cm">
                  <text:p/>
                </draw:line>
                <draw:line draw:style-name="gr673" draw:text-style-name="P8" draw:layer="layout" svg:x1="8.213cm" svg:y1="5.933cm" svg:x2="8.284cm" svg:y2="5.892cm">
                  <text:p/>
                </draw:line>
                <draw:line draw:style-name="gr674" draw:text-style-name="P8" draw:layer="layout" svg:x1="8.141cm" svg:y1="5.892cm" svg:x2="8.212cm" svg:y2="5.851cm">
                  <text:p/>
                </draw:line>
                <draw:line draw:style-name="gr675" draw:text-style-name="P8" draw:layer="layout" svg:x1="8.106cm" svg:y1="5.953cm" svg:x2="8.177cm" svg:y2="5.912cm">
                  <text:p/>
                </draw:line>
                <draw:line draw:style-name="gr676" draw:text-style-name="P8" draw:layer="layout" svg:x1="8.034cm" svg:y1="5.912cm" svg:x2="8.105cm" svg:y2="5.871cm">
                  <text:p/>
                </draw:line>
                <draw:line draw:style-name="gr677" draw:text-style-name="P8" draw:layer="layout" svg:x1="8.07cm" svg:y1="5.852cm" svg:x2="8.141cm" svg:y2="5.811cm">
                  <text:p/>
                </draw:line>
                <draw:line draw:style-name="gr678" draw:text-style-name="P8" draw:layer="layout" svg:x1="7.999cm" svg:y1="5.811cm" svg:x2="8.07cm" svg:y2="5.77cm">
                  <text:p/>
                </draw:line>
                <draw:line draw:style-name="gr679" draw:text-style-name="P8" draw:layer="layout" svg:x1="7.927cm" svg:y1="5.77cm" svg:x2="7.998cm" svg:y2="5.729cm">
                  <text:p/>
                </draw:line>
                <draw:line draw:style-name="gr680" draw:text-style-name="P8" draw:layer="layout" svg:x1="7.856cm" svg:y1="5.729cm" svg:x2="7.927cm" svg:y2="5.688cm">
                  <text:p/>
                </draw:line>
                <draw:line draw:style-name="gr681" draw:text-style-name="P8" draw:layer="layout" svg:x1="7.749cm" svg:y1="5.75cm" svg:x2="7.82cm" svg:y2="5.709cm">
                  <text:p/>
                </draw:line>
                <draw:line draw:style-name="gr682" draw:text-style-name="P8" draw:layer="layout" svg:x1="7.785cm" svg:y1="5.689cm" svg:x2="7.856cm" svg:y2="5.648cm">
                  <text:p/>
                </draw:line>
                <draw:line draw:style-name="gr683" draw:text-style-name="P8" draw:layer="layout" svg:x1="7.678cm" svg:y1="5.709cm" svg:x2="7.749cm" svg:y2="5.668cm">
                  <text:p/>
                </draw:line>
                <draw:line draw:style-name="gr684" draw:text-style-name="P8" draw:layer="layout" svg:x1="8.248cm" svg:y1="6.035cm" svg:x2="8.319cm" svg:y2="5.994cm">
                  <text:p/>
                </draw:line>
                <draw:line draw:style-name="gr685" draw:text-style-name="P8" draw:layer="layout" svg:x1="8.177cm" svg:y1="5.994cm" svg:x2="8.248cm" svg:y2="5.953cm">
                  <text:p/>
                </draw:line>
                <draw:line draw:style-name="gr686" draw:text-style-name="P8" draw:layer="layout" svg:x1="8.498cm" svg:y1="6.177cm" svg:x2="8.783cm" svg:y2="6.014cm">
                  <text:p/>
                </draw:line>
                <draw:line draw:style-name="gr687" draw:text-style-name="P8" draw:layer="layout" svg:x1="8.569cm" svg:y1="6.217cm" svg:x2="8.854cm" svg:y2="6.054cm">
                  <text:p/>
                </draw:line>
                <draw:line draw:style-name="gr688" draw:text-style-name="P8" draw:layer="layout" svg:x1="8.64cm" svg:y1="6.014cm" svg:x2="8.854cm" svg:y2="6.136cm">
                  <text:p/>
                </draw:line>
                <draw:line draw:style-name="gr689" draw:text-style-name="P8" draw:layer="layout" svg:x1="8.569cm" svg:y1="6.054cm" svg:x2="8.783cm" svg:y2="6.176cm">
                  <text:p/>
                </draw:line>
                <draw:line draw:style-name="gr690" draw:text-style-name="P8" draw:layer="layout" svg:x1="8.498cm" svg:y1="6.095cm" svg:x2="8.64cm" svg:y2="6.176cm">
                  <text:p/>
                </draw:line>
                <draw:polygon draw:style-name="gr691" draw:text-style-name="P4" draw:layer="layout" svg:width="1.139cm" svg:height="0.731cm" svg:x="7.5cm" svg:y="5.668cm" svg:viewBox="0 0 1140 732" draw:points="0,81 0,0 1140,651 1140,732">
                  <text:p/>
                </draw:polygon>
                <draw:polygon draw:style-name="gr692" draw:text-style-name="P7" draw:layer="layout" svg:width="1.531cm" svg:height="0.955cm" svg:x="7.5cm" svg:y="5.444cm" svg:viewBox="0 0 1532 956" draw:points="392,0 1532,651 1532,732 1140,956 0,305 0,224">
                  <text:p/>
                </draw:polygon>
              </draw:g>
            </draw:g>
          </draw:g>
          <draw:connector draw:style-name="gr536" draw:text-style-name="P22" draw:layer="layout" draw:type="line" svg:x1="8.603cm" svg:y1="6.406cm" svg:x2="9.005cm" svg:y2="8.175cm" draw:start-shape="id16" draw:start-glue-point="10" draw:end-shape="id17" draw:end-glue-point="14" svg:d="M8603 6406l402 1769" svg:viewBox="0 0 403 1770">
            <text:p/>
          </draw:connector>
          <draw:connector draw:style-name="gr536" draw:text-style-name="P22" draw:layer="layout" draw:type="line" svg:x1="11.336cm" svg:y1="6.478cm" svg:x2="10.716cm" svg:y2="8.175cm" draw:start-shape="id18" draw:start-glue-point="10" draw:end-shape="id17" draw:end-glue-point="25" svg:d="M11336 6478l-620 1697" svg:viewBox="0 0 621 1698">
            <text:p/>
          </draw:connector>
          <draw:connector draw:style-name="gr536" draw:text-style-name="P22" draw:layer="layout" draw:type="line" svg:x1="10.004cm" svg:y1="8.999cm" svg:x2="6.217cm" svg:y2="13.273cm" draw:start-shape="id17" draw:start-glue-point="58" svg:d="M10004 8999l-3787 4274" svg:viewBox="0 0 3788 4275">
            <text:p/>
          </draw:connector>
          <draw:connector draw:style-name="gr536" draw:text-style-name="P22" draw:layer="layout" draw:type="line" svg:x1="7.75cm" svg:y1="14.385cm" svg:x2="14.637cm" svg:y2="12.903cm" draw:start-shape="id10" draw:start-glue-point="1" draw:end-shape="id12" draw:end-glue-point="41" svg:d="M7750 14385l6887-1482" svg:viewBox="0 0 6888 1483">
            <text:p/>
          </draw:connector>
          <draw:g xml:id="id20" draw:id="id20">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693" draw:text-style-name="P13" draw:layer="layout" svg:width="5.708cm" svg:height="0.824cm" svg:x="13.791cm" svg:y="8.175cm" svg:viewBox="0 0 5709 825" svg:d="M5709 412c0-225-109-412-240-412-1743 0-3485 0-5228 0-131 0-241 187-241 412 0 226 110 413 241 413 1743 0 3485 0 5228 0 131 0 240-188 240-413z">
              <text:p text:style-name="P12"><text:span text:style-name="T1">192.168.30.0/24</text:span></text:p>
            </draw:path>
            <draw:path draw:style-name="gr694" draw:text-style-name="P14" draw:layer="layout" svg:width="5.708cm" svg:height="0.824cm" svg:x="13.791cm" svg:y="8.175cm" svg:viewBox="0 0 5709 825" svg:d="M5709 412c0-225-109-412-240-412s-240 187-240 412c0 226 109 413 240 413s240-188 240-413zM5709 0zM0 825z">
              <text:p/>
            </draw:path>
          </draw:g>
          <draw:g xml:id="id21" draw:id="id2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95" draw:text-style-name="P3" draw:layer="layout" svg:width="1.377cm" svg:height="0.76cm" svg:x="18.3cm" svg:y="5.49cm" svg:viewBox="0 0 1378 761" svg:d="M0 761c390 0 1002-240 1266-399 263-158 0-362-133-362z">
              <text:p/>
            </draw:path>
            <draw:g>
              <draw:polygon draw:style-name="gr696" draw:text-style-name="P23" draw:layer="layout" svg:width="0.799cm" svg:height="1.884cm" svg:x="17.5cm" svg:y="4.366cm" svg:viewBox="0 0 800 1885" draw:points="0,1450 0,0 800,435 800,1885">
                <text:p/>
              </draw:polygon>
              <draw:polygon draw:style-name="gr697" draw:text-style-name="P24" draw:layer="layout" svg:width="1.132cm" svg:height="2.065cm" svg:x="18.3cm" svg:y="4.185cm" svg:viewBox="0 0 1133 2066" draw:points="0,2066 0,616 1133,0 1133,1450">
                <text:p/>
              </draw:polygon>
              <draw:polygon draw:style-name="gr698" draw:text-style-name="P25" draw:layer="layout" svg:width="1.931cm" svg:height="1.05cm" svg:x="17.5cm" svg:y="3.75cm" svg:viewBox="0 0 1932 1051" draw:points="800,1051 0,616 1133,0 1932,435">
                <text:p/>
              </draw:polygon>
              <draw:polygon draw:style-name="gr699" draw:text-style-name="P7" draw:layer="layout" svg:width="1.931cm" svg:height="2.5cm" svg:x="17.5cm" svg:y="3.75cm" svg:viewBox="0 0 1932 2501" draw:points="0,2066 0,616 1133,0 1932,435 1932,1885 800,2501">
                <text:p/>
              </draw:polygon>
              <draw:line draw:style-name="gr700" draw:text-style-name="P8" draw:layer="layout" svg:x1="18.166cm" svg:y1="5.889cm" svg:x2="17.633cm" svg:y2="5.599cm">
                <text:p/>
              </draw:line>
              <draw:line draw:style-name="gr701" draw:text-style-name="P8" draw:layer="layout" svg:x1="18.166cm" svg:y1="6.034cm" svg:x2="17.633cm" svg:y2="5.744cm">
                <text:p/>
              </draw:line>
              <draw:line draw:style-name="gr702" draw:text-style-name="P8" draw:layer="layout" svg:x1="18.166cm" svg:y1="5.961cm" svg:x2="17.633cm" svg:y2="5.671cm">
                <text:p/>
              </draw:line>
              <draw:polyline draw:style-name="gr703" draw:text-style-name="P8" draw:layer="layout" svg:width="0.665cm" svg:height="0.434cm" svg:x="17.566cm" svg:y="4.584cm" svg:viewBox="0 0 666 435" draw:points="666,435 0,72 0,0">
                <text:p/>
              </draw:polyline>
              <draw:polyline draw:style-name="gr704" draw:text-style-name="P8" draw:layer="layout" svg:width="0.654cm" svg:height="0.436cm" svg:x="17.578cm" svg:y="4.582cm" svg:viewBox="0 0 655 437" draw:points="655,437 655,364 0,0">
                <text:p/>
              </draw:polyline>
              <draw:polygon draw:style-name="gr705" draw:text-style-name="P26" draw:layer="layout" svg:width="0.077cm" svg:height="0.127cm" svg:x="17.813cm" svg:y="5.307cm" svg:viewBox="0 0 78 128" draw:points="0,85 0,0 78,42 78,128">
                <text:p/>
              </draw:polygon>
              <draw:line draw:style-name="gr706" draw:text-style-name="P8" draw:layer="layout" svg:x1="18.166cm" svg:y1="5.816cm" svg:x2="17.633cm" svg:y2="5.526cm">
                <text:p/>
              </draw:line>
            </draw:g>
          </draw:g>
          <draw:g xml:id="id19" draw:id="id19">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07" draw:text-style-name="P3" draw:layer="layout" svg:width="0.39cm" svg:height="0.243cm" svg:x="16.354cm" svg:y="5.86cm" svg:viewBox="0 0 391 244" svg:d="M0 244c98 0 391-81 391-142s-10-102-107-102c0 61-286 61-284 244z">
                <text:p/>
              </draw:path>
              <draw:g>
                <draw:polygon draw:style-name="gr708" draw:text-style-name="P4" draw:layer="layout" svg:width="0.177cm" svg:height="0.203cm" svg:x="16.211cm" svg:y="5.9cm" svg:viewBox="0 0 178 204" draw:points="0,122 36,0 178,81 142,204">
                  <text:p/>
                </draw:polygon>
                <draw:polygon draw:style-name="gr709" draw:text-style-name="P5" draw:layer="layout" svg:width="0.391cm" svg:height="0.223cm" svg:x="16.246cm" svg:y="5.758cm" svg:viewBox="0 0 392 224" draw:points="0,142 71,81 178,20 249,0 392,81 321,102 214,163 142,224">
                  <text:p/>
                </draw:polygon>
                <draw:path draw:style-name="gr710" draw:text-style-name="P6" draw:layer="layout" svg:width="0.32cm" svg:height="0.263cm" svg:x="16.353cm" svg:y="5.839cm" svg:viewBox="0 0 321 264" svg:d="M321 81c0-122-72-81-143-40-71 40-142 40-178 223 0 0 142-81 321-183z">
                  <text:p/>
                </draw:path>
                <draw:path draw:style-name="gr711" draw:text-style-name="P7" draw:layer="layout" svg:width="0.462cm" svg:height="0.345cm" svg:x="16.211cm" svg:y="5.758cm" svg:viewBox="0 0 463 346" svg:d="M285 0c-71 20-71 20-143 61-35 20-106 41-142 203 71 41 71 41 142 82 41-19 250-142 321-183 0-102-71-102-178-163z">
                  <text:p/>
                </draw:path>
              </draw:g>
            </draw:g>
            <draw:g>
              <draw:path draw:style-name="gr712" draw:text-style-name="P3" draw:layer="layout" svg:width="0.64cm" svg:height="0.487cm" svg:x="16.032cm" svg:y="4.883cm" svg:viewBox="0 0 641 488" svg:d="M2 488c98 0 639-20 639-203s-186-285-284-285c0 61-391 41-355 488z">
                <text:p/>
              </draw:path>
              <draw:g>
                <draw:polygon draw:style-name="gr713" draw:text-style-name="P4" draw:layer="layout" svg:width="0.355cm" svg:height="0.284cm" svg:x="15.676cm" svg:y="5.086cm" svg:viewBox="0 0 356 285" draw:points="0,81 0,0 356,204 356,285">
                  <text:p/>
                </draw:polygon>
                <draw:polygon draw:style-name="gr714" draw:text-style-name="P4" draw:layer="layout" svg:width="0.355cm" svg:height="0.345cm" svg:x="15.961cm" svg:y="4.782cm" svg:viewBox="0 0 356 346" draw:points="0,142 0,0 356,204 356,346">
                  <text:p/>
                </draw:polygon>
                <draw:polygon draw:style-name="gr715" draw:text-style-name="P5" draw:layer="layout" svg:width="0.64cm" svg:height="0.365cm" svg:x="15.676cm" svg:y="4.924cm" svg:viewBox="0 0 641 366" draw:points="0,163 285,0 641,204 356,366">
                  <text:p/>
                </draw:polygon>
                <draw:line draw:style-name="gr716" draw:text-style-name="P8" draw:layer="layout" svg:x1="15.961cm" svg:y1="4.924cm" svg:x2="16.317cm" svg:y2="5.128cm">
                  <text:p/>
                </draw:line>
                <draw:polygon draw:style-name="gr717" draw:text-style-name="P6" draw:layer="layout" svg:width="0.355cm" svg:height="0.345cm" svg:x="16.032cm" svg:y="5.026cm" svg:viewBox="0 0 356 346" draw:points="0,346 0,264 285,102 285,0 356,41 356,142">
                  <text:p/>
                </draw:polygon>
                <draw:polygon draw:style-name="gr718" draw:text-style-name="P4" draw:layer="layout" svg:width="1.139cm" svg:height="1.545cm" svg:x="15.284cm" svg:y="3.541cm" svg:viewBox="0 0 1140 1546" draw:points="0,895 0,0 1140,651 1140,1546">
                  <text:p/>
                </draw:polygon>
                <draw:polygon draw:style-name="gr719" draw:text-style-name="P9" draw:layer="layout" svg:width="1.068cm" svg:height="1.423cm" svg:x="15.32cm" svg:y="3.602cm" svg:viewBox="0 0 1069 1424" draw:points="0,814 0,0 1069,610 1069,1424">
                  <text:p/>
                </draw:polygon>
                <draw:polygon draw:style-name="gr720" draw:text-style-name="P5" draw:layer="layout" svg:width="1.21cm" svg:height="0.69cm" svg:x="15.284cm" svg:y="3.5cm" svg:viewBox="0 0 1211 691" draw:points="1140,691 0,41 71,0 1211,651">
                  <text:p/>
                </draw:polygon>
                <draw:polygon draw:style-name="gr721" draw:text-style-name="P6" draw:layer="layout" svg:width="0.07cm" svg:height="0.935cm" svg:x="16.425cm" svg:y="4.151cm" svg:viewBox="0 0 71 936" draw:points="0,936 0,41 71,0 71,895">
                  <text:p/>
                </draw:polygon>
                <draw:polygon draw:style-name="gr722" draw:text-style-name="P7" draw:layer="layout" svg:width="1.21cm" svg:height="1.87cm" svg:x="15.284cm" svg:y="3.5cm" svg:viewBox="0 0 1211 1871" draw:points="71,0 1211,651 1211,1546 1140,1586 1104,1566 1104,1668 748,1871 392,1668 392,1586 677,1424 677,1322 0,936 0,41">
                  <text:p/>
                </draw:polygon>
              </draw:g>
            </draw:g>
            <draw:g>
              <draw:path draw:style-name="gr723" draw:text-style-name="P3" draw:layer="layout" svg:width="0.463cm" svg:height="0.243cm" svg:x="15.889cm" svg:y="5.636cm" svg:viewBox="0 0 464 244" svg:d="M2 244c98 0 462-102 462-163s-9-81-107-81c0 61-392 41-355 244z">
                <text:p/>
              </draw:path>
              <draw:g>
                <draw:polygon draw:style-name="gr724" draw:text-style-name="P5" draw:layer="layout" svg:width="1.531cm" svg:height="0.874cm" svg:x="14.75cm" svg:y="4.944cm" svg:viewBox="0 0 1532 875" draw:points="1140,875 0,224 392,0 1532,651">
                  <text:p/>
                </draw:polygon>
                <draw:polygon draw:style-name="gr725" draw:text-style-name="P10" draw:layer="layout" svg:width="1.032cm" svg:height="0.589cm" svg:x="14.857cm" svg:y="5.005cm" svg:viewBox="0 0 1033 590" draw:points="0,163 285,0 1033,427 748,590">
                  <text:p/>
                </draw:polygon>
                <draw:polygon draw:style-name="gr726" draw:text-style-name="P10" draw:layer="layout" svg:width="0.498cm" svg:height="0.284cm" svg:x="15.676cm" svg:y="5.473cm" svg:viewBox="0 0 499 285" draw:points="0,163 285,0 499,122 214,285">
                  <text:p/>
                </draw:polygon>
                <draw:polygon draw:style-name="gr727" draw:text-style-name="P6" draw:layer="layout" svg:width="0.391cm" svg:height="0.304cm" svg:x="15.89cm" svg:y="5.595cm" svg:viewBox="0 0 392 305" draw:points="0,305 0,224 392,0 392,81">
                  <text:p/>
                </draw:polygon>
                <draw:line draw:style-name="gr728" draw:text-style-name="P8" draw:layer="layout" svg:x1="14.928cm" svg:y1="5.127cm" svg:x2="15.676cm" svg:y2="5.554cm">
                  <text:p/>
                </draw:line>
                <draw:line draw:style-name="gr729" draw:text-style-name="P8" draw:layer="layout" svg:x1="14.999cm" svg:y1="5.086cm" svg:x2="15.747cm" svg:y2="5.513cm">
                  <text:p/>
                </draw:line>
                <draw:line draw:style-name="gr730" draw:text-style-name="P8" draw:layer="layout" svg:x1="15.071cm" svg:y1="5.046cm" svg:x2="15.819cm" svg:y2="5.473cm">
                  <text:p/>
                </draw:line>
                <draw:line draw:style-name="gr731" draw:text-style-name="P8" draw:layer="layout" svg:x1="15.748cm" svg:y1="5.433cm" svg:x2="15.819cm" svg:y2="5.392cm">
                  <text:p/>
                </draw:line>
                <draw:line draw:style-name="gr732" draw:text-style-name="P8" draw:layer="layout" svg:x1="15.676cm" svg:y1="5.392cm" svg:x2="15.747cm" svg:y2="5.351cm">
                  <text:p/>
                </draw:line>
                <draw:line draw:style-name="gr733" draw:text-style-name="P8" draw:layer="layout" svg:x1="15.605cm" svg:y1="5.352cm" svg:x2="15.676cm" svg:y2="5.311cm">
                  <text:p/>
                </draw:line>
                <draw:line draw:style-name="gr734" draw:text-style-name="P8" draw:layer="layout" svg:x1="15.641cm" svg:y1="5.453cm" svg:x2="15.712cm" svg:y2="5.412cm">
                  <text:p/>
                </draw:line>
                <draw:line draw:style-name="gr735" draw:text-style-name="P8" draw:layer="layout" svg:x1="15.57cm" svg:y1="5.412cm" svg:x2="15.641cm" svg:y2="5.371cm">
                  <text:p/>
                </draw:line>
                <draw:line draw:style-name="gr736" draw:text-style-name="P8" draw:layer="layout" svg:x1="15.498cm" svg:y1="5.372cm" svg:x2="15.569cm" svg:y2="5.331cm">
                  <text:p/>
                </draw:line>
                <draw:line draw:style-name="gr737" draw:text-style-name="P8" draw:layer="layout" svg:x1="15.534cm" svg:y1="5.311cm" svg:x2="15.605cm" svg:y2="5.27cm">
                  <text:p/>
                </draw:line>
                <draw:line draw:style-name="gr738" draw:text-style-name="P8" draw:layer="layout" svg:x1="15.427cm" svg:y1="5.331cm" svg:x2="15.498cm" svg:y2="5.29cm">
                  <text:p/>
                </draw:line>
                <draw:line draw:style-name="gr739" draw:text-style-name="P8" draw:layer="layout" svg:x1="15.463cm" svg:y1="5.27cm" svg:x2="15.534cm" svg:y2="5.229cm">
                  <text:p/>
                </draw:line>
                <draw:line draw:style-name="gr740" draw:text-style-name="P8" draw:layer="layout" svg:x1="15.391cm" svg:y1="5.229cm" svg:x2="15.462cm" svg:y2="5.188cm">
                  <text:p/>
                </draw:line>
                <draw:line draw:style-name="gr741" draw:text-style-name="P8" draw:layer="layout" svg:x1="15.32cm" svg:y1="5.189cm" svg:x2="15.391cm" svg:y2="5.148cm">
                  <text:p/>
                </draw:line>
                <draw:line draw:style-name="gr742" draw:text-style-name="P8" draw:layer="layout" svg:x1="15.356cm" svg:y1="5.29cm" svg:x2="15.427cm" svg:y2="5.249cm">
                  <text:p/>
                </draw:line>
                <draw:line draw:style-name="gr743" draw:text-style-name="P8" draw:layer="layout" svg:x1="15.284cm" svg:y1="5.25cm" svg:x2="15.355cm" svg:y2="5.209cm">
                  <text:p/>
                </draw:line>
                <draw:line draw:style-name="gr744" draw:text-style-name="P8" draw:layer="layout" svg:x1="15.213cm" svg:y1="5.209cm" svg:x2="15.284cm" svg:y2="5.168cm">
                  <text:p/>
                </draw:line>
                <draw:line draw:style-name="gr745" draw:text-style-name="P8" draw:layer="layout" svg:x1="15.249cm" svg:y1="5.148cm" svg:x2="15.32cm" svg:y2="5.107cm">
                  <text:p/>
                </draw:line>
                <draw:line draw:style-name="gr746" draw:text-style-name="P8" draw:layer="layout" svg:x1="15.142cm" svg:y1="5.168cm" svg:x2="15.213cm" svg:y2="5.127cm">
                  <text:p/>
                </draw:line>
                <draw:line draw:style-name="gr747" draw:text-style-name="P8" draw:layer="layout" svg:x1="15.177cm" svg:y1="5.107cm" svg:x2="15.248cm" svg:y2="5.066cm">
                  <text:p/>
                </draw:line>
                <draw:line draw:style-name="gr748" draw:text-style-name="P8" draw:layer="layout" svg:x1="15.106cm" svg:y1="5.067cm" svg:x2="15.177cm" svg:y2="5.026cm">
                  <text:p/>
                </draw:line>
                <draw:line draw:style-name="gr749" draw:text-style-name="P8" draw:layer="layout" svg:x1="15.071cm" svg:y1="5.127cm" svg:x2="15.142cm" svg:y2="5.086cm">
                  <text:p/>
                </draw:line>
                <draw:line draw:style-name="gr750" draw:text-style-name="P8" draw:layer="layout" svg:x1="15.534cm" svg:y1="5.473cm" svg:x2="15.605cm" svg:y2="5.432cm">
                  <text:p/>
                </draw:line>
                <draw:line draw:style-name="gr751" draw:text-style-name="P8" draw:layer="layout" svg:x1="15.463cm" svg:y1="5.433cm" svg:x2="15.534cm" svg:y2="5.392cm">
                  <text:p/>
                </draw:line>
                <draw:line draw:style-name="gr752" draw:text-style-name="P8" draw:layer="layout" svg:x1="15.391cm" svg:y1="5.392cm" svg:x2="15.462cm" svg:y2="5.351cm">
                  <text:p/>
                </draw:line>
                <draw:line draw:style-name="gr753" draw:text-style-name="P8" draw:layer="layout" svg:x1="15.356cm" svg:y1="5.453cm" svg:x2="15.427cm" svg:y2="5.412cm">
                  <text:p/>
                </draw:line>
                <draw:line draw:style-name="gr754" draw:text-style-name="P8" draw:layer="layout" svg:x1="15.284cm" svg:y1="5.412cm" svg:x2="15.355cm" svg:y2="5.371cm">
                  <text:p/>
                </draw:line>
                <draw:line draw:style-name="gr755" draw:text-style-name="P8" draw:layer="layout" svg:x1="15.32cm" svg:y1="5.352cm" svg:x2="15.391cm" svg:y2="5.311cm">
                  <text:p/>
                </draw:line>
                <draw:line draw:style-name="gr756" draw:text-style-name="P8" draw:layer="layout" svg:x1="15.249cm" svg:y1="5.311cm" svg:x2="15.32cm" svg:y2="5.27cm">
                  <text:p/>
                </draw:line>
                <draw:line draw:style-name="gr757" draw:text-style-name="P8" draw:layer="layout" svg:x1="15.177cm" svg:y1="5.27cm" svg:x2="15.248cm" svg:y2="5.229cm">
                  <text:p/>
                </draw:line>
                <draw:line draw:style-name="gr758" draw:text-style-name="P8" draw:layer="layout" svg:x1="15.106cm" svg:y1="5.229cm" svg:x2="15.177cm" svg:y2="5.188cm">
                  <text:p/>
                </draw:line>
                <draw:line draw:style-name="gr759" draw:text-style-name="P8" draw:layer="layout" svg:x1="14.999cm" svg:y1="5.25cm" svg:x2="15.07cm" svg:y2="5.209cm">
                  <text:p/>
                </draw:line>
                <draw:line draw:style-name="gr760" draw:text-style-name="P8" draw:layer="layout" svg:x1="15.035cm" svg:y1="5.189cm" svg:x2="15.106cm" svg:y2="5.148cm">
                  <text:p/>
                </draw:line>
                <draw:line draw:style-name="gr761" draw:text-style-name="P8" draw:layer="layout" svg:x1="14.928cm" svg:y1="5.209cm" svg:x2="14.999cm" svg:y2="5.168cm">
                  <text:p/>
                </draw:line>
                <draw:line draw:style-name="gr762" draw:text-style-name="P8" draw:layer="layout" svg:x1="15.498cm" svg:y1="5.535cm" svg:x2="15.569cm" svg:y2="5.494cm">
                  <text:p/>
                </draw:line>
                <draw:line draw:style-name="gr763" draw:text-style-name="P8" draw:layer="layout" svg:x1="15.427cm" svg:y1="5.494cm" svg:x2="15.498cm" svg:y2="5.453cm">
                  <text:p/>
                </draw:line>
                <draw:line draw:style-name="gr764" draw:text-style-name="P8" draw:layer="layout" svg:x1="15.748cm" svg:y1="5.677cm" svg:x2="16.033cm" svg:y2="5.514cm">
                  <text:p/>
                </draw:line>
                <draw:line draw:style-name="gr765" draw:text-style-name="P8" draw:layer="layout" svg:x1="15.819cm" svg:y1="5.717cm" svg:x2="16.104cm" svg:y2="5.554cm">
                  <text:p/>
                </draw:line>
                <draw:line draw:style-name="gr766" draw:text-style-name="P8" draw:layer="layout" svg:x1="15.89cm" svg:y1="5.514cm" svg:x2="16.104cm" svg:y2="5.636cm">
                  <text:p/>
                </draw:line>
                <draw:line draw:style-name="gr767" draw:text-style-name="P8" draw:layer="layout" svg:x1="15.819cm" svg:y1="5.554cm" svg:x2="16.033cm" svg:y2="5.676cm">
                  <text:p/>
                </draw:line>
                <draw:line draw:style-name="gr768" draw:text-style-name="P8" draw:layer="layout" svg:x1="15.748cm" svg:y1="5.595cm" svg:x2="15.89cm" svg:y2="5.676cm">
                  <text:p/>
                </draw:line>
                <draw:polygon draw:style-name="gr769" draw:text-style-name="P4" draw:layer="layout" svg:width="1.139cm" svg:height="0.731cm" svg:x="14.75cm" svg:y="5.168cm" svg:viewBox="0 0 1140 732" draw:points="0,81 0,0 1140,651 1140,732">
                  <text:p/>
                </draw:polygon>
                <draw:polygon draw:style-name="gr770" draw:text-style-name="P7" draw:layer="layout" svg:width="1.531cm" svg:height="0.955cm" svg:x="14.75cm" svg:y="4.944cm" svg:viewBox="0 0 1532 956" draw:points="392,0 1532,651 1532,732 1140,956 0,305 0,224">
                  <text:p/>
                </draw:polygon>
              </draw:g>
            </draw:g>
          </draw:g>
          <draw:connector draw:style-name="gr536" draw:text-style-name="P22" draw:layer="layout" draw:type="line" svg:x1="15.284cm" svg:y1="5.554cm" svg:x2="15.648cm" svg:y2="8.175cm" draw:start-shape="id19" draw:start-glue-point="4" draw:end-shape="id20" draw:end-glue-point="15" svg:d="M15284 5554l364 2621" svg:viewBox="0 0 365 2622">
            <text:p/>
          </draw:connector>
          <draw:connector draw:style-name="gr536" draw:text-style-name="P22" draw:layer="layout" draw:type="line" svg:x1="18.911cm" svg:y1="5.878cm" svg:x2="17.501cm" svg:y2="8.175cm" draw:start-shape="id21" draw:start-glue-point="9" draw:end-shape="id20" draw:end-glue-point="27" svg:d="M18911 5878l-1410 2297" svg:viewBox="0 0 1411 2298">
            <text:p/>
          </draw:connector>
          <draw:connector draw:style-name="gr536" draw:text-style-name="P22" draw:layer="layout" draw:type="line" svg:x1="15.362cm" svg:y1="8.999cm" svg:x2="7.75cm" svg:y2="14.385cm" draw:start-shape="id20" draw:start-glue-point="66" draw:end-shape="id10" svg:d="M15362 8999l-7612 5386" svg:viewBox="0 0 7613 5387">
            <text:p/>
          </draw:connector>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 Narrow1" svg:font-family="'Arial Narrow'"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ormes"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VRT_20_Light_20_Axial_20_H" draw:display-name="VRT Light Axial H" draw:style="axial" draw:start-color="#7fb9dd" draw:end-color="#0073bc" draw:start-intensity="100%" draw:end-intensity="100%" draw:angle="180deg" draw:border="0%"/>
    <draw:gradient draw:name="VRT_20_Light_20_Axial_20_V" draw:display-name="VRT Light Axial V" draw:style="axial" draw:start-color="#7fb9dd" draw:end-color="#0073bc" draw:start-intensity="100%" draw:end-intensity="100%" draw:angle="0deg" draw:border="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2-11T14:35:03.492000000</meta:creation-date>
    <dc:date>2025-03-25T15:41:14.644000000</dc:date>
    <meta:editing-duration>PT2H48M43S</meta:editing-duration>
    <meta:editing-cycles>10</meta:editing-cycles>
    <meta:generator>LibreOffice/7.4.0.3$Windows_X86_64 LibreOffice_project/f85e47c08ddd19c015c0114a68350214f7066f5a</meta:generator>
    <meta:document-statistic meta:object-count="883"/>
  </office:meta>
</office:document-meta>
</file>